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7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40.89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24.91mm"/>
    </style:style>
    <style:style style:name="co8" style:family="table-column">
      <style:table-column-properties fo:break-before="auto" style:column-width="16.51mm"/>
    </style:style>
    <style:style style:name="co9" style:family="table-column">
      <style:table-column-properties fo:break-before="auto" style:column-width="10.92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1.84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1._20_Giełda">
      <style:table-properties table:display="true" style:writing-mode="lr-tb"/>
    </style:style>
    <style:style style:name="ta2" style:family="table" style:master-page-name="PageStyle_5f_2._20_Wybory">
      <style:table-properties table:display="true" style:writing-mode="lr-tb"/>
    </style:style>
    <style:style style:name="ta3" style:family="table" style:master-page-name="PageStyle_5f_3._20_Matematyczne_20_I">
      <style:table-properties table:display="true" style:writing-mode="lr-tb"/>
    </style:style>
    <style:style style:name="ta4" style:family="table" style:master-page-name="PageStyle_5f_4._20_Matematyczne_20_II">
      <style:table-properties table:display="true" style:writing-mode="lr-tb"/>
    </style:style>
    <style:style style:name="ta5" style:family="table" style:master-page-name="PageStyle_5f_5._20_Pomiary">
      <style:table-properties table:display="true" style:writing-mode="lr-tb"/>
    </style:style>
    <style:style style:name="ta6" style:family="table" style:master-page-name="PageStyle_5f_6._20_Nazwiska">
      <style:table-properties table:display="true" style:writing-mode="lr-tb"/>
    </style:style>
    <style:style style:name="ta7" style:family="table" style:master-page-name="PageStyle_5f_7._20_Klasyfikacja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1008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11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1000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13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1">
        <office:forms form:automatic-focus="false" form:apply-design-mode="false"/>
        <table:shapes>
          <draw:frame draw:z-index="0" draw:style-name="gr1" draw:text-style-name="P1" svg:width="176.44mm" svg:height="97.63mm" svg:x="46.34mm" svg:y="16.14mm">
            <loext:p/>
            <draw:object draw:notify-on-update-of-ranges="'1. Giełda'.A2:'1. Giełda'.A22 '1. Giełda'.B2:'1. Giełda'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1"/>
        <table:table-column table:style-name="co2" table:default-cell-style-name="ce11"/>
        <table:table-column table:style-name="co3" table:number-columns-repeated="1022" table:default-cell-style-name="ce11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30" calcext:value-type="date">
            <text:p>2012-11-30</text:p>
          </table:table-cell>
          <table:table-cell table:style-name="ce4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 calcext:value-type="date">
            <text:p>2012-11-29</text:p>
          </table:table-cell>
          <table:table-cell table:style-name="ce4" office:value-type="float" office:value="47911.46" calcext:value-type="float">
            <text:p>47 911,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8" calcext:value-type="date">
            <text:p>2012-11-28</text:p>
          </table:table-cell>
          <table:table-cell table:style-name="ce4" office:value-type="float" office:value="47422.73" calcext:value-type="float">
            <text:p>47 422,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7" calcext:value-type="date">
            <text:p>2012-11-27</text:p>
          </table:table-cell>
          <table:table-cell table:style-name="ce4" office:value-type="float" office:value="47596.12" calcext:value-type="float">
            <text:p>47 596,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6" calcext:value-type="date">
            <text:p>2012-11-26</text:p>
          </table:table-cell>
          <table:table-cell table:style-name="ce4" office:value-type="float" office:value="47718.8" calcext:value-type="float">
            <text:p>47 718,8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3" calcext:value-type="date">
            <text:p>2012-11-23</text:p>
          </table:table-cell>
          <table:table-cell table:style-name="ce4" office:value-type="float" office:value="47693.24" calcext:value-type="float">
            <text:p>47 693,2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2" calcext:value-type="date">
            <text:p>2012-11-22</text:p>
          </table:table-cell>
          <table:table-cell table:style-name="ce4" office:value-type="float" office:value="47732.9" calcext:value-type="float">
            <text:p>47 732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1" calcext:value-type="date">
            <text:p>2012-11-21</text:p>
          </table:table-cell>
          <table:table-cell table:style-name="ce4" office:value-type="float" office:value="47363.9" calcext:value-type="float">
            <text:p>47 363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0" calcext:value-type="date">
            <text:p>2012-11-20</text:p>
          </table:table-cell>
          <table:table-cell table:style-name="ce4" office:value-type="float" office:value="47651.54" calcext:value-type="float">
            <text:p>47 651,5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9" calcext:value-type="date">
            <text:p>2012-11-19</text:p>
          </table:table-cell>
          <table:table-cell table:style-name="ce4" office:value-type="float" office:value="47516.86" calcext:value-type="float">
            <text:p>47 516,8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6" calcext:value-type="date">
            <text:p>2012-11-16</text:p>
          </table:table-cell>
          <table:table-cell table:style-name="ce4" office:value-type="float" office:value="47892.91" calcext:value-type="float">
            <text:p>47 892,9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5" calcext:value-type="date">
            <text:p>2012-11-15</text:p>
          </table:table-cell>
          <table:table-cell table:style-name="ce4" office:value-type="float" office:value="47637.57" calcext:value-type="float">
            <text:p>47 637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4" calcext:value-type="date">
            <text:p>2012-11-14</text:p>
          </table:table-cell>
          <table:table-cell table:style-name="ce4" office:value-type="float" office:value="47649.66" calcext:value-type="float">
            <text:p>47 649,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3" calcext:value-type="date">
            <text:p>2012-11-13</text:p>
          </table:table-cell>
          <table:table-cell table:style-name="ce4" office:value-type="float" office:value="47510.17" calcext:value-type="float">
            <text:p>47 510,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2" calcext:value-type="date">
            <text:p>2012-11-12</text:p>
          </table:table-cell>
          <table:table-cell table:style-name="ce4" office:value-type="float" office:value="47465.15" calcext:value-type="float">
            <text:p>47 465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9" calcext:value-type="date">
            <text:p>2012-11-09</text:p>
          </table:table-cell>
          <table:table-cell table:style-name="ce4" office:value-type="float" office:value="47554.07" calcext:value-type="float">
            <text:p>47 554,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8" calcext:value-type="date">
            <text:p>2012-11-08</text:p>
          </table:table-cell>
          <table:table-cell table:style-name="ce4" office:value-type="float" office:value="47516.57" calcext:value-type="float">
            <text:p>47 516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7" calcext:value-type="date">
            <text:p>2012-11-07</text:p>
          </table:table-cell>
          <table:table-cell table:style-name="ce4" office:value-type="float" office:value="47348.16" calcext:value-type="float">
            <text:p>47 348,1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6" calcext:value-type="date">
            <text:p>2012-11-06</text:p>
          </table:table-cell>
          <table:table-cell table:style-name="ce4" office:value-type="float" office:value="46868.43" calcext:value-type="float">
            <text:p>46 868,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5" calcext:value-type="date">
            <text:p>2012-11-05</text:p>
          </table:table-cell>
          <table:table-cell table:style-name="ce4" office:value-type="float" office:value="46481.15" calcext:value-type="float">
            <text:p>46 481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2" calcext:value-type="date">
            <text:p>2012-11-02</text:p>
          </table:table-cell>
          <table:table-cell table:style-name="ce4" office:value-type="float" office:value="46145.34" calcext:value-type="float">
            <text:p>46 145,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ybory" table:style-name="ta2">
        <table:shapes>
          <draw:frame draw:z-index="0" draw:style-name="gr1" draw:text-style-name="P1" svg:width="154.08mm" svg:height="92.34mm" svg:x="72.28mm" svg:y="4.77mm">
            <loext:p/>
            <draw:object draw:notify-on-update-of-ranges="'2. Wybory'.A2:'2. Wybory'.A5 '2. Wybory'.B2:'2. Wybory'.B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11"/>
        <table:table-column table:style-name="co5" table:default-cell-style-name="ce11"/>
        <table:table-column table:style-name="co3" table:number-columns-repeated="1022" table:default-cell-style-name="ce11"/>
        <table:table-row table:style-name="ro1">
          <table:table-cell table:style-name="ce1" office:value-type="string" calcext:value-type="string">
            <text:p>Kandydat</text:p>
          </table:table-cell>
          <table:table-cell table:style-name="ce1" office:value-type="string" calcext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Janek Wiśniewski (1C)</text:p>
          </table:table-cell>
          <table:table-cell table:style-name="ce13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Kasia Nowak (3B)</text:p>
          </table:table-cell>
          <table:table-cell table:style-name="ce13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Dorota Kowalska (2A)</text:p>
          </table:table-cell>
          <table:table-cell table:style-name="ce13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Marek Kowalski (2A)</text:p>
          </table:table-cell>
          <table:table-cell table:style-name="ce13" office:value-type="float" office:value="201" calcext:value-type="float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Matematyczne I" table:style-name="ta3">
        <table:shapes>
          <draw:frame draw:z-index="0" draw:style-name="gr1" draw:text-style-name="P1" svg:width="159.99mm" svg:height="89.95mm" svg:x="39.67mm" svg:y="3.71mm">
            <loext:p/>
            <draw:object draw:notify-on-update-of-ranges="'3. Matematyczne I'.A2:'3. Matematyczne I'.A102 '3. Matematyczne I'.B2:'3. Matematyczne I'.B10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ce11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13" office:value-type="float" office:value="-5" calcext:value-type="float">
            <text:p>-5</text:p>
          </table:table-cell>
          <table:table-cell table:style-name="ce13" table:formula="of:=1/(POWER([.A2];2)-1)" office:value-type="float" office:value="0.0416666666666667" calcext:value-type="float">
            <text:p>0,041666666666667</text:p>
          </table:table-cell>
          <table:table-cell table:number-columns-repeated="1022"/>
        </table:table-row>
        <table:table-row table:style-name="ro1">
          <table:table-cell table:style-name="ce13" office:value-type="float" office:value="-4.9" calcext:value-type="float">
            <text:p>-4,9</text:p>
          </table:table-cell>
          <table:table-cell table:style-name="ce13" table:formula="of:=1/(POWER([.A3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13" office:value-type="float" office:value="-4.8" calcext:value-type="float">
            <text:p>-4,8</text:p>
          </table:table-cell>
          <table:table-cell table:style-name="ce13" table:formula="of:=1/(POWER([.A4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13" office:value-type="float" office:value="-4.7" calcext:value-type="float">
            <text:p>-4,7</text:p>
          </table:table-cell>
          <table:table-cell table:style-name="ce13" table:formula="of:=1/(POWER([.A5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13" office:value-type="float" office:value="-4.6" calcext:value-type="float">
            <text:p>-4,6</text:p>
          </table:table-cell>
          <table:table-cell table:style-name="ce13" table:formula="of:=1/(POWER([.A6];2)-1)" office:value-type="float" office:value="0.0496031746031746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13" office:value-type="float" office:value="-4.5" calcext:value-type="float">
            <text:p>-4,5</text:p>
          </table:table-cell>
          <table:table-cell table:style-name="ce13" table:formula="of:=1/(POWER([.A7];2)-1)" office:value-type="float" office:value="0.05194805194805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13" office:value-type="float" office:value="-4.4" calcext:value-type="float">
            <text:p>-4,4</text:p>
          </table:table-cell>
          <table:table-cell table:style-name="ce13" table:formula="of:=1/(POWER([.A8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13" office:value-type="float" office:value="-4.3" calcext:value-type="float">
            <text:p>-4,3</text:p>
          </table:table-cell>
          <table:table-cell table:style-name="ce13" table:formula="of:=1/(POWER([.A9];2)-1)" office:value-type="float" office:value="0.0571755288736421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13" office:value-type="float" office:value="-4.2" calcext:value-type="float">
            <text:p>-4,2</text:p>
          </table:table-cell>
          <table:table-cell table:style-name="ce13" table:formula="of:=1/(POWER([.A10];2)-1)" office:value-type="float" office:value="0.0600961538461538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13" office:value-type="float" office:value="-4.1" calcext:value-type="float">
            <text:p>-4,1</text:p>
          </table:table-cell>
          <table:table-cell table:style-name="ce13" table:formula="of:=1/(POWER([.A11];2)-1)" office:value-type="float" office:value="0.0632511068943707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13" office:value-type="float" office:value="-4" calcext:value-type="float">
            <text:p>-4</text:p>
          </table:table-cell>
          <table:table-cell table:style-name="ce13" table:formula="of:=1/(POWER([.A12];2)-1)" office:value-type="float" office:value="0.06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13" office:value-type="float" office:value="-3.9" calcext:value-type="float">
            <text:p>-3,9</text:p>
          </table:table-cell>
          <table:table-cell table:style-name="ce13" table:formula="of:=1/(POWER([.A13];2)-1)" office:value-type="float" office:value="0.0703729767769177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13" office:value-type="float" office:value="-3.8" calcext:value-type="float">
            <text:p>-3,8</text:p>
          </table:table-cell>
          <table:table-cell table:style-name="ce13" table:formula="of:=1/(POWER([.A14];2)-1)" office:value-type="float" office:value="0.0744047619047619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13" office:value-type="float" office:value="-3.7" calcext:value-type="float">
            <text:p>-3,7</text:p>
          </table:table-cell>
          <table:table-cell table:style-name="ce13" table:formula="of:=1/(POWER([.A15];2)-1)" office:value-type="float" office:value="0.0788022064617809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13" office:value-type="float" office:value="-3.6" calcext:value-type="float">
            <text:p>-3,6</text:p>
          </table:table-cell>
          <table:table-cell table:style-name="ce13" table:formula="of:=1/(POWER([.A16];2)-1)" office:value-type="float" office:value="0.0836120401337793" calcext:value-type="float">
            <text:p>0,083612040133779</text:p>
          </table:table-cell>
          <table:table-cell table:number-columns-repeated="1022"/>
        </table:table-row>
        <table:table-row table:style-name="ro1">
          <table:table-cell table:style-name="ce13" office:value-type="float" office:value="-3.50000000000001" calcext:value-type="float">
            <text:p>-3,50000000000001</text:p>
          </table:table-cell>
          <table:table-cell table:style-name="ce13" table:formula="of:=1/(POWER([.A17];2)-1)" office:value-type="float" office:value="0.0888888888888883" calcext:value-type="float">
            <text:p>0,088888888888888</text:p>
          </table:table-cell>
          <table:table-cell table:number-columns-repeated="1022"/>
        </table:table-row>
        <table:table-row table:style-name="ro1">
          <table:table-cell table:style-name="ce13" office:value-type="float" office:value="-3.40000000000001" calcext:value-type="float">
            <text:p>-3,40000000000001</text:p>
          </table:table-cell>
          <table:table-cell table:style-name="ce13" table:formula="of:=1/(POWER([.A18];2)-1)" office:value-type="float" office:value="0.0946969696969691" calcext:value-type="float">
            <text:p>0,094696969696969</text:p>
          </table:table-cell>
          <table:table-cell table:number-columns-repeated="1022"/>
        </table:table-row>
        <table:table-row table:style-name="ro1">
          <table:table-cell table:style-name="ce13" office:value-type="float" office:value="-3.30000000000001" calcext:value-type="float">
            <text:p>-3,30000000000001</text:p>
          </table:table-cell>
          <table:table-cell table:style-name="ce13" table:formula="of:=1/(POWER([.A19];2)-1)" office:value-type="float" office:value="0.101112234580384" calcext:value-type="float">
            <text:p>0,101112234580384</text:p>
          </table:table-cell>
          <table:table-cell table:number-columns-repeated="1022"/>
        </table:table-row>
        <table:table-row table:style-name="ro1">
          <table:table-cell table:style-name="ce13" office:value-type="float" office:value="-3.20000000000001" calcext:value-type="float">
            <text:p>-3,20000000000001</text:p>
          </table:table-cell>
          <table:table-cell table:style-name="ce13" table:formula="of:=1/(POWER([.A20];2)-1)" office:value-type="float" office:value="0.108225108225107" calcext:value-type="float">
            <text:p>0,108225108225107</text:p>
          </table:table-cell>
          <table:table-cell table:number-columns-repeated="1022"/>
        </table:table-row>
        <table:table-row table:style-name="ro1">
          <table:table-cell table:style-name="ce13" office:value-type="float" office:value="-3.10000000000001" calcext:value-type="float">
            <text:p>-3,10000000000001</text:p>
          </table:table-cell>
          <table:table-cell table:style-name="ce13" table:formula="of:=1/(POWER([.A21];2)-1)" office:value-type="float" office:value="0.116144018583042" calcext:value-type="float">
            <text:p>0,116144018583042</text:p>
          </table:table-cell>
          <table:table-cell table:number-columns-repeated="1022"/>
        </table:table-row>
        <table:table-row table:style-name="ro1">
          <table:table-cell table:style-name="ce13" office:value-type="float" office:value="-3.00000000000001" calcext:value-type="float">
            <text:p>-3,00000000000001</text:p>
          </table:table-cell>
          <table:table-cell table:style-name="ce13" table:formula="of:=1/(POWER([.A22];2)-1)" office:value-type="float" office:value="0.124999999999999" calcext:value-type="float">
            <text:p>0,124999999999999</text:p>
          </table:table-cell>
          <table:table-cell table:number-columns-repeated="1022"/>
        </table:table-row>
        <table:table-row table:style-name="ro1">
          <table:table-cell table:style-name="ce13" office:value-type="float" office:value="-2.90000000000001" calcext:value-type="float">
            <text:p>-2,90000000000001</text:p>
          </table:table-cell>
          <table:table-cell table:style-name="ce13" table:formula="of:=1/(POWER([.A23];2)-1)" office:value-type="float" office:value="0.134952766531713" calcext:value-type="float">
            <text:p>0,134952766531713</text:p>
          </table:table-cell>
          <table:table-cell table:number-columns-repeated="1022"/>
        </table:table-row>
        <table:table-row table:style-name="ro1">
          <table:table-cell table:style-name="ce13" office:value-type="float" office:value="-2.80000000000001" calcext:value-type="float">
            <text:p>-2,80000000000001</text:p>
          </table:table-cell>
          <table:table-cell table:style-name="ce13" table:formula="of:=1/(POWER([.A24];2)-1)" office:value-type="float" office:value="0.146198830409356" calcext:value-type="float">
            <text:p>0,146198830409356</text:p>
          </table:table-cell>
          <table:table-cell table:number-columns-repeated="1022"/>
        </table:table-row>
        <table:table-row table:style-name="ro1">
          <table:table-cell table:style-name="ce13" office:value-type="float" office:value="-2.70000000000001" calcext:value-type="float">
            <text:p>-2,70000000000001</text:p>
          </table:table-cell>
          <table:table-cell table:style-name="ce13" table:formula="of:=1/(POWER([.A25];2)-1)" office:value-type="float" office:value="0.158982511923687" calcext:value-type="float">
            <text:p>0,158982511923687</text:p>
          </table:table-cell>
          <table:table-cell table:number-columns-repeated="1022"/>
        </table:table-row>
        <table:table-row table:style-name="ro1">
          <table:table-cell table:style-name="ce13" office:value-type="float" office:value="-2.60000000000001" calcext:value-type="float">
            <text:p>-2,60000000000001</text:p>
          </table:table-cell>
          <table:table-cell table:style-name="ce13" table:formula="of:=1/(POWER([.A26];2)-1)" office:value-type="float" office:value="0.17361111111111" calcext:value-type="float">
            <text:p>0,17361111111111</text:p>
          </table:table-cell>
          <table:table-cell table:number-columns-repeated="1022"/>
        </table:table-row>
        <table:table-row table:style-name="ro1">
          <table:table-cell table:style-name="ce13" office:value-type="float" office:value="-2.50000000000001" calcext:value-type="float">
            <text:p>-2,50000000000001</text:p>
          </table:table-cell>
          <table:table-cell table:style-name="ce13" table:formula="of:=1/(POWER([.A27];2)-1)" office:value-type="float" office:value="0.190476190476189" calcext:value-type="float">
            <text:p>0,190476190476189</text:p>
          </table:table-cell>
          <table:table-cell table:number-columns-repeated="1022"/>
        </table:table-row>
        <table:table-row table:style-name="ro1">
          <table:table-cell table:style-name="ce13" office:value-type="float" office:value="-2.40000000000001" calcext:value-type="float">
            <text:p>-2,40000000000001</text:p>
          </table:table-cell>
          <table:table-cell table:style-name="ce13" table:formula="of:=1/(POWER([.A28];2)-1)" office:value-type="float" office:value="0.210084033613443" calcext:value-type="float">
            <text:p>0,210084033613443</text:p>
          </table:table-cell>
          <table:table-cell table:number-columns-repeated="1022"/>
        </table:table-row>
        <table:table-row table:style-name="ro1">
          <table:table-cell table:style-name="ce13" office:value-type="float" office:value="-2.30000000000001" calcext:value-type="float">
            <text:p>-2,30000000000001</text:p>
          </table:table-cell>
          <table:table-cell table:style-name="ce13" table:formula="of:=1/(POWER([.A29];2)-1)" office:value-type="float" office:value="0.233100233100231" calcext:value-type="float">
            <text:p>0,233100233100231</text:p>
          </table:table-cell>
          <table:table-cell table:number-columns-repeated="1022"/>
        </table:table-row>
        <table:table-row table:style-name="ro1">
          <table:table-cell table:style-name="ce13" office:value-type="float" office:value="-2.20000000000001" calcext:value-type="float">
            <text:p>-2,20000000000001</text:p>
          </table:table-cell>
          <table:table-cell table:style-name="ce13" table:formula="of:=1/(POWER([.A30];2)-1)" office:value-type="float" office:value="0.260416666666664" calcext:value-type="float">
            <text:p>0,260416666666664</text:p>
          </table:table-cell>
          <table:table-cell table:number-columns-repeated="1022"/>
        </table:table-row>
        <table:table-row table:style-name="ro1">
          <table:table-cell table:style-name="ce13" office:value-type="float" office:value="-2.10000000000001" calcext:value-type="float">
            <text:p>-2,10000000000001</text:p>
          </table:table-cell>
          <table:table-cell table:style-name="ce13" table:formula="of:=1/(POWER([.A31];2)-1)" office:value-type="float" office:value="0.293255131964806" calcext:value-type="float">
            <text:p>0,293255131964806</text:p>
          </table:table-cell>
          <table:table-cell table:number-columns-repeated="1022"/>
        </table:table-row>
        <table:table-row table:style-name="ro1">
          <table:table-cell table:style-name="ce13" office:value-type="float" office:value="-2.00000000000001" calcext:value-type="float">
            <text:p>-2,00000000000001</text:p>
          </table:table-cell>
          <table:table-cell table:style-name="ce13" table:formula="of:=1/(POWER([.A32];2)-1)" office:value-type="float" office:value="0.333333333333329" calcext:value-type="float">
            <text:p>0,333333333333329</text:p>
          </table:table-cell>
          <table:table-cell table:number-columns-repeated="1022"/>
        </table:table-row>
        <table:table-row table:style-name="ro1">
          <table:table-cell table:style-name="ce13" office:value-type="float" office:value="-1.90000000000001" calcext:value-type="float">
            <text:p>-1,90000000000001</text:p>
          </table:table-cell>
          <table:table-cell table:style-name="ce13" table:formula="of:=1/(POWER([.A33];2)-1)" office:value-type="float" office:value="0.383141762452102" calcext:value-type="float">
            <text:p>0,383141762452102</text:p>
          </table:table-cell>
          <table:table-cell table:number-columns-repeated="1022"/>
        </table:table-row>
        <table:table-row table:style-name="ro1">
          <table:table-cell table:style-name="ce13" office:value-type="float" office:value="-1.80000000000001" calcext:value-type="float">
            <text:p>-1,80000000000001</text:p>
          </table:table-cell>
          <table:table-cell table:style-name="ce13" table:formula="of:=1/(POWER([.A34];2)-1)" office:value-type="float" office:value="0.446428571428564" calcext:value-type="float">
            <text:p>0,446428571428564</text:p>
          </table:table-cell>
          <table:table-cell table:number-columns-repeated="1022"/>
        </table:table-row>
        <table:table-row table:style-name="ro1">
          <table:table-cell table:style-name="ce13" office:value-type="float" office:value="-1.70000000000001" calcext:value-type="float">
            <text:p>-1,70000000000001</text:p>
          </table:table-cell>
          <table:table-cell table:style-name="ce13" table:formula="of:=1/(POWER([.A35];2)-1)" office:value-type="float" office:value="0.52910052910052" calcext:value-type="float">
            <text:p>0,52910052910052</text:p>
          </table:table-cell>
          <table:table-cell table:number-columns-repeated="1022"/>
        </table:table-row>
        <table:table-row table:style-name="ro1">
          <table:table-cell table:style-name="ce13" office:value-type="float" office:value="-1.60000000000001" calcext:value-type="float">
            <text:p>-1,60000000000001</text:p>
          </table:table-cell>
          <table:table-cell table:style-name="ce13" table:formula="of:=1/(POWER([.A36];2)-1)" office:value-type="float" office:value="0.641025641025628" calcext:value-type="float">
            <text:p>0,641025641025628</text:p>
          </table:table-cell>
          <table:table-cell table:number-columns-repeated="1022"/>
        </table:table-row>
        <table:table-row table:style-name="ro1">
          <table:table-cell table:style-name="ce13" office:value-type="float" office:value="-1.50000000000001" calcext:value-type="float">
            <text:p>-1,50000000000001</text:p>
          </table:table-cell>
          <table:table-cell table:style-name="ce13" table:formula="of:=1/(POWER([.A37];2)-1)" office:value-type="float" office:value="0.799999999999981" calcext:value-type="float">
            <text:p>0,799999999999981</text:p>
          </table:table-cell>
          <table:table-cell table:number-columns-repeated="1022"/>
        </table:table-row>
        <table:table-row table:style-name="ro1">
          <table:table-cell table:style-name="ce13" office:value-type="float" office:value="-1.40000000000001" calcext:value-type="float">
            <text:p>-1,40000000000001</text:p>
          </table:table-cell>
          <table:table-cell table:style-name="ce13" table:formula="of:=1/(POWER([.A38];2)-1)" office:value-type="float" office:value="1.04166666666664" calcext:value-type="float">
            <text:p>1,04166666666664</text:p>
          </table:table-cell>
          <table:table-cell table:number-columns-repeated="1022"/>
        </table:table-row>
        <table:table-row table:style-name="ro1">
          <table:table-cell table:style-name="ce13" office:value-type="float" office:value="-1.30000000000001" calcext:value-type="float">
            <text:p>-1,30000000000001</text:p>
          </table:table-cell>
          <table:table-cell table:style-name="ce13" table:formula="of:=1/(POWER([.A39];2)-1)" office:value-type="float" office:value="1.44927536231879" calcext:value-type="float">
            <text:p>1,44927536231879</text:p>
          </table:table-cell>
          <table:table-cell table:number-columns-repeated="1022"/>
        </table:table-row>
        <table:table-row table:style-name="ro1">
          <table:table-cell table:style-name="ce13" office:value-type="float" office:value="-1.20000000000001" calcext:value-type="float">
            <text:p>-1,20000000000001</text:p>
          </table:table-cell>
          <table:table-cell table:style-name="ce13" table:formula="of:=1/(POWER([.A40];2)-1)" office:value-type="float" office:value="2.27272727272715" calcext:value-type="float">
            <text:p>2,27272727272715</text:p>
          </table:table-cell>
          <table:table-cell table:number-columns-repeated="1022"/>
        </table:table-row>
        <table:table-row table:style-name="ro1">
          <table:table-cell table:style-name="ce13" office:value-type="float" office:value="-1.10000000000001" calcext:value-type="float">
            <text:p>-1,10000000000001</text:p>
          </table:table-cell>
          <table:table-cell table:style-name="ce13" table:formula="of:=1/(POWER([.A41];2)-1)" office:value-type="float" office:value="4.76190476190426" calcext:value-type="float">
            <text:p>4,76190476190426</text:p>
          </table:table-cell>
          <table:table-cell table:number-columns-repeated="1022"/>
        </table:table-row>
        <table:table-row table:style-name="ro1">
          <table:table-cell table:style-name="ce13" office:value-type="float" office:value="-1.00000000000001" calcext:value-type="float">
            <text:p>-1,00000000000001</text:p>
          </table:table-cell>
          <table:table-cell table:style-name="ce13"/>
          <table:table-cell table:number-columns-repeated="1022"/>
        </table:table-row>
        <table:table-row table:style-name="ro1">
          <table:table-cell table:style-name="ce13" office:value-type="float" office:value="-0.90000000000001" calcext:value-type="float">
            <text:p>-0,90000000000001</text:p>
          </table:table-cell>
          <table:table-cell table:style-name="ce13" table:formula="of:=1/(POWER([.A43];2)-1)" office:value-type="float" office:value="-5.26315789473734" calcext:value-type="float">
            <text:p>-5,26315789473734</text:p>
          </table:table-cell>
          <table:table-cell table:number-columns-repeated="1022"/>
        </table:table-row>
        <table:table-row table:style-name="ro1">
          <table:table-cell table:style-name="ce13" office:value-type="float" office:value="-0.80000000000001" calcext:value-type="float">
            <text:p>-0,80000000000001</text:p>
          </table:table-cell>
          <table:table-cell table:style-name="ce13" table:formula="of:=1/(POWER([.A44];2)-1)" office:value-type="float" office:value="-2.7777777777779" calcext:value-type="float">
            <text:p>-2,7777777777779</text:p>
          </table:table-cell>
          <table:table-cell table:number-columns-repeated="1022"/>
        </table:table-row>
        <table:table-row table:style-name="ro1">
          <table:table-cell table:style-name="ce13" office:value-type="float" office:value="-0.70000000000001" calcext:value-type="float">
            <text:p>-0,70000000000001</text:p>
          </table:table-cell>
          <table:table-cell table:style-name="ce13" table:formula="of:=1/(POWER([.A45];2)-1)" office:value-type="float" office:value="-1.96078431372554" calcext:value-type="float">
            <text:p>-1,96078431372554</text:p>
          </table:table-cell>
          <table:table-cell table:number-columns-repeated="1022"/>
        </table:table-row>
        <table:table-row table:style-name="ro1">
          <table:table-cell table:style-name="ce13" office:value-type="float" office:value="-0.60000000000001" calcext:value-type="float">
            <text:p>-0,60000000000001</text:p>
          </table:table-cell>
          <table:table-cell table:style-name="ce13" table:formula="of:=1/(POWER([.A46];2)-1)" office:value-type="float" office:value="-1.56250000000003" calcext:value-type="float">
            <text:p>-1,56250000000003</text:p>
          </table:table-cell>
          <table:table-cell table:number-columns-repeated="1022"/>
        </table:table-row>
        <table:table-row table:style-name="ro1">
          <table:table-cell table:style-name="ce13" office:value-type="float" office:value="-0.500000000000009" calcext:value-type="float">
            <text:p>-0,500000000000009</text:p>
          </table:table-cell>
          <table:table-cell table:style-name="ce13" table:formula="of:=1/(POWER([.A47];2)-1)" office:value-type="float" office:value="-1.33333333333335" calcext:value-type="float">
            <text:p>-1,33333333333335</text:p>
          </table:table-cell>
          <table:table-cell table:number-columns-repeated="1022"/>
        </table:table-row>
        <table:table-row table:style-name="ro1">
          <table:table-cell table:style-name="ce13" office:value-type="float" office:value="-0.400000000000009" calcext:value-type="float">
            <text:p>-0,400000000000009</text:p>
          </table:table-cell>
          <table:table-cell table:style-name="ce13" table:formula="of:=1/(POWER([.A48];2)-1)" office:value-type="float" office:value="-1.1904761904762" calcext:value-type="float">
            <text:p>-1,1904761904762</text:p>
          </table:table-cell>
          <table:table-cell table:number-columns-repeated="1022"/>
        </table:table-row>
        <table:table-row table:style-name="ro1">
          <table:table-cell table:style-name="ce13" office:value-type="float" office:value="-0.300000000000009" calcext:value-type="float">
            <text:p>-0,300000000000009</text:p>
          </table:table-cell>
          <table:table-cell table:style-name="ce13" table:formula="of:=1/(POWER([.A49];2)-1)" office:value-type="float" office:value="-1.09890109890111" calcext:value-type="float">
            <text:p>-1,09890109890111</text:p>
          </table:table-cell>
          <table:table-cell table:number-columns-repeated="1022"/>
        </table:table-row>
        <table:table-row table:style-name="ro1">
          <table:table-cell table:style-name="ce13" office:value-type="float" office:value="-0.200000000000009" calcext:value-type="float">
            <text:p>-0,200000000000009</text:p>
          </table:table-cell>
          <table:table-cell table:style-name="ce13" table:formula="of:=1/(POWER([.A50];2)-1)" office:value-type="float" office:value="-1.04166666666667" calcext:value-type="float">
            <text:p>-1,04166666666667</text:p>
          </table:table-cell>
          <table:table-cell table:number-columns-repeated="1022"/>
        </table:table-row>
        <table:table-row table:style-name="ro1">
          <table:table-cell table:style-name="ce13" office:value-type="float" office:value="-0.10000000000001" calcext:value-type="float">
            <text:p>-0,10000000000001</text:p>
          </table:table-cell>
          <table:table-cell table:style-name="ce13" table:formula="of:=1/(POWER([.A51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table:formula="of:=1/(POWER([.A52];2)-1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13" office:value-type="float" office:value="0.0999999999999899" calcext:value-type="float">
            <text:p>0,09999999999999</text:p>
          </table:table-cell>
          <table:table-cell table:style-name="ce13" table:formula="of:=1/(POWER([.A53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13" office:value-type="float" office:value="0.19999999999999" calcext:value-type="float">
            <text:p>0,19999999999999</text:p>
          </table:table-cell>
          <table:table-cell table:style-name="ce13" table:formula="of:=1/(POWER([.A54];2)-1)" office:value-type="float" office:value="-1.04166666666666" calcext:value-type="float">
            <text:p>-1,04166666666666</text:p>
          </table:table-cell>
          <table:table-cell table:number-columns-repeated="1022"/>
        </table:table-row>
        <table:table-row table:style-name="ro1">
          <table:table-cell table:style-name="ce13" office:value-type="float" office:value="0.29999999999999" calcext:value-type="float">
            <text:p>0,29999999999999</text:p>
          </table:table-cell>
          <table:table-cell table:style-name="ce13" table:formula="of:=1/(POWER([.A55];2)-1)" office:value-type="float" office:value="-1.09890109890109" calcext:value-type="float">
            <text:p>-1,09890109890109</text:p>
          </table:table-cell>
          <table:table-cell table:number-columns-repeated="1022"/>
        </table:table-row>
        <table:table-row table:style-name="ro1">
          <table:table-cell table:style-name="ce13" office:value-type="float" office:value="0.39999999999999" calcext:value-type="float">
            <text:p>0,39999999999999</text:p>
          </table:table-cell>
          <table:table-cell table:style-name="ce13" table:formula="of:=1/(POWER([.A56];2)-1)" office:value-type="float" office:value="-1.19047619047618" calcext:value-type="float">
            <text:p>-1,19047619047618</text:p>
          </table:table-cell>
          <table:table-cell table:number-columns-repeated="1022"/>
        </table:table-row>
        <table:table-row table:style-name="ro1">
          <table:table-cell table:style-name="ce13" office:value-type="float" office:value="0.49999999999999" calcext:value-type="float">
            <text:p>0,49999999999999</text:p>
          </table:table-cell>
          <table:table-cell table:style-name="ce13" table:formula="of:=1/(POWER([.A57];2)-1)" office:value-type="float" office:value="-1.33333333333332" calcext:value-type="float">
            <text:p>-1,33333333333332</text:p>
          </table:table-cell>
          <table:table-cell table:number-columns-repeated="1022"/>
        </table:table-row>
        <table:table-row table:style-name="ro1">
          <table:table-cell table:style-name="ce13" office:value-type="float" office:value="0.59999999999999" calcext:value-type="float">
            <text:p>0,59999999999999</text:p>
          </table:table-cell>
          <table:table-cell table:style-name="ce13" table:formula="of:=1/(POWER([.A58];2)-1)" office:value-type="float" office:value="-1.56249999999997" calcext:value-type="float">
            <text:p>-1,56249999999997</text:p>
          </table:table-cell>
          <table:table-cell table:number-columns-repeated="1022"/>
        </table:table-row>
        <table:table-row table:style-name="ro1">
          <table:table-cell table:style-name="ce13" office:value-type="float" office:value="0.69999999999999" calcext:value-type="float">
            <text:p>0,69999999999999</text:p>
          </table:table-cell>
          <table:table-cell table:style-name="ce13" table:formula="of:=1/(POWER([.A59];2)-1)" office:value-type="float" office:value="-1.96078431372544" calcext:value-type="float">
            <text:p>-1,96078431372544</text:p>
          </table:table-cell>
          <table:table-cell table:number-columns-repeated="1022"/>
        </table:table-row>
        <table:table-row table:style-name="ro1">
          <table:table-cell table:style-name="ce13" office:value-type="float" office:value="0.79999999999999" calcext:value-type="float">
            <text:p>0,79999999999999</text:p>
          </table:table-cell>
          <table:table-cell table:style-name="ce13" table:formula="of:=1/(POWER([.A60];2)-1)" office:value-type="float" office:value="-2.77777777777766" calcext:value-type="float">
            <text:p>-2,77777777777766</text:p>
          </table:table-cell>
          <table:table-cell table:number-columns-repeated="1022"/>
        </table:table-row>
        <table:table-row table:style-name="ro1">
          <table:table-cell table:style-name="ce13" office:value-type="float" office:value="0.89999999999999" calcext:value-type="float">
            <text:p>0,89999999999999</text:p>
          </table:table-cell>
          <table:table-cell table:style-name="ce13" table:formula="of:=1/(POWER([.A61];2)-1)" office:value-type="float" office:value="-5.26315789473635" calcext:value-type="float">
            <text:p>-5,26315789473635</text:p>
          </table:table-cell>
          <table:table-cell table:number-columns-repeated="1022"/>
        </table:table-row>
        <table:table-row table:style-name="ro1">
          <table:table-cell table:style-name="ce13" office:value-type="float" office:value="0.99999999999999" calcext:value-type="float">
            <text:p>0,99999999999999</text:p>
          </table:table-cell>
          <table:table-cell table:style-name="ce13"/>
          <table:table-cell table:number-columns-repeated="1022"/>
        </table:table-row>
        <table:table-row table:style-name="ro1">
          <table:table-cell table:style-name="ce13" office:value-type="float" office:value="1.09999999999999" calcext:value-type="float">
            <text:p>1,09999999999999</text:p>
          </table:table-cell>
          <table:table-cell table:style-name="ce13" table:formula="of:=1/(POWER([.A63];2)-1)" office:value-type="float" office:value="4.76190476190526" calcext:value-type="float">
            <text:p>4,76190476190526</text:p>
          </table:table-cell>
          <table:table-cell table:number-columns-repeated="1022"/>
        </table:table-row>
        <table:table-row table:style-name="ro1">
          <table:table-cell table:style-name="ce13" office:value-type="float" office:value="1.19999999999999" calcext:value-type="float">
            <text:p>1,19999999999999</text:p>
          </table:table-cell>
          <table:table-cell table:style-name="ce13" table:formula="of:=1/(POWER([.A64];2)-1)" office:value-type="float" office:value="2.2727272727274" calcext:value-type="float">
            <text:p>2,2727272727274</text:p>
          </table:table-cell>
          <table:table-cell table:number-columns-repeated="1022"/>
        </table:table-row>
        <table:table-row table:style-name="ro1">
          <table:table-cell table:style-name="ce13" office:value-type="float" office:value="1.29999999999999" calcext:value-type="float">
            <text:p>1,29999999999999</text:p>
          </table:table-cell>
          <table:table-cell table:style-name="ce13" table:formula="of:=1/(POWER([.A65];2)-1)" office:value-type="float" office:value="1.44927536231889" calcext:value-type="float">
            <text:p>1,44927536231889</text:p>
          </table:table-cell>
          <table:table-cell table:number-columns-repeated="1022"/>
        </table:table-row>
        <table:table-row table:style-name="ro1">
          <table:table-cell table:style-name="ce13" office:value-type="float" office:value="1.39999999999999" calcext:value-type="float">
            <text:p>1,39999999999999</text:p>
          </table:table-cell>
          <table:table-cell table:style-name="ce13" table:formula="of:=1/(POWER([.A66];2)-1)" office:value-type="float" office:value="1.0416666666667" calcext:value-type="float">
            <text:p>1,0416666666667</text:p>
          </table:table-cell>
          <table:table-cell table:number-columns-repeated="1022"/>
        </table:table-row>
        <table:table-row table:style-name="ro1">
          <table:table-cell table:style-name="ce13" office:value-type="float" office:value="1.49999999999999" calcext:value-type="float">
            <text:p>1,49999999999999</text:p>
          </table:table-cell>
          <table:table-cell table:style-name="ce13" table:formula="of:=1/(POWER([.A67];2)-1)" office:value-type="float" office:value="0.800000000000019" calcext:value-type="float">
            <text:p>0,800000000000019</text:p>
          </table:table-cell>
          <table:table-cell table:number-columns-repeated="1022"/>
        </table:table-row>
        <table:table-row table:style-name="ro1">
          <table:table-cell table:style-name="ce13" office:value-type="float" office:value="1.59999999999999" calcext:value-type="float">
            <text:p>1,59999999999999</text:p>
          </table:table-cell>
          <table:table-cell table:style-name="ce13" table:formula="of:=1/(POWER([.A68];2)-1)" office:value-type="float" office:value="0.641025641025654" calcext:value-type="float">
            <text:p>0,641025641025654</text:p>
          </table:table-cell>
          <table:table-cell table:number-columns-repeated="1022"/>
        </table:table-row>
        <table:table-row table:style-name="ro1">
          <table:table-cell table:style-name="ce13" office:value-type="float" office:value="1.69999999999999" calcext:value-type="float">
            <text:p>1,69999999999999</text:p>
          </table:table-cell>
          <table:table-cell table:style-name="ce13" table:formula="of:=1/(POWER([.A69];2)-1)" office:value-type="float" office:value="0.529100529100539" calcext:value-type="float">
            <text:p>0,529100529100539</text:p>
          </table:table-cell>
          <table:table-cell table:number-columns-repeated="1022"/>
        </table:table-row>
        <table:table-row table:style-name="ro1">
          <table:table-cell table:style-name="ce13" office:value-type="float" office:value="1.79999999999999" calcext:value-type="float">
            <text:p>1,79999999999999</text:p>
          </table:table-cell>
          <table:table-cell table:style-name="ce13" table:formula="of:=1/(POWER([.A70];2)-1)" office:value-type="float" office:value="0.446428571428579" calcext:value-type="float">
            <text:p>0,446428571428579</text:p>
          </table:table-cell>
          <table:table-cell table:number-columns-repeated="1022"/>
        </table:table-row>
        <table:table-row table:style-name="ro1">
          <table:table-cell table:style-name="ce13" office:value-type="float" office:value="1.89999999999999" calcext:value-type="float">
            <text:p>1,89999999999999</text:p>
          </table:table-cell>
          <table:table-cell table:style-name="ce13" table:formula="of:=1/(POWER([.A71];2)-1)" office:value-type="float" office:value="0.383141762452113" calcext:value-type="float">
            <text:p>0,383141762452113</text:p>
          </table:table-cell>
          <table:table-cell table:number-columns-repeated="1022"/>
        </table:table-row>
        <table:table-row table:style-name="ro1">
          <table:table-cell table:style-name="ce13" office:value-type="float" office:value="1.99999999999999" calcext:value-type="float">
            <text:p>1,99999999999999</text:p>
          </table:table-cell>
          <table:table-cell table:style-name="ce13" table:formula="of:=1/(POWER([.A72];2)-1)" office:value-type="float" office:value="0.333333333333338" calcext:value-type="float">
            <text:p>0,333333333333338</text:p>
          </table:table-cell>
          <table:table-cell table:number-columns-repeated="1022"/>
        </table:table-row>
        <table:table-row table:style-name="ro1">
          <table:table-cell table:style-name="ce13" office:value-type="float" office:value="2.09999999999999" calcext:value-type="float">
            <text:p>2,09999999999999</text:p>
          </table:table-cell>
          <table:table-cell table:style-name="ce13" table:formula="of:=1/(POWER([.A73];2)-1)" office:value-type="float" office:value="0.293255131964813" calcext:value-type="float">
            <text:p>0,293255131964813</text:p>
          </table:table-cell>
          <table:table-cell table:number-columns-repeated="1022"/>
        </table:table-row>
        <table:table-row table:style-name="ro1">
          <table:table-cell table:style-name="ce13" office:value-type="float" office:value="2.19999999999999" calcext:value-type="float">
            <text:p>2,19999999999999</text:p>
          </table:table-cell>
          <table:table-cell table:style-name="ce13" table:formula="of:=1/(POWER([.A74];2)-1)" office:value-type="float" office:value="0.26041666666667" calcext:value-type="float">
            <text:p>0,26041666666667</text:p>
          </table:table-cell>
          <table:table-cell table:number-columns-repeated="1022"/>
        </table:table-row>
        <table:table-row table:style-name="ro1">
          <table:table-cell table:style-name="ce13" office:value-type="float" office:value="2.29999999999999" calcext:value-type="float">
            <text:p>2,29999999999999</text:p>
          </table:table-cell>
          <table:table-cell table:style-name="ce13" table:formula="of:=1/(POWER([.A75];2)-1)" office:value-type="float" office:value="0.233100233100236" calcext:value-type="float">
            <text:p>0,233100233100236</text:p>
          </table:table-cell>
          <table:table-cell table:number-columns-repeated="1022"/>
        </table:table-row>
        <table:table-row table:style-name="ro1">
          <table:table-cell table:style-name="ce13" office:value-type="float" office:value="2.39999999999999" calcext:value-type="float">
            <text:p>2,39999999999999</text:p>
          </table:table-cell>
          <table:table-cell table:style-name="ce13" table:formula="of:=1/(POWER([.A76];2)-1)" office:value-type="float" office:value="0.210084033613447" calcext:value-type="float">
            <text:p>0,210084033613447</text:p>
          </table:table-cell>
          <table:table-cell table:number-columns-repeated="1022"/>
        </table:table-row>
        <table:table-row table:style-name="ro1">
          <table:table-cell table:style-name="ce13" office:value-type="float" office:value="2.49999999999999" calcext:value-type="float">
            <text:p>2,49999999999999</text:p>
          </table:table-cell>
          <table:table-cell table:style-name="ce13" table:formula="of:=1/(POWER([.A77];2)-1)" office:value-type="float" office:value="0.190476190476192" calcext:value-type="float">
            <text:p>0,190476190476192</text:p>
          </table:table-cell>
          <table:table-cell table:number-columns-repeated="1022"/>
        </table:table-row>
        <table:table-row table:style-name="ro1">
          <table:table-cell table:style-name="ce13" office:value-type="float" office:value="2.59999999999999" calcext:value-type="float">
            <text:p>2,59999999999999</text:p>
          </table:table-cell>
          <table:table-cell table:style-name="ce13" table:formula="of:=1/(POWER([.A78];2)-1)" office:value-type="float" office:value="0.173611111111113" calcext:value-type="float">
            <text:p>0,173611111111113</text:p>
          </table:table-cell>
          <table:table-cell table:number-columns-repeated="1022"/>
        </table:table-row>
        <table:table-row table:style-name="ro1">
          <table:table-cell table:style-name="ce13" office:value-type="float" office:value="2.69999999999999" calcext:value-type="float">
            <text:p>2,69999999999999</text:p>
          </table:table-cell>
          <table:table-cell table:style-name="ce13" table:formula="of:=1/(POWER([.A79];2)-1)" office:value-type="float" office:value="0.15898251192369" calcext:value-type="float">
            <text:p>0,15898251192369</text:p>
          </table:table-cell>
          <table:table-cell table:number-columns-repeated="1022"/>
        </table:table-row>
        <table:table-row table:style-name="ro1">
          <table:table-cell table:style-name="ce13" office:value-type="float" office:value="2.79999999999999" calcext:value-type="float">
            <text:p>2,79999999999999</text:p>
          </table:table-cell>
          <table:table-cell table:style-name="ce13" table:formula="of:=1/(POWER([.A80];2)-1)" office:value-type="float" office:value="0.146198830409358" calcext:value-type="float">
            <text:p>0,146198830409358</text:p>
          </table:table-cell>
          <table:table-cell table:number-columns-repeated="1022"/>
        </table:table-row>
        <table:table-row table:style-name="ro1">
          <table:table-cell table:style-name="ce13" office:value-type="float" office:value="2.89999999999999" calcext:value-type="float">
            <text:p>2,89999999999999</text:p>
          </table:table-cell>
          <table:table-cell table:style-name="ce13" table:formula="of:=1/(POWER([.A81];2)-1)" office:value-type="float" office:value="0.134952766531715" calcext:value-type="float">
            <text:p>0,134952766531715</text:p>
          </table:table-cell>
          <table:table-cell table:number-columns-repeated="1022"/>
        </table:table-row>
        <table:table-row table:style-name="ro1">
          <table:table-cell table:style-name="ce13" office:value-type="float" office:value="2.99999999999999" calcext:value-type="float">
            <text:p>2,99999999999999</text:p>
          </table:table-cell>
          <table:table-cell table:style-name="ce13" table:formula="of:=1/(POWER([.A82];2)-1)" office:value-type="float" office:value="0.125000000000001" calcext:value-type="float">
            <text:p>0,125000000000001</text:p>
          </table:table-cell>
          <table:table-cell table:number-columns-repeated="1022"/>
        </table:table-row>
        <table:table-row table:style-name="ro1">
          <table:table-cell table:style-name="ce13" office:value-type="float" office:value="3.09999999999999" calcext:value-type="float">
            <text:p>3,09999999999999</text:p>
          </table:table-cell>
          <table:table-cell table:style-name="ce13" table:formula="of:=1/(POWER([.A83];2)-1)" office:value-type="float" office:value="0.116144018583044" calcext:value-type="float">
            <text:p>0,116144018583044</text:p>
          </table:table-cell>
          <table:table-cell table:number-columns-repeated="1022"/>
        </table:table-row>
        <table:table-row table:style-name="ro1">
          <table:table-cell table:style-name="ce13" office:value-type="float" office:value="3.19999999999999" calcext:value-type="float">
            <text:p>3,19999999999999</text:p>
          </table:table-cell>
          <table:table-cell table:style-name="ce13" table:formula="of:=1/(POWER([.A84];2)-1)" office:value-type="float" office:value="0.108225108225109" calcext:value-type="float">
            <text:p>0,108225108225109</text:p>
          </table:table-cell>
          <table:table-cell table:number-columns-repeated="1022"/>
        </table:table-row>
        <table:table-row table:style-name="ro1">
          <table:table-cell table:style-name="ce13" office:value-type="float" office:value="3.29999999999999" calcext:value-type="float">
            <text:p>3,29999999999999</text:p>
          </table:table-cell>
          <table:table-cell table:style-name="ce13" table:formula="of:=1/(POWER([.A85];2)-1)" office:value-type="float" office:value="0.101112234580385" calcext:value-type="float">
            <text:p>0,101112234580385</text:p>
          </table:table-cell>
          <table:table-cell table:number-columns-repeated="1022"/>
        </table:table-row>
        <table:table-row table:style-name="ro1">
          <table:table-cell table:style-name="ce13" office:value-type="float" office:value="3.39999999999999" calcext:value-type="float">
            <text:p>3,39999999999999</text:p>
          </table:table-cell>
          <table:table-cell table:style-name="ce13" table:formula="of:=1/(POWER([.A86];2)-1)" office:value-type="float" office:value="0.0946969696969703" calcext:value-type="float">
            <text:p>0,09469696969697</text:p>
          </table:table-cell>
          <table:table-cell table:number-columns-repeated="1022"/>
        </table:table-row>
        <table:table-row table:style-name="ro1">
          <table:table-cell table:style-name="ce13" office:value-type="float" office:value="3.49999999999999" calcext:value-type="float">
            <text:p>3,49999999999999</text:p>
          </table:table-cell>
          <table:table-cell table:style-name="ce13" table:formula="of:=1/(POWER([.A87];2)-1)" office:value-type="float" office:value="0.0888888888888894" calcext:value-type="float">
            <text:p>0,088888888888889</text:p>
          </table:table-cell>
          <table:table-cell table:number-columns-repeated="1022"/>
        </table:table-row>
        <table:table-row table:style-name="ro1">
          <table:table-cell table:style-name="ce13" office:value-type="float" office:value="3.59999999999999" calcext:value-type="float">
            <text:p>3,59999999999999</text:p>
          </table:table-cell>
          <table:table-cell table:style-name="ce13" table:formula="of:=1/(POWER([.A88];2)-1)" office:value-type="float" office:value="0.0836120401337798" calcext:value-type="float">
            <text:p>0,08361204013378</text:p>
          </table:table-cell>
          <table:table-cell table:number-columns-repeated="1022"/>
        </table:table-row>
        <table:table-row table:style-name="ro1">
          <table:table-cell table:style-name="ce13" office:value-type="float" office:value="3.69999999999999" calcext:value-type="float">
            <text:p>3,69999999999999</text:p>
          </table:table-cell>
          <table:table-cell table:style-name="ce13" table:formula="of:=1/(POWER([.A89];2)-1)" office:value-type="float" office:value="0.0788022064617814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13" office:value-type="float" office:value="3.79999999999999" calcext:value-type="float">
            <text:p>3,79999999999999</text:p>
          </table:table-cell>
          <table:table-cell table:style-name="ce13" table:formula="of:=1/(POWER([.A90];2)-1)" office:value-type="float" office:value="0.0744047619047623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13" office:value-type="float" office:value="3.89999999999999" calcext:value-type="float">
            <text:p>3,89999999999999</text:p>
          </table:table-cell>
          <table:table-cell table:style-name="ce13" table:formula="of:=1/(POWER([.A91];2)-1)" office:value-type="float" office:value="0.070372976776918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13" office:value-type="float" office:value="3.99999999999999" calcext:value-type="float">
            <text:p>3,99999999999999</text:p>
          </table:table-cell>
          <table:table-cell table:style-name="ce13" table:formula="of:=1/(POWER([.A92];2)-1)" office:value-type="float" office:value="0.0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13" office:value-type="float" office:value="4.09999999999999" calcext:value-type="float">
            <text:p>4,09999999999999</text:p>
          </table:table-cell>
          <table:table-cell table:style-name="ce13" table:formula="of:=1/(POWER([.A93];2)-1)" office:value-type="float" office:value="0.063251106894371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13" office:value-type="float" office:value="4.19999999999999" calcext:value-type="float">
            <text:p>4,19999999999999</text:p>
          </table:table-cell>
          <table:table-cell table:style-name="ce13" table:formula="of:=1/(POWER([.A94];2)-1)" office:value-type="float" office:value="0.0600961538461541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13" office:value-type="float" office:value="4.29999999999999" calcext:value-type="float">
            <text:p>4,29999999999999</text:p>
          </table:table-cell>
          <table:table-cell table:style-name="ce13" table:formula="of:=1/(POWER([.A95];2)-1)" office:value-type="float" office:value="0.0571755288736424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13" office:value-type="float" office:value="4.4" calcext:value-type="float">
            <text:p>4,4</text:p>
          </table:table-cell>
          <table:table-cell table:style-name="ce13" table:formula="of:=1/(POWER([.A96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13" office:value-type="float" office:value="4.49999999999999" calcext:value-type="float">
            <text:p>4,49999999999999</text:p>
          </table:table-cell>
          <table:table-cell table:style-name="ce13" table:formula="of:=1/(POWER([.A97];2)-1)" office:value-type="float" office:value="0.051948051948052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13" office:value-type="float" office:value="4.59999999999999" calcext:value-type="float">
            <text:p>4,59999999999999</text:p>
          </table:table-cell>
          <table:table-cell table:style-name="ce13" table:formula="of:=1/(POWER([.A98];2)-1)" office:value-type="float" office:value="0.0496031746031748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13" office:value-type="float" office:value="4.7" calcext:value-type="float">
            <text:p>4,7</text:p>
          </table:table-cell>
          <table:table-cell table:style-name="ce13" table:formula="of:=1/(POWER([.A99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13" office:value-type="float" office:value="4.8" calcext:value-type="float">
            <text:p>4,8</text:p>
          </table:table-cell>
          <table:table-cell table:style-name="ce13" table:formula="of:=1/(POWER([.A100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13" office:value-type="float" office:value="4.9" calcext:value-type="float">
            <text:p>4,9</text:p>
          </table:table-cell>
          <table:table-cell table:style-name="ce13" table:formula="of:=1/(POWER([.A101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13" office:value-type="float" office:value="4.99999999999999" calcext:value-type="float">
            <text:p>4,99999999999999</text:p>
          </table:table-cell>
          <table:table-cell table:style-name="ce13" table:formula="of:=1/(POWER([.A102];2)-1)" office:value-type="float" office:value="0.0416666666666668" calcext:value-type="float">
            <text:p>0,04166666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atematyczne II" table:style-name="ta4">
        <office:forms form:automatic-focus="false" form:apply-design-mode="false"/>
        <table:shapes>
          <draw:frame draw:z-index="0" draw:style-name="gr1" draw:text-style-name="P1" svg:width="160.12mm" svg:height="89.96mm" svg:x="93.14mm" svg:y="5.93mm">
            <loext:p/>
            <draw:object draw:notify-on-update-of-ranges="'4. Matematyczne II'.A2:'4. Matematyczne II'.A146 '4. Matematyczne II'.B2:'4. Matematyczne II'.B146 '4. Matematyczne II'.A2:'4. Matematyczne II'.A146 '4. Matematyczne II'.C2:'4. Matematyczne II'.C146 '4. Matematyczne II'.A2:'4. Matematyczne II'.A146 '4. Matematyczne II'.D2:'4. Matematyczne II'.D146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6" table:default-cell-style-name="ce11"/>
        <table:table-column table:style-name="co7" table:number-columns-repeated="3" table:default-cell-style-name="ce11"/>
        <table:table-column table:style-name="co3" table:number-columns-repeated="1020" table:default-cell-style-name="ce11"/>
        <table:table-row table:style-name="ro1">
          <table:table-cell table:style-name="ce14" office:value-type="string" calcext:value-type="string">
            <text:p>x</text:p>
          </table:table-cell>
          <table:table-cell table:style-name="ce14" office:value-type="string" calcext:value-type="string">
            <text:p>y = sin(x)</text:p>
          </table:table-cell>
          <table:table-cell table:style-name="ce14" office:value-type="string" calcext:value-type="string">
            <text:p>y = sin(3x)</text:p>
          </table:table-cell>
          <table:table-cell table:style-name="ce14" office:value-type="string" calcext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13" office:value-type="float" office:value="-360" calcext:value-type="float">
            <text:p>-360</text:p>
          </table:table-cell>
          <table:table-cell table:style-name="ce13" table:formula="of:=SIN([.A2]*PI()/180)" office:value-type="float" office:value="2.44929359829471E-016" calcext:value-type="float">
            <text:p>2,44929359829471E-16</text:p>
          </table:table-cell>
          <table:table-cell table:style-name="ce13" table:formula="of:=SIN((3*[.A2])*PI()/180)" office:value-type="float" office:value="7.34788079488412E-016" calcext:value-type="float">
            <text:p>7,34788079488412E-16</text:p>
          </table:table-cell>
          <table:table-cell table:style-name="ce13" table:formula="of:=3*(SIN([.A2]*PI()/180))" office:value-type="float" office:value="7.34788079488412E-016" calcext:value-type="float">
            <text:p>7,34788079488412E-16</text:p>
          </table:table-cell>
          <table:table-cell table:number-columns-repeated="1020"/>
        </table:table-row>
        <table:table-row table:style-name="ro1">
          <table:table-cell table:style-name="ce13" office:value-type="float" office:value="-355" calcext:value-type="float">
            <text:p>-355</text:p>
          </table:table-cell>
          <table:table-cell table:style-name="ce13" table:formula="of:=SIN([.A3]*PI()/180)" office:value-type="float" office:value="0.0871557427476583" calcext:value-type="float">
            <text:p>0,087155742747658</text:p>
          </table:table-cell>
          <table:table-cell table:style-name="ce13" table:formula="of:=SIN((3*[.A3])*PI()/180)" office:value-type="float" office:value="0.258819045102523" calcext:value-type="float">
            <text:p>0,258819045102523</text:p>
          </table:table-cell>
          <table:table-cell table:style-name="ce13" table:formula="of:=3*(SIN([.A3]*PI()/180))" office:value-type="float" office:value="0.261467228242975" calcext:value-type="float">
            <text:p>0,261467228242975</text:p>
          </table:table-cell>
          <table:table-cell table:number-columns-repeated="1020"/>
        </table:table-row>
        <table:table-row table:style-name="ro1">
          <table:table-cell table:style-name="ce13" office:value-type="float" office:value="-350" calcext:value-type="float">
            <text:p>-350</text:p>
          </table:table-cell>
          <table:table-cell table:style-name="ce13" table:formula="of:=SIN([.A4]*PI()/180)" office:value-type="float" office:value="0.173648177666931" calcext:value-type="float">
            <text:p>0,173648177666931</text:p>
          </table:table-cell>
          <table:table-cell table:style-name="ce13" table:formula="of:=SIN((3*[.A4])*PI()/180)" office:value-type="float" office:value="0.5" calcext:value-type="float">
            <text:p>0,5</text:p>
          </table:table-cell>
          <table:table-cell table:style-name="ce13" table:formula="of:=3*(SIN([.A4]*PI()/180))" office:value-type="float" office:value="0.520944533000794" calcext:value-type="float">
            <text:p>0,520944533000794</text:p>
          </table:table-cell>
          <table:table-cell table:number-columns-repeated="1020"/>
        </table:table-row>
        <table:table-row table:style-name="ro1">
          <table:table-cell table:style-name="ce13" office:value-type="float" office:value="-345" calcext:value-type="float">
            <text:p>-345</text:p>
          </table:table-cell>
          <table:table-cell table:style-name="ce13" table:formula="of:=SIN([.A5]*PI()/180)" office:value-type="float" office:value="0.258819045102521" calcext:value-type="float">
            <text:p>0,258819045102521</text:p>
          </table:table-cell>
          <table:table-cell table:style-name="ce13" table:formula="of:=SIN((3*[.A5])*PI()/180)" office:value-type="float" office:value="0.707106781186549" calcext:value-type="float">
            <text:p>0,707106781186549</text:p>
          </table:table-cell>
          <table:table-cell table:style-name="ce13" table:formula="of:=3*(SIN([.A5]*PI()/180))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1">
          <table:table-cell table:style-name="ce13" office:value-type="float" office:value="-340" calcext:value-type="float">
            <text:p>-340</text:p>
          </table:table-cell>
          <table:table-cell table:style-name="ce13" table:formula="of:=SIN([.A6]*PI()/180)" office:value-type="float" office:value="0.342020143325669" calcext:value-type="float">
            <text:p>0,342020143325669</text:p>
          </table:table-cell>
          <table:table-cell table:style-name="ce13" table:formula="of:=SIN((3*[.A6])*PI()/180)" office:value-type="float" office:value="0.866025403784438" calcext:value-type="float">
            <text:p>0,866025403784438</text:p>
          </table:table-cell>
          <table:table-cell table:style-name="ce13" table:formula="of:=3*(SIN([.A6]*PI()/180)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13" office:value-type="float" office:value="-335" calcext:value-type="float">
            <text:p>-335</text:p>
          </table:table-cell>
          <table:table-cell table:style-name="ce13" table:formula="of:=SIN([.A7]*PI()/180)" office:value-type="float" office:value="0.4226182617407" calcext:value-type="float">
            <text:p>0,4226182617407</text:p>
          </table:table-cell>
          <table:table-cell table:style-name="ce13" table:formula="of:=SIN((3*[.A7])*PI()/180)" office:value-type="float" office:value="0.965925826289069" calcext:value-type="float">
            <text:p>0,965925826289069</text:p>
          </table:table-cell>
          <table:table-cell table:style-name="ce13" table:formula="of:=3*(SIN([.A7]*PI()/180)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13" office:value-type="float" office:value="-330" calcext:value-type="float">
            <text:p>-330</text:p>
          </table:table-cell>
          <table:table-cell table:style-name="ce13" table:formula="of:=SIN([.A8]*PI()/180)" office:value-type="float" office:value="0.5" calcext:value-type="float">
            <text:p>0,5</text:p>
          </table:table-cell>
          <table:table-cell table:style-name="ce13" table:formula="of:=SIN((3*[.A8])*PI()/180)" office:value-type="float" office:value="1" calcext:value-type="float">
            <text:p>1</text:p>
          </table:table-cell>
          <table:table-cell table:style-name="ce13" table:formula="of:=3*(SIN([.A8]*PI()/180)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13" office:value-type="float" office:value="-325" calcext:value-type="float">
            <text:p>-325</text:p>
          </table:table-cell>
          <table:table-cell table:style-name="ce13" table:formula="of:=SIN([.A9]*PI()/180)" office:value-type="float" office:value="0.573576436351047" calcext:value-type="float">
            <text:p>0,573576436351047</text:p>
          </table:table-cell>
          <table:table-cell table:style-name="ce13" table:formula="of:=SIN((3*[.A9])*PI()/180)" office:value-type="float" office:value="0.965925826289068" calcext:value-type="float">
            <text:p>0,965925826289068</text:p>
          </table:table-cell>
          <table:table-cell table:style-name="ce13" table:formula="of:=3*(SIN([.A9]*PI()/180)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13" office:value-type="float" office:value="-320" calcext:value-type="float">
            <text:p>-320</text:p>
          </table:table-cell>
          <table:table-cell table:style-name="ce13" table:formula="of:=SIN([.A10]*PI()/180)" office:value-type="float" office:value="0.64278760968654" calcext:value-type="float">
            <text:p>0,64278760968654</text:p>
          </table:table-cell>
          <table:table-cell table:style-name="ce13" table:formula="of:=SIN((3*[.A10])*PI()/180)" office:value-type="float" office:value="0.866025403784438" calcext:value-type="float">
            <text:p>0,866025403784438</text:p>
          </table:table-cell>
          <table:table-cell table:style-name="ce13" table:formula="of:=3*(SIN([.A10]*PI()/180)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13" office:value-type="float" office:value="-315" calcext:value-type="float">
            <text:p>-315</text:p>
          </table:table-cell>
          <table:table-cell table:style-name="ce13" table:formula="of:=SIN([.A11]*PI()/180)" office:value-type="float" office:value="0.707106781186548" calcext:value-type="float">
            <text:p>0,707106781186548</text:p>
          </table:table-cell>
          <table:table-cell table:style-name="ce13" table:formula="of:=SIN((3*[.A11])*PI()/180)" office:value-type="float" office:value="0.707106781186545" calcext:value-type="float">
            <text:p>0,707106781186545</text:p>
          </table:table-cell>
          <table:table-cell table:style-name="ce13" table:formula="of:=3*(SIN([.A11]*PI()/180)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13" office:value-type="float" office:value="-310" calcext:value-type="float">
            <text:p>-310</text:p>
          </table:table-cell>
          <table:table-cell table:style-name="ce13" table:formula="of:=SIN([.A12]*PI()/180)" office:value-type="float" office:value="0.766044443118978" calcext:value-type="float">
            <text:p>0,766044443118978</text:p>
          </table:table-cell>
          <table:table-cell table:style-name="ce13" table:formula="of:=SIN((3*[.A12])*PI()/180)" office:value-type="float" office:value="0.499999999999999" calcext:value-type="float">
            <text:p>0,499999999999999</text:p>
          </table:table-cell>
          <table:table-cell table:style-name="ce13" table:formula="of:=3*(SIN([.A12]*PI()/180)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13" office:value-type="float" office:value="-305" calcext:value-type="float">
            <text:p>-305</text:p>
          </table:table-cell>
          <table:table-cell table:style-name="ce13" table:formula="of:=SIN([.A13]*PI()/180)" office:value-type="float" office:value="0.819152044288992" calcext:value-type="float">
            <text:p>0,819152044288992</text:p>
          </table:table-cell>
          <table:table-cell table:style-name="ce13" table:formula="of:=SIN((3*[.A13])*PI()/180)" office:value-type="float" office:value="0.25881904510252" calcext:value-type="float">
            <text:p>0,25881904510252</text:p>
          </table:table-cell>
          <table:table-cell table:style-name="ce13" table:formula="of:=3*(SIN([.A13]*PI()/180))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13" office:value-type="float" office:value="-300" calcext:value-type="float">
            <text:p>-300</text:p>
          </table:table-cell>
          <table:table-cell table:style-name="ce13" table:formula="of:=SIN([.A14]*PI()/180)" office:value-type="float" office:value="0.866025403784439" calcext:value-type="float">
            <text:p>0,866025403784439</text:p>
          </table:table-cell>
          <table:table-cell table:style-name="ce13" table:formula="of:=SIN((3*[.A14])*PI()/180)" office:value-type="float" office:value="-6.12323399573677E-016" calcext:value-type="float">
            <text:p>-6,12323399573677E-16</text:p>
          </table:table-cell>
          <table:table-cell table:style-name="ce13" table:formula="of:=3*(SIN([.A14]*PI()/180)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13" office:value-type="float" office:value="-295" calcext:value-type="float">
            <text:p>-295</text:p>
          </table:table-cell>
          <table:table-cell table:style-name="ce13" table:formula="of:=SIN([.A15]*PI()/180)" office:value-type="float" office:value="0.90630778703665" calcext:value-type="float">
            <text:p>0,90630778703665</text:p>
          </table:table-cell>
          <table:table-cell table:style-name="ce13" table:formula="of:=SIN((3*[.A15])*PI()/180)" office:value-type="float" office:value="-0.258819045102521" calcext:value-type="float">
            <text:p>-0,258819045102521</text:p>
          </table:table-cell>
          <table:table-cell table:style-name="ce13" table:formula="of:=3*(SIN([.A15]*PI()/180)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13" office:value-type="float" office:value="-290" calcext:value-type="float">
            <text:p>-290</text:p>
          </table:table-cell>
          <table:table-cell table:style-name="ce13" table:formula="of:=SIN([.A16]*PI()/180)" office:value-type="float" office:value="0.939692620785909" calcext:value-type="float">
            <text:p>0,939692620785909</text:p>
          </table:table-cell>
          <table:table-cell table:style-name="ce13" table:formula="of:=SIN((3*[.A16])*PI()/180)" office:value-type="float" office:value="-0.5" calcext:value-type="float">
            <text:p>-0,5</text:p>
          </table:table-cell>
          <table:table-cell table:style-name="ce13" table:formula="of:=3*(SIN([.A16]*PI()/180))" office:value-type="float" office:value="2.81907786235773" calcext:value-type="float">
            <text:p>2,81907786235773</text:p>
          </table:table-cell>
          <table:table-cell table:number-columns-repeated="1020"/>
        </table:table-row>
        <table:table-row table:style-name="ro1">
          <table:table-cell table:style-name="ce13" office:value-type="float" office:value="-285" calcext:value-type="float">
            <text:p>-285</text:p>
          </table:table-cell>
          <table:table-cell table:style-name="ce13" table:formula="of:=SIN([.A17]*PI()/180)" office:value-type="float" office:value="0.965925826289068" calcext:value-type="float">
            <text:p>0,965925826289068</text:p>
          </table:table-cell>
          <table:table-cell table:style-name="ce13" table:formula="of:=SIN((3*[.A17])*PI()/180)" office:value-type="float" office:value="-0.707106781186547" calcext:value-type="float">
            <text:p>-0,707106781186547</text:p>
          </table:table-cell>
          <table:table-cell table:style-name="ce13" table:formula="of:=3*(SIN([.A17]*PI()/180))" office:value-type="float" office:value="2.8977774788672" calcext:value-type="float">
            <text:p>2,8977774788672</text:p>
          </table:table-cell>
          <table:table-cell table:number-columns-repeated="1020"/>
        </table:table-row>
        <table:table-row table:style-name="ro1">
          <table:table-cell table:style-name="ce13" office:value-type="float" office:value="-280" calcext:value-type="float">
            <text:p>-280</text:p>
          </table:table-cell>
          <table:table-cell table:style-name="ce13" table:formula="of:=SIN([.A18]*PI()/180)" office:value-type="float" office:value="0.984807753012208" calcext:value-type="float">
            <text:p>0,984807753012208</text:p>
          </table:table-cell>
          <table:table-cell table:style-name="ce13" table:formula="of:=SIN((3*[.A18])*PI()/180)" office:value-type="float" office:value="-0.866025403784438" calcext:value-type="float">
            <text:p>-0,866025403784438</text:p>
          </table:table-cell>
          <table:table-cell table:style-name="ce13" table:formula="of:=3*(SIN([.A18]*PI()/180)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13" office:value-type="float" office:value="-275" calcext:value-type="float">
            <text:p>-275</text:p>
          </table:table-cell>
          <table:table-cell table:style-name="ce13" table:formula="of:=SIN([.A19]*PI()/180)" office:value-type="float" office:value="0.996194698091746" calcext:value-type="float">
            <text:p>0,996194698091746</text:p>
          </table:table-cell>
          <table:table-cell table:style-name="ce13" table:formula="of:=SIN((3*[.A19])*PI()/180)" office:value-type="float" office:value="-0.965925826289068" calcext:value-type="float">
            <text:p>-0,965925826289068</text:p>
          </table:table-cell>
          <table:table-cell table:style-name="ce13" table:formula="of:=3*(SIN([.A19]*PI()/180)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13" office:value-type="float" office:value="-270" calcext:value-type="float">
            <text:p>-270</text:p>
          </table:table-cell>
          <table:table-cell table:style-name="ce13" table:formula="of:=SIN([.A20]*PI()/180)" office:value-type="float" office:value="1" calcext:value-type="float">
            <text:p>1</text:p>
          </table:table-cell>
          <table:table-cell table:style-name="ce13" table:formula="of:=SIN((3*[.A20])*PI()/180)" office:value-type="float" office:value="-1" calcext:value-type="float">
            <text:p>-1</text:p>
          </table:table-cell>
          <table:table-cell table:style-name="ce13" table:formula="of:=3*(SIN([.A20]*PI()/180)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3" office:value-type="float" office:value="-265" calcext:value-type="float">
            <text:p>-265</text:p>
          </table:table-cell>
          <table:table-cell table:style-name="ce13" table:formula="of:=SIN([.A21]*PI()/180)" office:value-type="float" office:value="0.996194698091746" calcext:value-type="float">
            <text:p>0,996194698091746</text:p>
          </table:table-cell>
          <table:table-cell table:style-name="ce13" table:formula="of:=SIN((3*[.A21])*PI()/180)" office:value-type="float" office:value="-0.965925826289068" calcext:value-type="float">
            <text:p>-0,965925826289068</text:p>
          </table:table-cell>
          <table:table-cell table:style-name="ce13" table:formula="of:=3*(SIN([.A21]*PI()/180)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13" office:value-type="float" office:value="-260" calcext:value-type="float">
            <text:p>-260</text:p>
          </table:table-cell>
          <table:table-cell table:style-name="ce13" table:formula="of:=SIN([.A22]*PI()/180)" office:value-type="float" office:value="0.984807753012208" calcext:value-type="float">
            <text:p>0,984807753012208</text:p>
          </table:table-cell>
          <table:table-cell table:style-name="ce13" table:formula="of:=SIN((3*[.A22])*PI()/180)" office:value-type="float" office:value="-0.866025403784438" calcext:value-type="float">
            <text:p>-0,866025403784438</text:p>
          </table:table-cell>
          <table:table-cell table:style-name="ce13" table:formula="of:=3*(SIN([.A22]*PI()/180)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13" office:value-type="float" office:value="-255" calcext:value-type="float">
            <text:p>-255</text:p>
          </table:table-cell>
          <table:table-cell table:style-name="ce13" table:formula="of:=SIN([.A23]*PI()/180)" office:value-type="float" office:value="0.965925826289068" calcext:value-type="float">
            <text:p>0,965925826289068</text:p>
          </table:table-cell>
          <table:table-cell table:style-name="ce13" table:formula="of:=SIN((3*[.A23])*PI()/180)" office:value-type="float" office:value="-0.707106781186547" calcext:value-type="float">
            <text:p>-0,707106781186547</text:p>
          </table:table-cell>
          <table:table-cell table:style-name="ce13" table:formula="of:=3*(SIN([.A23]*PI()/180)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13" office:value-type="float" office:value="-250" calcext:value-type="float">
            <text:p>-250</text:p>
          </table:table-cell>
          <table:table-cell table:style-name="ce13" table:formula="of:=SIN([.A24]*PI()/180)" office:value-type="float" office:value="0.939692620785908" calcext:value-type="float">
            <text:p>0,939692620785908</text:p>
          </table:table-cell>
          <table:table-cell table:style-name="ce13" table:formula="of:=SIN((3*[.A24])*PI()/180)" office:value-type="float" office:value="-0.499999999999999" calcext:value-type="float">
            <text:p>-0,499999999999999</text:p>
          </table:table-cell>
          <table:table-cell table:style-name="ce13" table:formula="of:=3*(SIN([.A24]*PI()/180))" office:value-type="float" office:value="2.81907786235772" calcext:value-type="float">
            <text:p>2,81907786235772</text:p>
          </table:table-cell>
          <table:table-cell table:number-columns-repeated="1020"/>
        </table:table-row>
        <table:table-row table:style-name="ro1">
          <table:table-cell table:style-name="ce13" office:value-type="float" office:value="-245" calcext:value-type="float">
            <text:p>-245</text:p>
          </table:table-cell>
          <table:table-cell table:style-name="ce13" table:formula="of:=SIN([.A25]*PI()/180)" office:value-type="float" office:value="0.90630778703665" calcext:value-type="float">
            <text:p>0,90630778703665</text:p>
          </table:table-cell>
          <table:table-cell table:style-name="ce13" table:formula="of:=SIN((3*[.A25])*PI()/180)" office:value-type="float" office:value="-0.25881904510252" calcext:value-type="float">
            <text:p>-0,25881904510252</text:p>
          </table:table-cell>
          <table:table-cell table:style-name="ce13" table:formula="of:=3*(SIN([.A25]*PI()/180)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13" office:value-type="float" office:value="-240" calcext:value-type="float">
            <text:p>-240</text:p>
          </table:table-cell>
          <table:table-cell table:style-name="ce13" table:formula="of:=SIN([.A26]*PI()/180)" office:value-type="float" office:value="0.866025403784438" calcext:value-type="float">
            <text:p>0,866025403784438</text:p>
          </table:table-cell>
          <table:table-cell table:style-name="ce13" table:formula="of:=SIN((3*[.A26])*PI()/180)" office:value-type="float" office:value="4.89858719658941E-016" calcext:value-type="float">
            <text:p>4,89858719658941E-16</text:p>
          </table:table-cell>
          <table:table-cell table:style-name="ce13" table:formula="of:=3*(SIN([.A26]*PI()/180)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13" office:value-type="float" office:value="-235" calcext:value-type="float">
            <text:p>-235</text:p>
          </table:table-cell>
          <table:table-cell table:style-name="ce13" table:formula="of:=SIN([.A27]*PI()/180)" office:value-type="float" office:value="0.819152044288992" calcext:value-type="float">
            <text:p>0,819152044288992</text:p>
          </table:table-cell>
          <table:table-cell table:style-name="ce13" table:formula="of:=SIN((3*[.A27])*PI()/180)" office:value-type="float" office:value="0.258819045102521" calcext:value-type="float">
            <text:p>0,258819045102521</text:p>
          </table:table-cell>
          <table:table-cell table:style-name="ce13" table:formula="of:=3*(SIN([.A27]*PI()/180))" office:value-type="float" office:value="2.45745613286697" calcext:value-type="float">
            <text:p>2,45745613286697</text:p>
          </table:table-cell>
          <table:table-cell table:number-columns-repeated="1020"/>
        </table:table-row>
        <table:table-row table:style-name="ro1">
          <table:table-cell table:style-name="ce13" office:value-type="float" office:value="-230" calcext:value-type="float">
            <text:p>-230</text:p>
          </table:table-cell>
          <table:table-cell table:style-name="ce13" table:formula="of:=SIN([.A28]*PI()/180)" office:value-type="float" office:value="0.766044443118978" calcext:value-type="float">
            <text:p>0,766044443118978</text:p>
          </table:table-cell>
          <table:table-cell table:style-name="ce13" table:formula="of:=SIN((3*[.A28])*PI()/180)" office:value-type="float" office:value="0.5" calcext:value-type="float">
            <text:p>0,5</text:p>
          </table:table-cell>
          <table:table-cell table:style-name="ce13" table:formula="of:=3*(SIN([.A28]*PI()/180)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13" office:value-type="float" office:value="-225" calcext:value-type="float">
            <text:p>-225</text:p>
          </table:table-cell>
          <table:table-cell table:style-name="ce13" table:formula="of:=SIN([.A29]*PI()/180)" office:value-type="float" office:value="0.707106781186547" calcext:value-type="float">
            <text:p>0,707106781186547</text:p>
          </table:table-cell>
          <table:table-cell table:style-name="ce13" table:formula="of:=SIN((3*[.A29])*PI()/180)" office:value-type="float" office:value="0.707106781186547" calcext:value-type="float">
            <text:p>0,707106781186547</text:p>
          </table:table-cell>
          <table:table-cell table:style-name="ce13" table:formula="of:=3*(SIN([.A29]*PI()/180)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13" office:value-type="float" office:value="-220" calcext:value-type="float">
            <text:p>-220</text:p>
          </table:table-cell>
          <table:table-cell table:style-name="ce13" table:formula="of:=SIN([.A30]*PI()/180)" office:value-type="float" office:value="0.642787609686539" calcext:value-type="float">
            <text:p>0,642787609686539</text:p>
          </table:table-cell>
          <table:table-cell table:style-name="ce13" table:formula="of:=SIN((3*[.A30])*PI()/180)" office:value-type="float" office:value="0.866025403784439" calcext:value-type="float">
            <text:p>0,866025403784439</text:p>
          </table:table-cell>
          <table:table-cell table:style-name="ce13" table:formula="of:=3*(SIN([.A30]*PI()/180)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13" office:value-type="float" office:value="-215" calcext:value-type="float">
            <text:p>-215</text:p>
          </table:table-cell>
          <table:table-cell table:style-name="ce13" table:formula="of:=SIN([.A31]*PI()/180)" office:value-type="float" office:value="0.573576436351046" calcext:value-type="float">
            <text:p>0,573576436351046</text:p>
          </table:table-cell>
          <table:table-cell table:style-name="ce13" table:formula="of:=SIN((3*[.A31])*PI()/180)" office:value-type="float" office:value="0.965925826289068" calcext:value-type="float">
            <text:p>0,965925826289068</text:p>
          </table:table-cell>
          <table:table-cell table:style-name="ce13" table:formula="of:=3*(SIN([.A31]*PI()/180)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13" office:value-type="float" office:value="-210" calcext:value-type="float">
            <text:p>-210</text:p>
          </table:table-cell>
          <table:table-cell table:style-name="ce13" table:formula="of:=SIN([.A32]*PI()/180)" office:value-type="float" office:value="0.5" calcext:value-type="float">
            <text:p>0,5</text:p>
          </table:table-cell>
          <table:table-cell table:style-name="ce13" table:formula="of:=SIN((3*[.A32])*PI()/180)" office:value-type="float" office:value="1" calcext:value-type="float">
            <text:p>1</text:p>
          </table:table-cell>
          <table:table-cell table:style-name="ce13" table:formula="of:=3*(SIN([.A32]*PI()/180)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13" office:value-type="float" office:value="-205" calcext:value-type="float">
            <text:p>-205</text:p>
          </table:table-cell>
          <table:table-cell table:style-name="ce13" table:formula="of:=SIN([.A33]*PI()/180)" office:value-type="float" office:value="0.422618261740699" calcext:value-type="float">
            <text:p>0,422618261740699</text:p>
          </table:table-cell>
          <table:table-cell table:style-name="ce13" table:formula="of:=SIN((3*[.A33])*PI()/180)" office:value-type="float" office:value="0.965925826289068" calcext:value-type="float">
            <text:p>0,965925826289068</text:p>
          </table:table-cell>
          <table:table-cell table:style-name="ce13" table:formula="of:=3*(SIN([.A33]*PI()/180)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13" office:value-type="float" office:value="-200" calcext:value-type="float">
            <text:p>-200</text:p>
          </table:table-cell>
          <table:table-cell table:style-name="ce13" table:formula="of:=SIN([.A34]*PI()/180)" office:value-type="float" office:value="0.342020143325669" calcext:value-type="float">
            <text:p>0,342020143325669</text:p>
          </table:table-cell>
          <table:table-cell table:style-name="ce13" table:formula="of:=SIN((3*[.A34])*PI()/180)" office:value-type="float" office:value="0.866025403784439" calcext:value-type="float">
            <text:p>0,866025403784439</text:p>
          </table:table-cell>
          <table:table-cell table:style-name="ce13" table:formula="of:=3*(SIN([.A34]*PI()/180)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13" office:value-type="float" office:value="-195" calcext:value-type="float">
            <text:p>-195</text:p>
          </table:table-cell>
          <table:table-cell table:style-name="ce13" table:formula="of:=SIN([.A35]*PI()/180)" office:value-type="float" office:value="0.25881904510252" calcext:value-type="float">
            <text:p>0,25881904510252</text:p>
          </table:table-cell>
          <table:table-cell table:style-name="ce13" table:formula="of:=SIN((3*[.A35])*PI()/180)" office:value-type="float" office:value="0.707106781186548" calcext:value-type="float">
            <text:p>0,707106781186548</text:p>
          </table:table-cell>
          <table:table-cell table:style-name="ce13" table:formula="of:=3*(SIN([.A35]*PI()/180))" office:value-type="float" office:value="0.776457135307561" calcext:value-type="float">
            <text:p>0,776457135307561</text:p>
          </table:table-cell>
          <table:table-cell table:number-columns-repeated="1020"/>
        </table:table-row>
        <table:table-row table:style-name="ro1">
          <table:table-cell table:style-name="ce13" office:value-type="float" office:value="-190" calcext:value-type="float">
            <text:p>-190</text:p>
          </table:table-cell>
          <table:table-cell table:style-name="ce13" table:formula="of:=SIN([.A36]*PI()/180)" office:value-type="float" office:value="0.17364817766693" calcext:value-type="float">
            <text:p>0,17364817766693</text:p>
          </table:table-cell>
          <table:table-cell table:style-name="ce13" table:formula="of:=SIN((3*[.A36])*PI()/180)" office:value-type="float" office:value="0.500000000000001" calcext:value-type="float">
            <text:p>0,500000000000001</text:p>
          </table:table-cell>
          <table:table-cell table:style-name="ce13" table:formula="of:=3*(SIN([.A36]*PI()/180)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13" office:value-type="float" office:value="-185" calcext:value-type="float">
            <text:p>-185</text:p>
          </table:table-cell>
          <table:table-cell table:style-name="ce13" table:formula="of:=SIN([.A37]*PI()/180)" office:value-type="float" office:value="0.0871557427476579" calcext:value-type="float">
            <text:p>0,087155742747658</text:p>
          </table:table-cell>
          <table:table-cell table:style-name="ce13" table:formula="of:=SIN((3*[.A37])*PI()/180)" office:value-type="float" office:value="0.258819045102522" calcext:value-type="float">
            <text:p>0,258819045102522</text:p>
          </table:table-cell>
          <table:table-cell table:style-name="ce13" table:formula="of:=3*(SIN([.A37]*PI()/180))" office:value-type="float" office:value="0.261467228242974" calcext:value-type="float">
            <text:p>0,261467228242974</text:p>
          </table:table-cell>
          <table:table-cell table:number-columns-repeated="1020"/>
        </table:table-row>
        <table:table-row table:style-name="ro1">
          <table:table-cell table:style-name="ce13" office:value-type="float" office:value="-180" calcext:value-type="float">
            <text:p>-180</text:p>
          </table:table-cell>
          <table:table-cell table:style-name="ce13" table:formula="of:=SIN([.A38]*PI()/180)" office:value-type="float" office:value="-1.22464679914735E-016" calcext:value-type="float">
            <text:p>-1,22464679914735E-16</text:p>
          </table:table-cell>
          <table:table-cell table:style-name="ce13" table:formula="of:=SIN((3*[.A38])*PI()/180)" office:value-type="float" office:value="-3.67394039744206E-016" calcext:value-type="float">
            <text:p>-3,67394039744206E-16</text:p>
          </table:table-cell>
          <table:table-cell table:style-name="ce13" table:formula="of:=3*(SIN([.A38]*PI()/180))" office:value-type="float" office:value="-3.67394039744206E-016" calcext:value-type="float">
            <text:p>-3,67394039744206E-16</text:p>
          </table:table-cell>
          <table:table-cell table:number-columns-repeated="1020"/>
        </table:table-row>
        <table:table-row table:style-name="ro1">
          <table:table-cell table:style-name="ce13" office:value-type="float" office:value="-175" calcext:value-type="float">
            <text:p>-175</text:p>
          </table:table-cell>
          <table:table-cell table:style-name="ce13" table:formula="of:=SIN([.A39]*PI()/180)" office:value-type="float" office:value="-0.0871557427476586" calcext:value-type="float">
            <text:p>-0,087155742747659</text:p>
          </table:table-cell>
          <table:table-cell table:style-name="ce13" table:formula="of:=SIN((3*[.A39])*PI()/180)" office:value-type="float" office:value="-0.258819045102521" calcext:value-type="float">
            <text:p>-0,258819045102521</text:p>
          </table:table-cell>
          <table:table-cell table:style-name="ce13" table:formula="of:=3*(SIN([.A39]*PI()/180))" office:value-type="float" office:value="-0.261467228242976" calcext:value-type="float">
            <text:p>-0,261467228242976</text:p>
          </table:table-cell>
          <table:table-cell table:number-columns-repeated="1020"/>
        </table:table-row>
        <table:table-row table:style-name="ro1">
          <table:table-cell table:style-name="ce13" office:value-type="float" office:value="-170" calcext:value-type="float">
            <text:p>-170</text:p>
          </table:table-cell>
          <table:table-cell table:style-name="ce13" table:formula="of:=SIN([.A40]*PI()/180)" office:value-type="float" office:value="-0.17364817766693" calcext:value-type="float">
            <text:p>-0,17364817766693</text:p>
          </table:table-cell>
          <table:table-cell table:style-name="ce13" table:formula="of:=SIN((3*[.A40])*PI()/180)" office:value-type="float" office:value="-0.5" calcext:value-type="float">
            <text:p>-0,5</text:p>
          </table:table-cell>
          <table:table-cell table:style-name="ce13" table:formula="of:=3*(SIN([.A40]*PI()/180)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13" office:value-type="float" office:value="-165" calcext:value-type="float">
            <text:p>-165</text:p>
          </table:table-cell>
          <table:table-cell table:style-name="ce13" table:formula="of:=SIN([.A41]*PI()/180)" office:value-type="float" office:value="-0.258819045102521" calcext:value-type="float">
            <text:p>-0,258819045102521</text:p>
          </table:table-cell>
          <table:table-cell table:style-name="ce13" table:formula="of:=SIN((3*[.A41])*PI()/180)" office:value-type="float" office:value="-0.707106781186547" calcext:value-type="float">
            <text:p>-0,707106781186547</text:p>
          </table:table-cell>
          <table:table-cell table:style-name="ce13" table:formula="of:=3*(SIN([.A41]*PI()/180))" office:value-type="float" office:value="-0.776457135307563" calcext:value-type="float">
            <text:p>-0,776457135307563</text:p>
          </table:table-cell>
          <table:table-cell table:number-columns-repeated="1020"/>
        </table:table-row>
        <table:table-row table:style-name="ro1">
          <table:table-cell table:style-name="ce13" office:value-type="float" office:value="-160" calcext:value-type="float">
            <text:p>-160</text:p>
          </table:table-cell>
          <table:table-cell table:style-name="ce13" table:formula="of:=SIN([.A42]*PI()/180)" office:value-type="float" office:value="-0.342020143325669" calcext:value-type="float">
            <text:p>-0,342020143325669</text:p>
          </table:table-cell>
          <table:table-cell table:style-name="ce13" table:formula="of:=SIN((3*[.A42])*PI()/180)" office:value-type="float" office:value="-0.866025403784439" calcext:value-type="float">
            <text:p>-0,866025403784439</text:p>
          </table:table-cell>
          <table:table-cell table:style-name="ce13" table:formula="of:=3*(SIN([.A42]*PI()/180)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13" office:value-type="float" office:value="-155" calcext:value-type="float">
            <text:p>-155</text:p>
          </table:table-cell>
          <table:table-cell table:style-name="ce13" table:formula="of:=SIN([.A43]*PI()/180)" office:value-type="float" office:value="-0.422618261740699" calcext:value-type="float">
            <text:p>-0,422618261740699</text:p>
          </table:table-cell>
          <table:table-cell table:style-name="ce13" table:formula="of:=SIN((3*[.A43])*PI()/180)" office:value-type="float" office:value="-0.965925826289068" calcext:value-type="float">
            <text:p>-0,965925826289068</text:p>
          </table:table-cell>
          <table:table-cell table:style-name="ce13" table:formula="of:=3*(SIN([.A43]*PI()/180)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13" office:value-type="float" office:value="-150" calcext:value-type="float">
            <text:p>-150</text:p>
          </table:table-cell>
          <table:table-cell table:style-name="ce13" table:formula="of:=SIN([.A44]*PI()/180)" office:value-type="float" office:value="-0.5" calcext:value-type="float">
            <text:p>-0,5</text:p>
          </table:table-cell>
          <table:table-cell table:style-name="ce13" table:formula="of:=SIN((3*[.A44])*PI()/180)" office:value-type="float" office:value="-1" calcext:value-type="float">
            <text:p>-1</text:p>
          </table:table-cell>
          <table:table-cell table:style-name="ce13" table:formula="of:=3*(SIN([.A44]*PI()/180)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13" office:value-type="float" office:value="-145" calcext:value-type="float">
            <text:p>-145</text:p>
          </table:table-cell>
          <table:table-cell table:style-name="ce13" table:formula="of:=SIN([.A45]*PI()/180)" office:value-type="float" office:value="-0.573576436351046" calcext:value-type="float">
            <text:p>-0,573576436351046</text:p>
          </table:table-cell>
          <table:table-cell table:style-name="ce13" table:formula="of:=SIN((3*[.A45])*PI()/180)" office:value-type="float" office:value="-0.965925826289068" calcext:value-type="float">
            <text:p>-0,965925826289068</text:p>
          </table:table-cell>
          <table:table-cell table:style-name="ce13" table:formula="of:=3*(SIN([.A45]*PI()/180)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13" office:value-type="float" office:value="-140" calcext:value-type="float">
            <text:p>-140</text:p>
          </table:table-cell>
          <table:table-cell table:style-name="ce13" table:formula="of:=SIN([.A46]*PI()/180)" office:value-type="float" office:value="-0.642787609686539" calcext:value-type="float">
            <text:p>-0,642787609686539</text:p>
          </table:table-cell>
          <table:table-cell table:style-name="ce13" table:formula="of:=SIN((3*[.A46])*PI()/180)" office:value-type="float" office:value="-0.866025403784439" calcext:value-type="float">
            <text:p>-0,866025403784439</text:p>
          </table:table-cell>
          <table:table-cell table:style-name="ce13" table:formula="of:=3*(SIN([.A46]*PI()/180)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13" office:value-type="float" office:value="-135" calcext:value-type="float">
            <text:p>-135</text:p>
          </table:table-cell>
          <table:table-cell table:style-name="ce13" table:formula="of:=SIN([.A47]*PI()/180)" office:value-type="float" office:value="-0.707106781186548" calcext:value-type="float">
            <text:p>-0,707106781186548</text:p>
          </table:table-cell>
          <table:table-cell table:style-name="ce13" table:formula="of:=SIN((3*[.A47])*PI()/180)" office:value-type="float" office:value="-0.707106781186547" calcext:value-type="float">
            <text:p>-0,707106781186547</text:p>
          </table:table-cell>
          <table:table-cell table:style-name="ce13" table:formula="of:=3*(SIN([.A47]*PI()/180)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13" office:value-type="float" office:value="-130" calcext:value-type="float">
            <text:p>-130</text:p>
          </table:table-cell>
          <table:table-cell table:style-name="ce13" table:formula="of:=SIN([.A48]*PI()/180)" office:value-type="float" office:value="-0.766044443118978" calcext:value-type="float">
            <text:p>-0,766044443118978</text:p>
          </table:table-cell>
          <table:table-cell table:style-name="ce13" table:formula="of:=SIN((3*[.A48])*PI()/180)" office:value-type="float" office:value="-0.499999999999999" calcext:value-type="float">
            <text:p>-0,499999999999999</text:p>
          </table:table-cell>
          <table:table-cell table:style-name="ce13" table:formula="of:=3*(SIN([.A48]*PI()/180)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13" office:value-type="float" office:value="-125" calcext:value-type="float">
            <text:p>-125</text:p>
          </table:table-cell>
          <table:table-cell table:style-name="ce13" table:formula="of:=SIN([.A49]*PI()/180)" office:value-type="float" office:value="-0.819152044288992" calcext:value-type="float">
            <text:p>-0,819152044288992</text:p>
          </table:table-cell>
          <table:table-cell table:style-name="ce13" table:formula="of:=SIN((3*[.A49])*PI()/180)" office:value-type="float" office:value="-0.25881904510252" calcext:value-type="float">
            <text:p>-0,25881904510252</text:p>
          </table:table-cell>
          <table:table-cell table:style-name="ce13" table:formula="of:=3*(SIN([.A49]*PI()/180))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13" office:value-type="float" office:value="-120" calcext:value-type="float">
            <text:p>-120</text:p>
          </table:table-cell>
          <table:table-cell table:style-name="ce13" table:formula="of:=SIN([.A50]*PI()/180)" office:value-type="float" office:value="-0.866025403784439" calcext:value-type="float">
            <text:p>-0,866025403784439</text:p>
          </table:table-cell>
          <table:table-cell table:style-name="ce13" table:formula="of:=SIN((3*[.A50])*PI()/180)" office:value-type="float" office:value="2.44929359829471E-016" calcext:value-type="float">
            <text:p>2,44929359829471E-16</text:p>
          </table:table-cell>
          <table:table-cell table:style-name="ce13" table:formula="of:=3*(SIN([.A50]*PI()/180)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13" office:value-type="float" office:value="-115" calcext:value-type="float">
            <text:p>-115</text:p>
          </table:table-cell>
          <table:table-cell table:style-name="ce13" table:formula="of:=SIN([.A51]*PI()/180)" office:value-type="float" office:value="-0.90630778703665" calcext:value-type="float">
            <text:p>-0,90630778703665</text:p>
          </table:table-cell>
          <table:table-cell table:style-name="ce13" table:formula="of:=SIN((3*[.A51])*PI()/180)" office:value-type="float" office:value="0.258819045102521" calcext:value-type="float">
            <text:p>0,258819045102521</text:p>
          </table:table-cell>
          <table:table-cell table:style-name="ce13" table:formula="of:=3*(SIN([.A51]*PI()/180)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13" office:value-type="float" office:value="-110" calcext:value-type="float">
            <text:p>-110</text:p>
          </table:table-cell>
          <table:table-cell table:style-name="ce13" table:formula="of:=SIN([.A52]*PI()/180)" office:value-type="float" office:value="-0.939692620785908" calcext:value-type="float">
            <text:p>-0,939692620785908</text:p>
          </table:table-cell>
          <table:table-cell table:style-name="ce13" table:formula="of:=SIN((3*[.A52])*PI()/180)" office:value-type="float" office:value="0.5" calcext:value-type="float">
            <text:p>0,5</text:p>
          </table:table-cell>
          <table:table-cell table:style-name="ce13" table:formula="of:=3*(SIN([.A52]*PI()/180))" office:value-type="float" office:value="-2.81907786235773" calcext:value-type="float">
            <text:p>-2,81907786235773</text:p>
          </table:table-cell>
          <table:table-cell table:number-columns-repeated="1020"/>
        </table:table-row>
        <table:table-row table:style-name="ro1">
          <table:table-cell table:style-name="ce13" office:value-type="float" office:value="-105" calcext:value-type="float">
            <text:p>-105</text:p>
          </table:table-cell>
          <table:table-cell table:style-name="ce13" table:formula="of:=SIN([.A53]*PI()/180)" office:value-type="float" office:value="-0.965925826289068" calcext:value-type="float">
            <text:p>-0,965925826289068</text:p>
          </table:table-cell>
          <table:table-cell table:style-name="ce13" table:formula="of:=SIN((3*[.A53])*PI()/180)" office:value-type="float" office:value="0.707106781186548" calcext:value-type="float">
            <text:p>0,707106781186548</text:p>
          </table:table-cell>
          <table:table-cell table:style-name="ce13" table:formula="of:=3*(SIN([.A53]*PI()/180)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13" office:value-type="float" office:value="-100" calcext:value-type="float">
            <text:p>-100</text:p>
          </table:table-cell>
          <table:table-cell table:style-name="ce13" table:formula="of:=SIN([.A54]*PI()/180)" office:value-type="float" office:value="-0.984807753012208" calcext:value-type="float">
            <text:p>-0,984807753012208</text:p>
          </table:table-cell>
          <table:table-cell table:style-name="ce13" table:formula="of:=SIN((3*[.A54])*PI()/180)" office:value-type="float" office:value="0.866025403784439" calcext:value-type="float">
            <text:p>0,866025403784439</text:p>
          </table:table-cell>
          <table:table-cell table:style-name="ce13" table:formula="of:=3*(SIN([.A54]*PI()/180)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13" office:value-type="float" office:value="-95" calcext:value-type="float">
            <text:p>-95</text:p>
          </table:table-cell>
          <table:table-cell table:style-name="ce13" table:formula="of:=SIN([.A55]*PI()/180)" office:value-type="float" office:value="-0.996194698091746" calcext:value-type="float">
            <text:p>-0,996194698091746</text:p>
          </table:table-cell>
          <table:table-cell table:style-name="ce13" table:formula="of:=SIN((3*[.A55])*PI()/180)" office:value-type="float" office:value="0.965925826289068" calcext:value-type="float">
            <text:p>0,965925826289068</text:p>
          </table:table-cell>
          <table:table-cell table:style-name="ce13" table:formula="of:=3*(SIN([.A55]*PI()/180)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13" office:value-type="float" office:value="-90" calcext:value-type="float">
            <text:p>-90</text:p>
          </table:table-cell>
          <table:table-cell table:style-name="ce13" table:formula="of:=SIN([.A56]*PI()/180)" office:value-type="float" office:value="-1" calcext:value-type="float">
            <text:p>-1</text:p>
          </table:table-cell>
          <table:table-cell table:style-name="ce13" table:formula="of:=SIN((3*[.A56])*PI()/180)" office:value-type="float" office:value="1" calcext:value-type="float">
            <text:p>1</text:p>
          </table:table-cell>
          <table:table-cell table:style-name="ce13" table:formula="of:=3*(SIN([.A56]*PI()/180))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table:style-name="ce13" office:value-type="float" office:value="-85" calcext:value-type="float">
            <text:p>-85</text:p>
          </table:table-cell>
          <table:table-cell table:style-name="ce13" table:formula="of:=SIN([.A57]*PI()/180)" office:value-type="float" office:value="-0.996194698091746" calcext:value-type="float">
            <text:p>-0,996194698091746</text:p>
          </table:table-cell>
          <table:table-cell table:style-name="ce13" table:formula="of:=SIN((3*[.A57])*PI()/180)" office:value-type="float" office:value="0.965925826289068" calcext:value-type="float">
            <text:p>0,965925826289068</text:p>
          </table:table-cell>
          <table:table-cell table:style-name="ce13" table:formula="of:=3*(SIN([.A57]*PI()/180)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13" office:value-type="float" office:value="-80" calcext:value-type="float">
            <text:p>-80</text:p>
          </table:table-cell>
          <table:table-cell table:style-name="ce13" table:formula="of:=SIN([.A58]*PI()/180)" office:value-type="float" office:value="-0.984807753012208" calcext:value-type="float">
            <text:p>-0,984807753012208</text:p>
          </table:table-cell>
          <table:table-cell table:style-name="ce13" table:formula="of:=SIN((3*[.A58])*PI()/180)" office:value-type="float" office:value="0.866025403784438" calcext:value-type="float">
            <text:p>0,866025403784438</text:p>
          </table:table-cell>
          <table:table-cell table:style-name="ce13" table:formula="of:=3*(SIN([.A58]*PI()/180)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13" office:value-type="float" office:value="-75" calcext:value-type="float">
            <text:p>-75</text:p>
          </table:table-cell>
          <table:table-cell table:style-name="ce13" table:formula="of:=SIN([.A59]*PI()/180)" office:value-type="float" office:value="-0.965925826289068" calcext:value-type="float">
            <text:p>-0,965925826289068</text:p>
          </table:table-cell>
          <table:table-cell table:style-name="ce13" table:formula="of:=SIN((3*[.A59])*PI()/180)" office:value-type="float" office:value="0.707106781186547" calcext:value-type="float">
            <text:p>0,707106781186547</text:p>
          </table:table-cell>
          <table:table-cell table:style-name="ce13" table:formula="of:=3*(SIN([.A59]*PI()/180)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13" office:value-type="float" office:value="-70" calcext:value-type="float">
            <text:p>-70</text:p>
          </table:table-cell>
          <table:table-cell table:style-name="ce13" table:formula="of:=SIN([.A60]*PI()/180)" office:value-type="float" office:value="-0.939692620785908" calcext:value-type="float">
            <text:p>-0,939692620785908</text:p>
          </table:table-cell>
          <table:table-cell table:style-name="ce13" table:formula="of:=SIN((3*[.A60])*PI()/180)" office:value-type="float" office:value="0.5" calcext:value-type="float">
            <text:p>0,5</text:p>
          </table:table-cell>
          <table:table-cell table:style-name="ce13" table:formula="of:=3*(SIN([.A60]*PI()/180))" office:value-type="float" office:value="-2.81907786235772" calcext:value-type="float">
            <text:p>-2,81907786235772</text:p>
          </table:table-cell>
          <table:table-cell table:number-columns-repeated="1020"/>
        </table:table-row>
        <table:table-row table:style-name="ro1">
          <table:table-cell table:style-name="ce13" office:value-type="float" office:value="-65" calcext:value-type="float">
            <text:p>-65</text:p>
          </table:table-cell>
          <table:table-cell table:style-name="ce13" table:formula="of:=SIN([.A61]*PI()/180)" office:value-type="float" office:value="-0.90630778703665" calcext:value-type="float">
            <text:p>-0,90630778703665</text:p>
          </table:table-cell>
          <table:table-cell table:style-name="ce13" table:formula="of:=SIN((3*[.A61])*PI()/180)" office:value-type="float" office:value="0.25881904510252" calcext:value-type="float">
            <text:p>0,25881904510252</text:p>
          </table:table-cell>
          <table:table-cell table:style-name="ce13" table:formula="of:=3*(SIN([.A61]*PI()/180)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13" office:value-type="float" office:value="-60" calcext:value-type="float">
            <text:p>-60</text:p>
          </table:table-cell>
          <table:table-cell table:style-name="ce13" table:formula="of:=SIN([.A62]*PI()/180)" office:value-type="float" office:value="-0.866025403784439" calcext:value-type="float">
            <text:p>-0,866025403784439</text:p>
          </table:table-cell>
          <table:table-cell table:style-name="ce13" table:formula="of:=SIN((3*[.A62])*PI()/180)" office:value-type="float" office:value="-1.22464679914735E-016" calcext:value-type="float">
            <text:p>-1,22464679914735E-16</text:p>
          </table:table-cell>
          <table:table-cell table:style-name="ce13" table:formula="of:=3*(SIN([.A62]*PI()/180)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13" office:value-type="float" office:value="-55" calcext:value-type="float">
            <text:p>-55</text:p>
          </table:table-cell>
          <table:table-cell table:style-name="ce13" table:formula="of:=SIN([.A63]*PI()/180)" office:value-type="float" office:value="-0.819152044288992" calcext:value-type="float">
            <text:p>-0,819152044288992</text:p>
          </table:table-cell>
          <table:table-cell table:style-name="ce13" table:formula="of:=SIN((3*[.A63])*PI()/180)" office:value-type="float" office:value="-0.258819045102521" calcext:value-type="float">
            <text:p>-0,258819045102521</text:p>
          </table:table-cell>
          <table:table-cell table:style-name="ce13" table:formula="of:=3*(SIN([.A63]*PI()/180))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13" office:value-type="float" office:value="-50" calcext:value-type="float">
            <text:p>-50</text:p>
          </table:table-cell>
          <table:table-cell table:style-name="ce13" table:formula="of:=SIN([.A64]*PI()/180)" office:value-type="float" office:value="-0.766044443118978" calcext:value-type="float">
            <text:p>-0,766044443118978</text:p>
          </table:table-cell>
          <table:table-cell table:style-name="ce13" table:formula="of:=SIN((3*[.A64])*PI()/180)" office:value-type="float" office:value="-0.5" calcext:value-type="float">
            <text:p>-0,5</text:p>
          </table:table-cell>
          <table:table-cell table:style-name="ce13" table:formula="of:=3*(SIN([.A64]*PI()/180)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13" office:value-type="float" office:value="-45" calcext:value-type="float">
            <text:p>-45</text:p>
          </table:table-cell>
          <table:table-cell table:style-name="ce13" table:formula="of:=SIN([.A65]*PI()/180)" office:value-type="float" office:value="-0.707106781186547" calcext:value-type="float">
            <text:p>-0,707106781186547</text:p>
          </table:table-cell>
          <table:table-cell table:style-name="ce13" table:formula="of:=SIN((3*[.A65])*PI()/180)" office:value-type="float" office:value="-0.707106781186548" calcext:value-type="float">
            <text:p>-0,707106781186548</text:p>
          </table:table-cell>
          <table:table-cell table:style-name="ce13" table:formula="of:=3*(SIN([.A65]*PI()/180)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13" office:value-type="float" office:value="-40" calcext:value-type="float">
            <text:p>-40</text:p>
          </table:table-cell>
          <table:table-cell table:style-name="ce13" table:formula="of:=SIN([.A66]*PI()/180)" office:value-type="float" office:value="-0.642787609686539" calcext:value-type="float">
            <text:p>-0,642787609686539</text:p>
          </table:table-cell>
          <table:table-cell table:style-name="ce13" table:formula="of:=SIN((3*[.A66])*PI()/180)" office:value-type="float" office:value="-0.866025403784439" calcext:value-type="float">
            <text:p>-0,866025403784439</text:p>
          </table:table-cell>
          <table:table-cell table:style-name="ce13" table:formula="of:=3*(SIN([.A66]*PI()/180)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13" office:value-type="float" office:value="-35" calcext:value-type="float">
            <text:p>-35</text:p>
          </table:table-cell>
          <table:table-cell table:style-name="ce13" table:formula="of:=SIN([.A67]*PI()/180)" office:value-type="float" office:value="-0.573576436351046" calcext:value-type="float">
            <text:p>-0,573576436351046</text:p>
          </table:table-cell>
          <table:table-cell table:style-name="ce13" table:formula="of:=SIN((3*[.A67])*PI()/180)" office:value-type="float" office:value="-0.965925826289068" calcext:value-type="float">
            <text:p>-0,965925826289068</text:p>
          </table:table-cell>
          <table:table-cell table:style-name="ce13" table:formula="of:=3*(SIN([.A67]*PI()/180)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13" office:value-type="float" office:value="-30" calcext:value-type="float">
            <text:p>-30</text:p>
          </table:table-cell>
          <table:table-cell table:style-name="ce13" table:formula="of:=SIN([.A68]*PI()/180)" office:value-type="float" office:value="-0.5" calcext:value-type="float">
            <text:p>-0,5</text:p>
          </table:table-cell>
          <table:table-cell table:style-name="ce13" table:formula="of:=SIN((3*[.A68])*PI()/180)" office:value-type="float" office:value="-1" calcext:value-type="float">
            <text:p>-1</text:p>
          </table:table-cell>
          <table:table-cell table:style-name="ce13" table:formula="of:=3*(SIN([.A68]*PI()/180)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13" office:value-type="float" office:value="-25" calcext:value-type="float">
            <text:p>-25</text:p>
          </table:table-cell>
          <table:table-cell table:style-name="ce13" table:formula="of:=SIN([.A69]*PI()/180)" office:value-type="float" office:value="-0.422618261740699" calcext:value-type="float">
            <text:p>-0,422618261740699</text:p>
          </table:table-cell>
          <table:table-cell table:style-name="ce13" table:formula="of:=SIN((3*[.A69])*PI()/180)" office:value-type="float" office:value="-0.965925826289068" calcext:value-type="float">
            <text:p>-0,965925826289068</text:p>
          </table:table-cell>
          <table:table-cell table:style-name="ce13" table:formula="of:=3*(SIN([.A69]*PI()/180)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13" office:value-type="float" office:value="-20" calcext:value-type="float">
            <text:p>-20</text:p>
          </table:table-cell>
          <table:table-cell table:style-name="ce13" table:formula="of:=SIN([.A70]*PI()/180)" office:value-type="float" office:value="-0.342020143325669" calcext:value-type="float">
            <text:p>-0,342020143325669</text:p>
          </table:table-cell>
          <table:table-cell table:style-name="ce13" table:formula="of:=SIN((3*[.A70])*PI()/180)" office:value-type="float" office:value="-0.866025403784439" calcext:value-type="float">
            <text:p>-0,866025403784439</text:p>
          </table:table-cell>
          <table:table-cell table:style-name="ce13" table:formula="of:=3*(SIN([.A70]*PI()/180)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13" office:value-type="float" office:value="-15" calcext:value-type="float">
            <text:p>-15</text:p>
          </table:table-cell>
          <table:table-cell table:style-name="ce13" table:formula="of:=SIN([.A71]*PI()/180)" office:value-type="float" office:value="-0.258819045102521" calcext:value-type="float">
            <text:p>-0,258819045102521</text:p>
          </table:table-cell>
          <table:table-cell table:style-name="ce13" table:formula="of:=SIN((3*[.A71])*PI()/180)" office:value-type="float" office:value="-0.707106781186547" calcext:value-type="float">
            <text:p>-0,707106781186547</text:p>
          </table:table-cell>
          <table:table-cell table:style-name="ce13" table:formula="of:=3*(SIN([.A71]*PI()/180))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1">
          <table:table-cell table:style-name="ce13" office:value-type="float" office:value="-10" calcext:value-type="float">
            <text:p>-10</text:p>
          </table:table-cell>
          <table:table-cell table:style-name="ce13" table:formula="of:=SIN([.A72]*PI()/180)" office:value-type="float" office:value="-0.17364817766693" calcext:value-type="float">
            <text:p>-0,17364817766693</text:p>
          </table:table-cell>
          <table:table-cell table:style-name="ce13" table:formula="of:=SIN((3*[.A72])*PI()/180)" office:value-type="float" office:value="-0.5" calcext:value-type="float">
            <text:p>-0,5</text:p>
          </table:table-cell>
          <table:table-cell table:style-name="ce13" table:formula="of:=3*(SIN([.A72]*PI()/180)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13" office:value-type="float" office:value="-5" calcext:value-type="float">
            <text:p>-5</text:p>
          </table:table-cell>
          <table:table-cell table:style-name="ce13" table:formula="of:=SIN([.A73]*PI()/180)" office:value-type="float" office:value="-0.0871557427476582" calcext:value-type="float">
            <text:p>-0,087155742747658</text:p>
          </table:table-cell>
          <table:table-cell table:style-name="ce13" table:formula="of:=SIN((3*[.A73])*PI()/180)" office:value-type="float" office:value="-0.258819045102521" calcext:value-type="float">
            <text:p>-0,258819045102521</text:p>
          </table:table-cell>
          <table:table-cell table:style-name="ce13" table:formula="of:=3*(SIN([.A73]*PI()/180))" office:value-type="float" office:value="-0.261467228242974" calcext:value-type="float">
            <text:p>-0,261467228242974</text:p>
          </table:table-cell>
          <table:table-cell table:number-columns-repeated="1020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table:formula="of:=SIN([.A74]*PI()/180)" office:value-type="float" office:value="0" calcext:value-type="float">
            <text:p>0</text:p>
          </table:table-cell>
          <table:table-cell table:style-name="ce13" table:formula="of:=SIN((3*[.A74])*PI()/180)" office:value-type="float" office:value="0" calcext:value-type="float">
            <text:p>0</text:p>
          </table:table-cell>
          <table:table-cell table:style-name="ce13" table:formula="of:=3*(SIN([.A74]*PI()/180)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3" table:formula="of:=SIN([.A75]*PI()/180)" office:value-type="float" office:value="0.0871557427476582" calcext:value-type="float">
            <text:p>0,087155742747658</text:p>
          </table:table-cell>
          <table:table-cell table:style-name="ce13" table:formula="of:=SIN((3*[.A75])*PI()/180)" office:value-type="float" office:value="0.258819045102521" calcext:value-type="float">
            <text:p>0,258819045102521</text:p>
          </table:table-cell>
          <table:table-cell table:style-name="ce13" table:formula="of:=3*(SIN([.A75]*PI()/180))" office:value-type="float" office:value="0.261467228242974" calcext:value-type="float">
            <text:p>0,261467228242974</text:p>
          </table:table-cell>
          <table:table-cell table:number-columns-repeated="1020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3" table:formula="of:=SIN([.A76]*PI()/180)" office:value-type="float" office:value="0.17364817766693" calcext:value-type="float">
            <text:p>0,17364817766693</text:p>
          </table:table-cell>
          <table:table-cell table:style-name="ce13" table:formula="of:=SIN((3*[.A76])*PI()/180)" office:value-type="float" office:value="0.5" calcext:value-type="float">
            <text:p>0,5</text:p>
          </table:table-cell>
          <table:table-cell table:style-name="ce13" table:formula="of:=3*(SIN([.A76]*PI()/180)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3" table:formula="of:=SIN([.A77]*PI()/180)" office:value-type="float" office:value="0.258819045102521" calcext:value-type="float">
            <text:p>0,258819045102521</text:p>
          </table:table-cell>
          <table:table-cell table:style-name="ce13" table:formula="of:=SIN((3*[.A77])*PI()/180)" office:value-type="float" office:value="0.707106781186547" calcext:value-type="float">
            <text:p>0,707106781186547</text:p>
          </table:table-cell>
          <table:table-cell table:style-name="ce13" table:formula="of:=3*(SIN([.A77]*PI()/180))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3" table:formula="of:=SIN([.A78]*PI()/180)" office:value-type="float" office:value="0.342020143325669" calcext:value-type="float">
            <text:p>0,342020143325669</text:p>
          </table:table-cell>
          <table:table-cell table:style-name="ce13" table:formula="of:=SIN((3*[.A78])*PI()/180)" office:value-type="float" office:value="0.866025403784439" calcext:value-type="float">
            <text:p>0,866025403784439</text:p>
          </table:table-cell>
          <table:table-cell table:style-name="ce13" table:formula="of:=3*(SIN([.A78]*PI()/180)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3" table:formula="of:=SIN([.A79]*PI()/180)" office:value-type="float" office:value="0.422618261740699" calcext:value-type="float">
            <text:p>0,422618261740699</text:p>
          </table:table-cell>
          <table:table-cell table:style-name="ce13" table:formula="of:=SIN((3*[.A79])*PI()/180)" office:value-type="float" office:value="0.965925826289068" calcext:value-type="float">
            <text:p>0,965925826289068</text:p>
          </table:table-cell>
          <table:table-cell table:style-name="ce13" table:formula="of:=3*(SIN([.A79]*PI()/180)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3" table:formula="of:=SIN([.A80]*PI()/180)" office:value-type="float" office:value="0.5" calcext:value-type="float">
            <text:p>0,5</text:p>
          </table:table-cell>
          <table:table-cell table:style-name="ce13" table:formula="of:=SIN((3*[.A80])*PI()/180)" office:value-type="float" office:value="1" calcext:value-type="float">
            <text:p>1</text:p>
          </table:table-cell>
          <table:table-cell table:style-name="ce13" table:formula="of:=3*(SIN([.A80]*PI()/180)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3" table:formula="of:=SIN([.A81]*PI()/180)" office:value-type="float" office:value="0.573576436351046" calcext:value-type="float">
            <text:p>0,573576436351046</text:p>
          </table:table-cell>
          <table:table-cell table:style-name="ce13" table:formula="of:=SIN((3*[.A81])*PI()/180)" office:value-type="float" office:value="0.965925826289068" calcext:value-type="float">
            <text:p>0,965925826289068</text:p>
          </table:table-cell>
          <table:table-cell table:style-name="ce13" table:formula="of:=3*(SIN([.A81]*PI()/180)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3" table:formula="of:=SIN([.A82]*PI()/180)" office:value-type="float" office:value="0.642787609686539" calcext:value-type="float">
            <text:p>0,642787609686539</text:p>
          </table:table-cell>
          <table:table-cell table:style-name="ce13" table:formula="of:=SIN((3*[.A82])*PI()/180)" office:value-type="float" office:value="0.866025403784439" calcext:value-type="float">
            <text:p>0,866025403784439</text:p>
          </table:table-cell>
          <table:table-cell table:style-name="ce13" table:formula="of:=3*(SIN([.A82]*PI()/180)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3" table:formula="of:=SIN([.A83]*PI()/180)" office:value-type="float" office:value="0.707106781186547" calcext:value-type="float">
            <text:p>0,707106781186547</text:p>
          </table:table-cell>
          <table:table-cell table:style-name="ce13" table:formula="of:=SIN((3*[.A83])*PI()/180)" office:value-type="float" office:value="0.707106781186548" calcext:value-type="float">
            <text:p>0,707106781186548</text:p>
          </table:table-cell>
          <table:table-cell table:style-name="ce13" table:formula="of:=3*(SIN([.A83]*PI()/180)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3" table:formula="of:=SIN([.A84]*PI()/180)" office:value-type="float" office:value="0.766044443118978" calcext:value-type="float">
            <text:p>0,766044443118978</text:p>
          </table:table-cell>
          <table:table-cell table:style-name="ce13" table:formula="of:=SIN((3*[.A84])*PI()/180)" office:value-type="float" office:value="0.5" calcext:value-type="float">
            <text:p>0,5</text:p>
          </table:table-cell>
          <table:table-cell table:style-name="ce13" table:formula="of:=3*(SIN([.A84]*PI()/180)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3" table:formula="of:=SIN([.A85]*PI()/180)" office:value-type="float" office:value="0.819152044288992" calcext:value-type="float">
            <text:p>0,819152044288992</text:p>
          </table:table-cell>
          <table:table-cell table:style-name="ce13" table:formula="of:=SIN((3*[.A85])*PI()/180)" office:value-type="float" office:value="0.258819045102521" calcext:value-type="float">
            <text:p>0,258819045102521</text:p>
          </table:table-cell>
          <table:table-cell table:style-name="ce13" table:formula="of:=3*(SIN([.A85]*PI()/180))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3" table:formula="of:=SIN([.A86]*PI()/180)" office:value-type="float" office:value="0.866025403784439" calcext:value-type="float">
            <text:p>0,866025403784439</text:p>
          </table:table-cell>
          <table:table-cell table:style-name="ce13" table:formula="of:=SIN((3*[.A86])*PI()/180)" office:value-type="float" office:value="1.22464679914735E-016" calcext:value-type="float">
            <text:p>1,22464679914735E-16</text:p>
          </table:table-cell>
          <table:table-cell table:style-name="ce13" table:formula="of:=3*(SIN([.A86]*PI()/180)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 table:style-name="ce13" table:formula="of:=SIN([.A87]*PI()/180)" office:value-type="float" office:value="0.90630778703665" calcext:value-type="float">
            <text:p>0,90630778703665</text:p>
          </table:table-cell>
          <table:table-cell table:style-name="ce13" table:formula="of:=SIN((3*[.A87])*PI()/180)" office:value-type="float" office:value="-0.25881904510252" calcext:value-type="float">
            <text:p>-0,25881904510252</text:p>
          </table:table-cell>
          <table:table-cell table:style-name="ce13" table:formula="of:=3*(SIN([.A87]*PI()/180)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13" office:value-type="float" office:value="70" calcext:value-type="float">
            <text:p>70</text:p>
          </table:table-cell>
          <table:table-cell table:style-name="ce13" table:formula="of:=SIN([.A88]*PI()/180)" office:value-type="float" office:value="0.939692620785908" calcext:value-type="float">
            <text:p>0,939692620785908</text:p>
          </table:table-cell>
          <table:table-cell table:style-name="ce13" table:formula="of:=SIN((3*[.A88])*PI()/180)" office:value-type="float" office:value="-0.5" calcext:value-type="float">
            <text:p>-0,5</text:p>
          </table:table-cell>
          <table:table-cell table:style-name="ce13" table:formula="of:=3*(SIN([.A88]*PI()/180))" office:value-type="float" office:value="2.81907786235772" calcext:value-type="float">
            <text:p>2,81907786235772</text:p>
          </table:table-cell>
          <table:table-cell table:number-columns-repeated="1020"/>
        </table:table-row>
        <table:table-row table:style-name="ro1">
          <table:table-cell table:style-name="ce13" office:value-type="float" office:value="75" calcext:value-type="float">
            <text:p>75</text:p>
          </table:table-cell>
          <table:table-cell table:style-name="ce13" table:formula="of:=SIN([.A89]*PI()/180)" office:value-type="float" office:value="0.965925826289068" calcext:value-type="float">
            <text:p>0,965925826289068</text:p>
          </table:table-cell>
          <table:table-cell table:style-name="ce13" table:formula="of:=SIN((3*[.A89])*PI()/180)" office:value-type="float" office:value="-0.707106781186547" calcext:value-type="float">
            <text:p>-0,707106781186547</text:p>
          </table:table-cell>
          <table:table-cell table:style-name="ce13" table:formula="of:=3*(SIN([.A89]*PI()/180)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13" office:value-type="float" office:value="80" calcext:value-type="float">
            <text:p>80</text:p>
          </table:table-cell>
          <table:table-cell table:style-name="ce13" table:formula="of:=SIN([.A90]*PI()/180)" office:value-type="float" office:value="0.984807753012208" calcext:value-type="float">
            <text:p>0,984807753012208</text:p>
          </table:table-cell>
          <table:table-cell table:style-name="ce13" table:formula="of:=SIN((3*[.A90])*PI()/180)" office:value-type="float" office:value="-0.866025403784438" calcext:value-type="float">
            <text:p>-0,866025403784438</text:p>
          </table:table-cell>
          <table:table-cell table:style-name="ce13" table:formula="of:=3*(SIN([.A90]*PI()/180)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13" office:value-type="float" office:value="85" calcext:value-type="float">
            <text:p>85</text:p>
          </table:table-cell>
          <table:table-cell table:style-name="ce13" table:formula="of:=SIN([.A91]*PI()/180)" office:value-type="float" office:value="0.996194698091746" calcext:value-type="float">
            <text:p>0,996194698091746</text:p>
          </table:table-cell>
          <table:table-cell table:style-name="ce13" table:formula="of:=SIN((3*[.A91])*PI()/180)" office:value-type="float" office:value="-0.965925826289068" calcext:value-type="float">
            <text:p>-0,965925826289068</text:p>
          </table:table-cell>
          <table:table-cell table:style-name="ce13" table:formula="of:=3*(SIN([.A91]*PI()/180)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13" office:value-type="float" office:value="90" calcext:value-type="float">
            <text:p>90</text:p>
          </table:table-cell>
          <table:table-cell table:style-name="ce13" table:formula="of:=SIN([.A92]*PI()/180)" office:value-type="float" office:value="1" calcext:value-type="float">
            <text:p>1</text:p>
          </table:table-cell>
          <table:table-cell table:style-name="ce13" table:formula="of:=SIN((3*[.A92])*PI()/180)" office:value-type="float" office:value="-1" calcext:value-type="float">
            <text:p>-1</text:p>
          </table:table-cell>
          <table:table-cell table:style-name="ce13" table:formula="of:=3*(SIN([.A92]*PI()/180)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3" office:value-type="float" office:value="95" calcext:value-type="float">
            <text:p>95</text:p>
          </table:table-cell>
          <table:table-cell table:style-name="ce13" table:formula="of:=SIN([.A93]*PI()/180)" office:value-type="float" office:value="0.996194698091746" calcext:value-type="float">
            <text:p>0,996194698091746</text:p>
          </table:table-cell>
          <table:table-cell table:style-name="ce13" table:formula="of:=SIN((3*[.A93])*PI()/180)" office:value-type="float" office:value="-0.965925826289068" calcext:value-type="float">
            <text:p>-0,965925826289068</text:p>
          </table:table-cell>
          <table:table-cell table:style-name="ce13" table:formula="of:=3*(SIN([.A93]*PI()/180)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13" office:value-type="float" office:value="100" calcext:value-type="float">
            <text:p>100</text:p>
          </table:table-cell>
          <table:table-cell table:style-name="ce13" table:formula="of:=SIN([.A94]*PI()/180)" office:value-type="float" office:value="0.984807753012208" calcext:value-type="float">
            <text:p>0,984807753012208</text:p>
          </table:table-cell>
          <table:table-cell table:style-name="ce13" table:formula="of:=SIN((3*[.A94])*PI()/180)" office:value-type="float" office:value="-0.866025403784439" calcext:value-type="float">
            <text:p>-0,866025403784439</text:p>
          </table:table-cell>
          <table:table-cell table:style-name="ce13" table:formula="of:=3*(SIN([.A94]*PI()/180)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13" office:value-type="float" office:value="105" calcext:value-type="float">
            <text:p>105</text:p>
          </table:table-cell>
          <table:table-cell table:style-name="ce13" table:formula="of:=SIN([.A95]*PI()/180)" office:value-type="float" office:value="0.965925826289068" calcext:value-type="float">
            <text:p>0,965925826289068</text:p>
          </table:table-cell>
          <table:table-cell table:style-name="ce13" table:formula="of:=SIN((3*[.A95])*PI()/180)" office:value-type="float" office:value="-0.707106781186548" calcext:value-type="float">
            <text:p>-0,707106781186548</text:p>
          </table:table-cell>
          <table:table-cell table:style-name="ce13" table:formula="of:=3*(SIN([.A95]*PI()/180)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13" office:value-type="float" office:value="110" calcext:value-type="float">
            <text:p>110</text:p>
          </table:table-cell>
          <table:table-cell table:style-name="ce13" table:formula="of:=SIN([.A96]*PI()/180)" office:value-type="float" office:value="0.939692620785908" calcext:value-type="float">
            <text:p>0,939692620785908</text:p>
          </table:table-cell>
          <table:table-cell table:style-name="ce13" table:formula="of:=SIN((3*[.A96])*PI()/180)" office:value-type="float" office:value="-0.5" calcext:value-type="float">
            <text:p>-0,5</text:p>
          </table:table-cell>
          <table:table-cell table:style-name="ce13" table:formula="of:=3*(SIN([.A96]*PI()/180))" office:value-type="float" office:value="2.81907786235773" calcext:value-type="float">
            <text:p>2,81907786235773</text:p>
          </table:table-cell>
          <table:table-cell table:number-columns-repeated="1020"/>
        </table:table-row>
        <table:table-row table:style-name="ro1">
          <table:table-cell table:style-name="ce13" office:value-type="float" office:value="115" calcext:value-type="float">
            <text:p>115</text:p>
          </table:table-cell>
          <table:table-cell table:style-name="ce13" table:formula="of:=SIN([.A97]*PI()/180)" office:value-type="float" office:value="0.90630778703665" calcext:value-type="float">
            <text:p>0,90630778703665</text:p>
          </table:table-cell>
          <table:table-cell table:style-name="ce13" table:formula="of:=SIN((3*[.A97])*PI()/180)" office:value-type="float" office:value="-0.258819045102521" calcext:value-type="float">
            <text:p>-0,258819045102521</text:p>
          </table:table-cell>
          <table:table-cell table:style-name="ce13" table:formula="of:=3*(SIN([.A97]*PI()/180)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13" office:value-type="float" office:value="120" calcext:value-type="float">
            <text:p>120</text:p>
          </table:table-cell>
          <table:table-cell table:style-name="ce13" table:formula="of:=SIN([.A98]*PI()/180)" office:value-type="float" office:value="0.866025403784439" calcext:value-type="float">
            <text:p>0,866025403784439</text:p>
          </table:table-cell>
          <table:table-cell table:style-name="ce13" table:formula="of:=SIN((3*[.A98])*PI()/180)" office:value-type="float" office:value="-2.44929359829471E-016" calcext:value-type="float">
            <text:p>-2,44929359829471E-16</text:p>
          </table:table-cell>
          <table:table-cell table:style-name="ce13" table:formula="of:=3*(SIN([.A98]*PI()/180)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13" office:value-type="float" office:value="125" calcext:value-type="float">
            <text:p>125</text:p>
          </table:table-cell>
          <table:table-cell table:style-name="ce13" table:formula="of:=SIN([.A99]*PI()/180)" office:value-type="float" office:value="0.819152044288992" calcext:value-type="float">
            <text:p>0,819152044288992</text:p>
          </table:table-cell>
          <table:table-cell table:style-name="ce13" table:formula="of:=SIN((3*[.A99])*PI()/180)" office:value-type="float" office:value="0.25881904510252" calcext:value-type="float">
            <text:p>0,25881904510252</text:p>
          </table:table-cell>
          <table:table-cell table:style-name="ce13" table:formula="of:=3*(SIN([.A99]*PI()/180))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13" office:value-type="float" office:value="130" calcext:value-type="float">
            <text:p>130</text:p>
          </table:table-cell>
          <table:table-cell table:style-name="ce13" table:formula="of:=SIN([.A100]*PI()/180)" office:value-type="float" office:value="0.766044443118978" calcext:value-type="float">
            <text:p>0,766044443118978</text:p>
          </table:table-cell>
          <table:table-cell table:style-name="ce13" table:formula="of:=SIN((3*[.A100])*PI()/180)" office:value-type="float" office:value="0.499999999999999" calcext:value-type="float">
            <text:p>0,499999999999999</text:p>
          </table:table-cell>
          <table:table-cell table:style-name="ce13" table:formula="of:=3*(SIN([.A100]*PI()/180)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13" office:value-type="float" office:value="135" calcext:value-type="float">
            <text:p>135</text:p>
          </table:table-cell>
          <table:table-cell table:style-name="ce13" table:formula="of:=SIN([.A101]*PI()/180)" office:value-type="float" office:value="0.707106781186548" calcext:value-type="float">
            <text:p>0,707106781186548</text:p>
          </table:table-cell>
          <table:table-cell table:style-name="ce13" table:formula="of:=SIN((3*[.A101])*PI()/180)" office:value-type="float" office:value="0.707106781186547" calcext:value-type="float">
            <text:p>0,707106781186547</text:p>
          </table:table-cell>
          <table:table-cell table:style-name="ce13" table:formula="of:=3*(SIN([.A101]*PI()/180)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13" office:value-type="float" office:value="140" calcext:value-type="float">
            <text:p>140</text:p>
          </table:table-cell>
          <table:table-cell table:style-name="ce13" table:formula="of:=SIN([.A102]*PI()/180)" office:value-type="float" office:value="0.642787609686539" calcext:value-type="float">
            <text:p>0,642787609686539</text:p>
          </table:table-cell>
          <table:table-cell table:style-name="ce13" table:formula="of:=SIN((3*[.A102])*PI()/180)" office:value-type="float" office:value="0.866025403784439" calcext:value-type="float">
            <text:p>0,866025403784439</text:p>
          </table:table-cell>
          <table:table-cell table:style-name="ce13" table:formula="of:=3*(SIN([.A102]*PI()/180)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13" office:value-type="float" office:value="145" calcext:value-type="float">
            <text:p>145</text:p>
          </table:table-cell>
          <table:table-cell table:style-name="ce13" table:formula="of:=SIN([.A103]*PI()/180)" office:value-type="float" office:value="0.573576436351046" calcext:value-type="float">
            <text:p>0,573576436351046</text:p>
          </table:table-cell>
          <table:table-cell table:style-name="ce13" table:formula="of:=SIN((3*[.A103])*PI()/180)" office:value-type="float" office:value="0.965925826289068" calcext:value-type="float">
            <text:p>0,965925826289068</text:p>
          </table:table-cell>
          <table:table-cell table:style-name="ce13" table:formula="of:=3*(SIN([.A103]*PI()/180)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13" office:value-type="float" office:value="150" calcext:value-type="float">
            <text:p>150</text:p>
          </table:table-cell>
          <table:table-cell table:style-name="ce13" table:formula="of:=SIN([.A104]*PI()/180)" office:value-type="float" office:value="0.5" calcext:value-type="float">
            <text:p>0,5</text:p>
          </table:table-cell>
          <table:table-cell table:style-name="ce13" table:formula="of:=SIN((3*[.A104])*PI()/180)" office:value-type="float" office:value="1" calcext:value-type="float">
            <text:p>1</text:p>
          </table:table-cell>
          <table:table-cell table:style-name="ce13" table:formula="of:=3*(SIN([.A104]*PI()/180)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13" office:value-type="float" office:value="155" calcext:value-type="float">
            <text:p>155</text:p>
          </table:table-cell>
          <table:table-cell table:style-name="ce13" table:formula="of:=SIN([.A105]*PI()/180)" office:value-type="float" office:value="0.422618261740699" calcext:value-type="float">
            <text:p>0,422618261740699</text:p>
          </table:table-cell>
          <table:table-cell table:style-name="ce13" table:formula="of:=SIN((3*[.A105])*PI()/180)" office:value-type="float" office:value="0.965925826289068" calcext:value-type="float">
            <text:p>0,965925826289068</text:p>
          </table:table-cell>
          <table:table-cell table:style-name="ce13" table:formula="of:=3*(SIN([.A105]*PI()/180)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13" office:value-type="float" office:value="160" calcext:value-type="float">
            <text:p>160</text:p>
          </table:table-cell>
          <table:table-cell table:style-name="ce13" table:formula="of:=SIN([.A106]*PI()/180)" office:value-type="float" office:value="0.342020143325669" calcext:value-type="float">
            <text:p>0,342020143325669</text:p>
          </table:table-cell>
          <table:table-cell table:style-name="ce13" table:formula="of:=SIN((3*[.A106])*PI()/180)" office:value-type="float" office:value="0.866025403784439" calcext:value-type="float">
            <text:p>0,866025403784439</text:p>
          </table:table-cell>
          <table:table-cell table:style-name="ce13" table:formula="of:=3*(SIN([.A106]*PI()/180)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13" office:value-type="float" office:value="165" calcext:value-type="float">
            <text:p>165</text:p>
          </table:table-cell>
          <table:table-cell table:style-name="ce13" table:formula="of:=SIN([.A107]*PI()/180)" office:value-type="float" office:value="0.258819045102521" calcext:value-type="float">
            <text:p>0,258819045102521</text:p>
          </table:table-cell>
          <table:table-cell table:style-name="ce13" table:formula="of:=SIN((3*[.A107])*PI()/180)" office:value-type="float" office:value="0.707106781186547" calcext:value-type="float">
            <text:p>0,707106781186547</text:p>
          </table:table-cell>
          <table:table-cell table:style-name="ce13" table:formula="of:=3*(SIN([.A107]*PI()/180))" office:value-type="float" office:value="0.776457135307563" calcext:value-type="float">
            <text:p>0,776457135307563</text:p>
          </table:table-cell>
          <table:table-cell table:number-columns-repeated="1020"/>
        </table:table-row>
        <table:table-row table:style-name="ro1">
          <table:table-cell table:style-name="ce13" office:value-type="float" office:value="170" calcext:value-type="float">
            <text:p>170</text:p>
          </table:table-cell>
          <table:table-cell table:style-name="ce13" table:formula="of:=SIN([.A108]*PI()/180)" office:value-type="float" office:value="0.17364817766693" calcext:value-type="float">
            <text:p>0,17364817766693</text:p>
          </table:table-cell>
          <table:table-cell table:style-name="ce13" table:formula="of:=SIN((3*[.A108])*PI()/180)" office:value-type="float" office:value="0.5" calcext:value-type="float">
            <text:p>0,5</text:p>
          </table:table-cell>
          <table:table-cell table:style-name="ce13" table:formula="of:=3*(SIN([.A108]*PI()/180)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13" office:value-type="float" office:value="175" calcext:value-type="float">
            <text:p>175</text:p>
          </table:table-cell>
          <table:table-cell table:style-name="ce13" table:formula="of:=SIN([.A109]*PI()/180)" office:value-type="float" office:value="0.0871557427476586" calcext:value-type="float">
            <text:p>0,087155742747659</text:p>
          </table:table-cell>
          <table:table-cell table:style-name="ce13" table:formula="of:=SIN((3*[.A109])*PI()/180)" office:value-type="float" office:value="0.258819045102521" calcext:value-type="float">
            <text:p>0,258819045102521</text:p>
          </table:table-cell>
          <table:table-cell table:style-name="ce13" table:formula="of:=3*(SIN([.A109]*PI()/180))" office:value-type="float" office:value="0.261467228242976" calcext:value-type="float">
            <text:p>0,261467228242976</text:p>
          </table:table-cell>
          <table:table-cell table:number-columns-repeated="1020"/>
        </table:table-row>
        <table:table-row table:style-name="ro1">
          <table:table-cell table:style-name="ce13" office:value-type="float" office:value="180" calcext:value-type="float">
            <text:p>180</text:p>
          </table:table-cell>
          <table:table-cell table:style-name="ce13" table:formula="of:=SIN([.A110]*PI()/180)" office:value-type="float" office:value="1.22464679914735E-016" calcext:value-type="float">
            <text:p>1,22464679914735E-16</text:p>
          </table:table-cell>
          <table:table-cell table:style-name="ce13" table:formula="of:=SIN((3*[.A110])*PI()/180)" office:value-type="float" office:value="3.67394039744206E-016" calcext:value-type="float">
            <text:p>3,67394039744206E-16</text:p>
          </table:table-cell>
          <table:table-cell table:style-name="ce13" table:formula="of:=3*(SIN([.A110]*PI()/180))" office:value-type="float" office:value="3.67394039744206E-016" calcext:value-type="float">
            <text:p>3,67394039744206E-16</text:p>
          </table:table-cell>
          <table:table-cell table:number-columns-repeated="1020"/>
        </table:table-row>
        <table:table-row table:style-name="ro1">
          <table:table-cell table:style-name="ce13" office:value-type="float" office:value="185" calcext:value-type="float">
            <text:p>185</text:p>
          </table:table-cell>
          <table:table-cell table:style-name="ce13" table:formula="of:=SIN([.A111]*PI()/180)" office:value-type="float" office:value="-0.0871557427476579" calcext:value-type="float">
            <text:p>-0,087155742747658</text:p>
          </table:table-cell>
          <table:table-cell table:style-name="ce13" table:formula="of:=SIN((3*[.A111])*PI()/180)" office:value-type="float" office:value="-0.258819045102522" calcext:value-type="float">
            <text:p>-0,258819045102522</text:p>
          </table:table-cell>
          <table:table-cell table:style-name="ce13" table:formula="of:=3*(SIN([.A111]*PI()/180))" office:value-type="float" office:value="-0.261467228242974" calcext:value-type="float">
            <text:p>-0,261467228242974</text:p>
          </table:table-cell>
          <table:table-cell table:number-columns-repeated="1020"/>
        </table:table-row>
        <table:table-row table:style-name="ro1">
          <table:table-cell table:style-name="ce13" office:value-type="float" office:value="190" calcext:value-type="float">
            <text:p>190</text:p>
          </table:table-cell>
          <table:table-cell table:style-name="ce13" table:formula="of:=SIN([.A112]*PI()/180)" office:value-type="float" office:value="-0.17364817766693" calcext:value-type="float">
            <text:p>-0,17364817766693</text:p>
          </table:table-cell>
          <table:table-cell table:style-name="ce13" table:formula="of:=SIN((3*[.A112])*PI()/180)" office:value-type="float" office:value="-0.500000000000001" calcext:value-type="float">
            <text:p>-0,500000000000001</text:p>
          </table:table-cell>
          <table:table-cell table:style-name="ce13" table:formula="of:=3*(SIN([.A112]*PI()/180)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13" office:value-type="float" office:value="195" calcext:value-type="float">
            <text:p>195</text:p>
          </table:table-cell>
          <table:table-cell table:style-name="ce13" table:formula="of:=SIN([.A113]*PI()/180)" office:value-type="float" office:value="-0.25881904510252" calcext:value-type="float">
            <text:p>-0,25881904510252</text:p>
          </table:table-cell>
          <table:table-cell table:style-name="ce13" table:formula="of:=SIN((3*[.A113])*PI()/180)" office:value-type="float" office:value="-0.707106781186548" calcext:value-type="float">
            <text:p>-0,707106781186548</text:p>
          </table:table-cell>
          <table:table-cell table:style-name="ce13" table:formula="of:=3*(SIN([.A113]*PI()/180))" office:value-type="float" office:value="-0.776457135307561" calcext:value-type="float">
            <text:p>-0,776457135307561</text:p>
          </table:table-cell>
          <table:table-cell table:number-columns-repeated="1020"/>
        </table:table-row>
        <table:table-row table:style-name="ro1">
          <table:table-cell table:style-name="ce13" office:value-type="float" office:value="200" calcext:value-type="float">
            <text:p>200</text:p>
          </table:table-cell>
          <table:table-cell table:style-name="ce13" table:formula="of:=SIN([.A114]*PI()/180)" office:value-type="float" office:value="-0.342020143325669" calcext:value-type="float">
            <text:p>-0,342020143325669</text:p>
          </table:table-cell>
          <table:table-cell table:style-name="ce13" table:formula="of:=SIN((3*[.A114])*PI()/180)" office:value-type="float" office:value="-0.866025403784439" calcext:value-type="float">
            <text:p>-0,866025403784439</text:p>
          </table:table-cell>
          <table:table-cell table:style-name="ce13" table:formula="of:=3*(SIN([.A114]*PI()/180)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13" office:value-type="float" office:value="205" calcext:value-type="float">
            <text:p>205</text:p>
          </table:table-cell>
          <table:table-cell table:style-name="ce13" table:formula="of:=SIN([.A115]*PI()/180)" office:value-type="float" office:value="-0.422618261740699" calcext:value-type="float">
            <text:p>-0,422618261740699</text:p>
          </table:table-cell>
          <table:table-cell table:style-name="ce13" table:formula="of:=SIN((3*[.A115])*PI()/180)" office:value-type="float" office:value="-0.965925826289068" calcext:value-type="float">
            <text:p>-0,965925826289068</text:p>
          </table:table-cell>
          <table:table-cell table:style-name="ce13" table:formula="of:=3*(SIN([.A115]*PI()/180)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13" office:value-type="float" office:value="210" calcext:value-type="float">
            <text:p>210</text:p>
          </table:table-cell>
          <table:table-cell table:style-name="ce13" table:formula="of:=SIN([.A116]*PI()/180)" office:value-type="float" office:value="-0.5" calcext:value-type="float">
            <text:p>-0,5</text:p>
          </table:table-cell>
          <table:table-cell table:style-name="ce13" table:formula="of:=SIN((3*[.A116])*PI()/180)" office:value-type="float" office:value="-1" calcext:value-type="float">
            <text:p>-1</text:p>
          </table:table-cell>
          <table:table-cell table:style-name="ce13" table:formula="of:=3*(SIN([.A116]*PI()/180)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13" office:value-type="float" office:value="215" calcext:value-type="float">
            <text:p>215</text:p>
          </table:table-cell>
          <table:table-cell table:style-name="ce13" table:formula="of:=SIN([.A117]*PI()/180)" office:value-type="float" office:value="-0.573576436351046" calcext:value-type="float">
            <text:p>-0,573576436351046</text:p>
          </table:table-cell>
          <table:table-cell table:style-name="ce13" table:formula="of:=SIN((3*[.A117])*PI()/180)" office:value-type="float" office:value="-0.965925826289068" calcext:value-type="float">
            <text:p>-0,965925826289068</text:p>
          </table:table-cell>
          <table:table-cell table:style-name="ce13" table:formula="of:=3*(SIN([.A117]*PI()/180)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13" office:value-type="float" office:value="220" calcext:value-type="float">
            <text:p>220</text:p>
          </table:table-cell>
          <table:table-cell table:style-name="ce13" table:formula="of:=SIN([.A118]*PI()/180)" office:value-type="float" office:value="-0.642787609686539" calcext:value-type="float">
            <text:p>-0,642787609686539</text:p>
          </table:table-cell>
          <table:table-cell table:style-name="ce13" table:formula="of:=SIN((3*[.A118])*PI()/180)" office:value-type="float" office:value="-0.866025403784439" calcext:value-type="float">
            <text:p>-0,866025403784439</text:p>
          </table:table-cell>
          <table:table-cell table:style-name="ce13" table:formula="of:=3*(SIN([.A118]*PI()/180)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13" office:value-type="float" office:value="225" calcext:value-type="float">
            <text:p>225</text:p>
          </table:table-cell>
          <table:table-cell table:style-name="ce13" table:formula="of:=SIN([.A119]*PI()/180)" office:value-type="float" office:value="-0.707106781186547" calcext:value-type="float">
            <text:p>-0,707106781186547</text:p>
          </table:table-cell>
          <table:table-cell table:style-name="ce13" table:formula="of:=SIN((3*[.A119])*PI()/180)" office:value-type="float" office:value="-0.707106781186547" calcext:value-type="float">
            <text:p>-0,707106781186547</text:p>
          </table:table-cell>
          <table:table-cell table:style-name="ce13" table:formula="of:=3*(SIN([.A119]*PI()/180)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13" office:value-type="float" office:value="230" calcext:value-type="float">
            <text:p>230</text:p>
          </table:table-cell>
          <table:table-cell table:style-name="ce13" table:formula="of:=SIN([.A120]*PI()/180)" office:value-type="float" office:value="-0.766044443118978" calcext:value-type="float">
            <text:p>-0,766044443118978</text:p>
          </table:table-cell>
          <table:table-cell table:style-name="ce13" table:formula="of:=SIN((3*[.A120])*PI()/180)" office:value-type="float" office:value="-0.5" calcext:value-type="float">
            <text:p>-0,5</text:p>
          </table:table-cell>
          <table:table-cell table:style-name="ce13" table:formula="of:=3*(SIN([.A120]*PI()/180)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13" office:value-type="float" office:value="235" calcext:value-type="float">
            <text:p>235</text:p>
          </table:table-cell>
          <table:table-cell table:style-name="ce13" table:formula="of:=SIN([.A121]*PI()/180)" office:value-type="float" office:value="-0.819152044288992" calcext:value-type="float">
            <text:p>-0,819152044288992</text:p>
          </table:table-cell>
          <table:table-cell table:style-name="ce13" table:formula="of:=SIN((3*[.A121])*PI()/180)" office:value-type="float" office:value="-0.258819045102521" calcext:value-type="float">
            <text:p>-0,258819045102521</text:p>
          </table:table-cell>
          <table:table-cell table:style-name="ce13" table:formula="of:=3*(SIN([.A121]*PI()/180))" office:value-type="float" office:value="-2.45745613286697" calcext:value-type="float">
            <text:p>-2,45745613286697</text:p>
          </table:table-cell>
          <table:table-cell table:number-columns-repeated="1020"/>
        </table:table-row>
        <table:table-row table:style-name="ro1">
          <table:table-cell table:style-name="ce13" office:value-type="float" office:value="240" calcext:value-type="float">
            <text:p>240</text:p>
          </table:table-cell>
          <table:table-cell table:style-name="ce13" table:formula="of:=SIN([.A122]*PI()/180)" office:value-type="float" office:value="-0.866025403784438" calcext:value-type="float">
            <text:p>-0,866025403784438</text:p>
          </table:table-cell>
          <table:table-cell table:style-name="ce13" table:formula="of:=SIN((3*[.A122])*PI()/180)" office:value-type="float" office:value="-4.89858719658941E-016" calcext:value-type="float">
            <text:p>-4,89858719658941E-16</text:p>
          </table:table-cell>
          <table:table-cell table:style-name="ce13" table:formula="of:=3*(SIN([.A122]*PI()/180)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13" office:value-type="float" office:value="245" calcext:value-type="float">
            <text:p>245</text:p>
          </table:table-cell>
          <table:table-cell table:style-name="ce13" table:formula="of:=SIN([.A123]*PI()/180)" office:value-type="float" office:value="-0.90630778703665" calcext:value-type="float">
            <text:p>-0,90630778703665</text:p>
          </table:table-cell>
          <table:table-cell table:style-name="ce13" table:formula="of:=SIN((3*[.A123])*PI()/180)" office:value-type="float" office:value="0.25881904510252" calcext:value-type="float">
            <text:p>0,25881904510252</text:p>
          </table:table-cell>
          <table:table-cell table:style-name="ce13" table:formula="of:=3*(SIN([.A123]*PI()/180)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13" office:value-type="float" office:value="250" calcext:value-type="float">
            <text:p>250</text:p>
          </table:table-cell>
          <table:table-cell table:style-name="ce13" table:formula="of:=SIN([.A124]*PI()/180)" office:value-type="float" office:value="-0.939692620785908" calcext:value-type="float">
            <text:p>-0,939692620785908</text:p>
          </table:table-cell>
          <table:table-cell table:style-name="ce13" table:formula="of:=SIN((3*[.A124])*PI()/180)" office:value-type="float" office:value="0.499999999999999" calcext:value-type="float">
            <text:p>0,499999999999999</text:p>
          </table:table-cell>
          <table:table-cell table:style-name="ce13" table:formula="of:=3*(SIN([.A124]*PI()/180))" office:value-type="float" office:value="-2.81907786235772" calcext:value-type="float">
            <text:p>-2,81907786235772</text:p>
          </table:table-cell>
          <table:table-cell table:number-columns-repeated="1020"/>
        </table:table-row>
        <table:table-row table:style-name="ro1">
          <table:table-cell table:style-name="ce13" office:value-type="float" office:value="255" calcext:value-type="float">
            <text:p>255</text:p>
          </table:table-cell>
          <table:table-cell table:style-name="ce13" table:formula="of:=SIN([.A125]*PI()/180)" office:value-type="float" office:value="-0.965925826289068" calcext:value-type="float">
            <text:p>-0,965925826289068</text:p>
          </table:table-cell>
          <table:table-cell table:style-name="ce13" table:formula="of:=SIN((3*[.A125])*PI()/180)" office:value-type="float" office:value="0.707106781186547" calcext:value-type="float">
            <text:p>0,707106781186547</text:p>
          </table:table-cell>
          <table:table-cell table:style-name="ce13" table:formula="of:=3*(SIN([.A125]*PI()/180)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13" office:value-type="float" office:value="260" calcext:value-type="float">
            <text:p>260</text:p>
          </table:table-cell>
          <table:table-cell table:style-name="ce13" table:formula="of:=SIN([.A126]*PI()/180)" office:value-type="float" office:value="-0.984807753012208" calcext:value-type="float">
            <text:p>-0,984807753012208</text:p>
          </table:table-cell>
          <table:table-cell table:style-name="ce13" table:formula="of:=SIN((3*[.A126])*PI()/180)" office:value-type="float" office:value="0.866025403784438" calcext:value-type="float">
            <text:p>0,866025403784438</text:p>
          </table:table-cell>
          <table:table-cell table:style-name="ce13" table:formula="of:=3*(SIN([.A126]*PI()/180)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13" office:value-type="float" office:value="265" calcext:value-type="float">
            <text:p>265</text:p>
          </table:table-cell>
          <table:table-cell table:style-name="ce13" table:formula="of:=SIN([.A127]*PI()/180)" office:value-type="float" office:value="-0.996194698091746" calcext:value-type="float">
            <text:p>-0,996194698091746</text:p>
          </table:table-cell>
          <table:table-cell table:style-name="ce13" table:formula="of:=SIN((3*[.A127])*PI()/180)" office:value-type="float" office:value="0.965925826289068" calcext:value-type="float">
            <text:p>0,965925826289068</text:p>
          </table:table-cell>
          <table:table-cell table:style-name="ce13" table:formula="of:=3*(SIN([.A127]*PI()/180)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13" office:value-type="float" office:value="270" calcext:value-type="float">
            <text:p>270</text:p>
          </table:table-cell>
          <table:table-cell table:style-name="ce13" table:formula="of:=SIN([.A128]*PI()/180)" office:value-type="float" office:value="-1" calcext:value-type="float">
            <text:p>-1</text:p>
          </table:table-cell>
          <table:table-cell table:style-name="ce13" table:formula="of:=SIN((3*[.A128])*PI()/180)" office:value-type="float" office:value="1" calcext:value-type="float">
            <text:p>1</text:p>
          </table:table-cell>
          <table:table-cell table:style-name="ce13" table:formula="of:=3*(SIN([.A128]*PI()/180))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table:style-name="ce13" office:value-type="float" office:value="275" calcext:value-type="float">
            <text:p>275</text:p>
          </table:table-cell>
          <table:table-cell table:style-name="ce13" table:formula="of:=SIN([.A129]*PI()/180)" office:value-type="float" office:value="-0.996194698091746" calcext:value-type="float">
            <text:p>-0,996194698091746</text:p>
          </table:table-cell>
          <table:table-cell table:style-name="ce13" table:formula="of:=SIN((3*[.A129])*PI()/180)" office:value-type="float" office:value="0.965925826289068" calcext:value-type="float">
            <text:p>0,965925826289068</text:p>
          </table:table-cell>
          <table:table-cell table:style-name="ce13" table:formula="of:=3*(SIN([.A129]*PI()/180)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13" office:value-type="float" office:value="280" calcext:value-type="float">
            <text:p>280</text:p>
          </table:table-cell>
          <table:table-cell table:style-name="ce13" table:formula="of:=SIN([.A130]*PI()/180)" office:value-type="float" office:value="-0.984807753012208" calcext:value-type="float">
            <text:p>-0,984807753012208</text:p>
          </table:table-cell>
          <table:table-cell table:style-name="ce13" table:formula="of:=SIN((3*[.A130])*PI()/180)" office:value-type="float" office:value="0.866025403784438" calcext:value-type="float">
            <text:p>0,866025403784438</text:p>
          </table:table-cell>
          <table:table-cell table:style-name="ce13" table:formula="of:=3*(SIN([.A130]*PI()/180)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13" office:value-type="float" office:value="285" calcext:value-type="float">
            <text:p>285</text:p>
          </table:table-cell>
          <table:table-cell table:style-name="ce13" table:formula="of:=SIN([.A131]*PI()/180)" office:value-type="float" office:value="-0.965925826289068" calcext:value-type="float">
            <text:p>-0,965925826289068</text:p>
          </table:table-cell>
          <table:table-cell table:style-name="ce13" table:formula="of:=SIN((3*[.A131])*PI()/180)" office:value-type="float" office:value="0.707106781186547" calcext:value-type="float">
            <text:p>0,707106781186547</text:p>
          </table:table-cell>
          <table:table-cell table:style-name="ce13" table:formula="of:=3*(SIN([.A131]*PI()/180))" office:value-type="float" office:value="-2.8977774788672" calcext:value-type="float">
            <text:p>-2,8977774788672</text:p>
          </table:table-cell>
          <table:table-cell table:number-columns-repeated="1020"/>
        </table:table-row>
        <table:table-row table:style-name="ro1">
          <table:table-cell table:style-name="ce13" office:value-type="float" office:value="290" calcext:value-type="float">
            <text:p>290</text:p>
          </table:table-cell>
          <table:table-cell table:style-name="ce13" table:formula="of:=SIN([.A132]*PI()/180)" office:value-type="float" office:value="-0.939692620785909" calcext:value-type="float">
            <text:p>-0,939692620785909</text:p>
          </table:table-cell>
          <table:table-cell table:style-name="ce13" table:formula="of:=SIN((3*[.A132])*PI()/180)" office:value-type="float" office:value="0.5" calcext:value-type="float">
            <text:p>0,5</text:p>
          </table:table-cell>
          <table:table-cell table:style-name="ce13" table:formula="of:=3*(SIN([.A132]*PI()/180))" office:value-type="float" office:value="-2.81907786235773" calcext:value-type="float">
            <text:p>-2,81907786235773</text:p>
          </table:table-cell>
          <table:table-cell table:number-columns-repeated="1020"/>
        </table:table-row>
        <table:table-row table:style-name="ro1">
          <table:table-cell table:style-name="ce13" office:value-type="float" office:value="295" calcext:value-type="float">
            <text:p>295</text:p>
          </table:table-cell>
          <table:table-cell table:style-name="ce13" table:formula="of:=SIN([.A133]*PI()/180)" office:value-type="float" office:value="-0.90630778703665" calcext:value-type="float">
            <text:p>-0,90630778703665</text:p>
          </table:table-cell>
          <table:table-cell table:style-name="ce13" table:formula="of:=SIN((3*[.A133])*PI()/180)" office:value-type="float" office:value="0.258819045102521" calcext:value-type="float">
            <text:p>0,258819045102521</text:p>
          </table:table-cell>
          <table:table-cell table:style-name="ce13" table:formula="of:=3*(SIN([.A133]*PI()/180)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13" office:value-type="float" office:value="300" calcext:value-type="float">
            <text:p>300</text:p>
          </table:table-cell>
          <table:table-cell table:style-name="ce13" table:formula="of:=SIN([.A134]*PI()/180)" office:value-type="float" office:value="-0.866025403784439" calcext:value-type="float">
            <text:p>-0,866025403784439</text:p>
          </table:table-cell>
          <table:table-cell table:style-name="ce13" table:formula="of:=SIN((3*[.A134])*PI()/180)" office:value-type="float" office:value="6.12323399573677E-016" calcext:value-type="float">
            <text:p>6,12323399573677E-16</text:p>
          </table:table-cell>
          <table:table-cell table:style-name="ce13" table:formula="of:=3*(SIN([.A134]*PI()/180)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13" office:value-type="float" office:value="305" calcext:value-type="float">
            <text:p>305</text:p>
          </table:table-cell>
          <table:table-cell table:style-name="ce13" table:formula="of:=SIN([.A135]*PI()/180)" office:value-type="float" office:value="-0.819152044288992" calcext:value-type="float">
            <text:p>-0,819152044288992</text:p>
          </table:table-cell>
          <table:table-cell table:style-name="ce13" table:formula="of:=SIN((3*[.A135])*PI()/180)" office:value-type="float" office:value="-0.25881904510252" calcext:value-type="float">
            <text:p>-0,25881904510252</text:p>
          </table:table-cell>
          <table:table-cell table:style-name="ce13" table:formula="of:=3*(SIN([.A135]*PI()/180))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13" office:value-type="float" office:value="310" calcext:value-type="float">
            <text:p>310</text:p>
          </table:table-cell>
          <table:table-cell table:style-name="ce13" table:formula="of:=SIN([.A136]*PI()/180)" office:value-type="float" office:value="-0.766044443118978" calcext:value-type="float">
            <text:p>-0,766044443118978</text:p>
          </table:table-cell>
          <table:table-cell table:style-name="ce13" table:formula="of:=SIN((3*[.A136])*PI()/180)" office:value-type="float" office:value="-0.499999999999999" calcext:value-type="float">
            <text:p>-0,499999999999999</text:p>
          </table:table-cell>
          <table:table-cell table:style-name="ce13" table:formula="of:=3*(SIN([.A136]*PI()/180)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13" office:value-type="float" office:value="315" calcext:value-type="float">
            <text:p>315</text:p>
          </table:table-cell>
          <table:table-cell table:style-name="ce13" table:formula="of:=SIN([.A137]*PI()/180)" office:value-type="float" office:value="-0.707106781186548" calcext:value-type="float">
            <text:p>-0,707106781186548</text:p>
          </table:table-cell>
          <table:table-cell table:style-name="ce13" table:formula="of:=SIN((3*[.A137])*PI()/180)" office:value-type="float" office:value="-0.707106781186545" calcext:value-type="float">
            <text:p>-0,707106781186545</text:p>
          </table:table-cell>
          <table:table-cell table:style-name="ce13" table:formula="of:=3*(SIN([.A137]*PI()/180)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13" office:value-type="float" office:value="320" calcext:value-type="float">
            <text:p>320</text:p>
          </table:table-cell>
          <table:table-cell table:style-name="ce13" table:formula="of:=SIN([.A138]*PI()/180)" office:value-type="float" office:value="-0.64278760968654" calcext:value-type="float">
            <text:p>-0,64278760968654</text:p>
          </table:table-cell>
          <table:table-cell table:style-name="ce13" table:formula="of:=SIN((3*[.A138])*PI()/180)" office:value-type="float" office:value="-0.866025403784438" calcext:value-type="float">
            <text:p>-0,866025403784438</text:p>
          </table:table-cell>
          <table:table-cell table:style-name="ce13" table:formula="of:=3*(SIN([.A138]*PI()/180)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13" office:value-type="float" office:value="325" calcext:value-type="float">
            <text:p>325</text:p>
          </table:table-cell>
          <table:table-cell table:style-name="ce13" table:formula="of:=SIN([.A139]*PI()/180)" office:value-type="float" office:value="-0.573576436351047" calcext:value-type="float">
            <text:p>-0,573576436351047</text:p>
          </table:table-cell>
          <table:table-cell table:style-name="ce13" table:formula="of:=SIN((3*[.A139])*PI()/180)" office:value-type="float" office:value="-0.965925826289068" calcext:value-type="float">
            <text:p>-0,965925826289068</text:p>
          </table:table-cell>
          <table:table-cell table:style-name="ce13" table:formula="of:=3*(SIN([.A139]*PI()/180)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13" office:value-type="float" office:value="330" calcext:value-type="float">
            <text:p>330</text:p>
          </table:table-cell>
          <table:table-cell table:style-name="ce13" table:formula="of:=SIN([.A140]*PI()/180)" office:value-type="float" office:value="-0.5" calcext:value-type="float">
            <text:p>-0,5</text:p>
          </table:table-cell>
          <table:table-cell table:style-name="ce13" table:formula="of:=SIN((3*[.A140])*PI()/180)" office:value-type="float" office:value="-1" calcext:value-type="float">
            <text:p>-1</text:p>
          </table:table-cell>
          <table:table-cell table:style-name="ce13" table:formula="of:=3*(SIN([.A140]*PI()/180)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13" office:value-type="float" office:value="335" calcext:value-type="float">
            <text:p>335</text:p>
          </table:table-cell>
          <table:table-cell table:style-name="ce13" table:formula="of:=SIN([.A141]*PI()/180)" office:value-type="float" office:value="-0.4226182617407" calcext:value-type="float">
            <text:p>-0,4226182617407</text:p>
          </table:table-cell>
          <table:table-cell table:style-name="ce13" table:formula="of:=SIN((3*[.A141])*PI()/180)" office:value-type="float" office:value="-0.965925826289069" calcext:value-type="float">
            <text:p>-0,965925826289069</text:p>
          </table:table-cell>
          <table:table-cell table:style-name="ce13" table:formula="of:=3*(SIN([.A141]*PI()/180)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13" office:value-type="float" office:value="340" calcext:value-type="float">
            <text:p>340</text:p>
          </table:table-cell>
          <table:table-cell table:style-name="ce13" table:formula="of:=SIN([.A142]*PI()/180)" office:value-type="float" office:value="-0.342020143325669" calcext:value-type="float">
            <text:p>-0,342020143325669</text:p>
          </table:table-cell>
          <table:table-cell table:style-name="ce13" table:formula="of:=SIN((3*[.A142])*PI()/180)" office:value-type="float" office:value="-0.866025403784438" calcext:value-type="float">
            <text:p>-0,866025403784438</text:p>
          </table:table-cell>
          <table:table-cell table:style-name="ce13" table:formula="of:=3*(SIN([.A142]*PI()/180)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13" office:value-type="float" office:value="345" calcext:value-type="float">
            <text:p>345</text:p>
          </table:table-cell>
          <table:table-cell table:style-name="ce13" table:formula="of:=SIN([.A143]*PI()/180)" office:value-type="float" office:value="-0.258819045102521" calcext:value-type="float">
            <text:p>-0,258819045102521</text:p>
          </table:table-cell>
          <table:table-cell table:style-name="ce13" table:formula="of:=SIN((3*[.A143])*PI()/180)" office:value-type="float" office:value="-0.707106781186549" calcext:value-type="float">
            <text:p>-0,707106781186549</text:p>
          </table:table-cell>
          <table:table-cell table:style-name="ce13" table:formula="of:=3*(SIN([.A143]*PI()/180))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1">
          <table:table-cell table:style-name="ce13" office:value-type="float" office:value="350" calcext:value-type="float">
            <text:p>350</text:p>
          </table:table-cell>
          <table:table-cell table:style-name="ce13" table:formula="of:=SIN([.A144]*PI()/180)" office:value-type="float" office:value="-0.173648177666931" calcext:value-type="float">
            <text:p>-0,173648177666931</text:p>
          </table:table-cell>
          <table:table-cell table:style-name="ce13" table:formula="of:=SIN((3*[.A144])*PI()/180)" office:value-type="float" office:value="-0.5" calcext:value-type="float">
            <text:p>-0,5</text:p>
          </table:table-cell>
          <table:table-cell table:style-name="ce13" table:formula="of:=3*(SIN([.A144]*PI()/180))" office:value-type="float" office:value="-0.520944533000794" calcext:value-type="float">
            <text:p>-0,520944533000794</text:p>
          </table:table-cell>
          <table:table-cell table:number-columns-repeated="1020"/>
        </table:table-row>
        <table:table-row table:style-name="ro1">
          <table:table-cell table:style-name="ce13" office:value-type="float" office:value="355" calcext:value-type="float">
            <text:p>355</text:p>
          </table:table-cell>
          <table:table-cell table:style-name="ce13" table:formula="of:=SIN([.A145]*PI()/180)" office:value-type="float" office:value="-0.0871557427476583" calcext:value-type="float">
            <text:p>-0,087155742747658</text:p>
          </table:table-cell>
          <table:table-cell table:style-name="ce13" table:formula="of:=SIN((3*[.A145])*PI()/180)" office:value-type="float" office:value="-0.258819045102523" calcext:value-type="float">
            <text:p>-0,258819045102523</text:p>
          </table:table-cell>
          <table:table-cell table:style-name="ce13" table:formula="of:=3*(SIN([.A145]*PI()/180))" office:value-type="float" office:value="-0.261467228242975" calcext:value-type="float">
            <text:p>-0,261467228242975</text:p>
          </table:table-cell>
          <table:table-cell table:number-columns-repeated="1020"/>
        </table:table-row>
        <table:table-row table:style-name="ro1">
          <table:table-cell table:style-name="ce13" office:value-type="float" office:value="360" calcext:value-type="float">
            <text:p>360</text:p>
          </table:table-cell>
          <table:table-cell table:style-name="ce13" table:formula="of:=SIN([.A146]*PI()/180)" office:value-type="float" office:value="-2.44929359829471E-016" calcext:value-type="float">
            <text:p>-2,44929359829471E-16</text:p>
          </table:table-cell>
          <table:table-cell table:style-name="ce13" table:formula="of:=SIN((3*[.A146])*PI()/180)" office:value-type="float" office:value="-7.34788079488412E-016" calcext:value-type="float">
            <text:p>-7,34788079488412E-16</text:p>
          </table:table-cell>
          <table:table-cell table:style-name="ce13" table:formula="of:=3*(SIN([.A146]*PI()/180))" office:value-type="float" office:value="-7.34788079488412E-016" calcext:value-type="float">
            <text:p>-7,34788079488412E-16</text:p>
          </table:table-cell>
          <table:table-cell table:number-columns-repeated="1020"/>
        </table:table-row>
        <table:table-row table:style-name="ro1" table:number-rows-repeated="72">
          <table:table-cell table:number-columns-repeated="1024"/>
        </table:table-row>
        <table:table-row table:style-name="ro1" table:number-rows-repeated="64">
          <table:table-cell table:style-name="ce16" table:number-columns-repeated="4"/>
          <table:table-cell table:number-columns-repeated="1020"/>
        </table:table-row>
        <table:table-row table:style-name="ro1" table:number-rows-repeated="8">
          <table:table-cell table:style-name="ce16" table:number-columns-repeated="4"/>
          <table:table-cell/>
          <table:table-cell table:style-name="ce16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16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Pomiary" table:style-name="ta5">
        <table:shapes>
          <draw:frame draw:z-index="0" draw:style-name="gr1" draw:text-style-name="P1" svg:width="159.99mm" svg:height="89.96mm" svg:x="42.51mm" svg:y="8.2mm">
            <loext:p/>
            <draw:object draw:notify-on-update-of-ranges="'5. Pomiary'.A2:'5. Pomiary'.A32 '5. Pomiary'.B2:'5. Pomiary'.B3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number-columns-repeated="1024" table:default-cell-style-name="ce11"/>
        <table:table-row table:style-name="ro1"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92407596103626" calcext:value-type="float">
            <text:p>1,92407596103626</text:p>
          </table:table-cell>
          <table:table-cell table:number-columns-repeated="1022"/>
        </table:table-row>
        <table:table-row table:style-name="ro1">
          <table:table-cell table:style-name="ce13" office:value-type="float" office:value="0.1" calcext:value-type="float">
            <text:p>0,1</text:p>
          </table:table-cell>
          <table:table-cell table:style-name="ce13" office:value-type="float" office:value="1.95221925969246" calcext:value-type="float">
            <text:p>1,95221925969246</text:p>
          </table:table-cell>
          <table:table-cell table:number-columns-repeated="1022"/>
        </table:table-row>
        <table:table-row table:style-name="ro1">
          <table:table-cell table:style-name="ce13" office:value-type="float" office:value="0.2" calcext:value-type="float">
            <text:p>0,2</text:p>
          </table:table-cell>
          <table:table-cell table:style-name="ce13" office:value-type="float" office:value="2.28347800786909" calcext:value-type="float">
            <text:p>2,28347800786909</text:p>
          </table:table-cell>
          <table:table-cell table:number-columns-repeated="1022"/>
        </table:table-row>
        <table:table-row table:style-name="ro1">
          <table:table-cell table:style-name="ce13" office:value-type="float" office:value="0.3" calcext:value-type="float">
            <text:p>0,3</text:p>
          </table:table-cell>
          <table:table-cell table:style-name="ce13" office:value-type="float" office:value="2.63040483190159" calcext:value-type="float">
            <text:p>2,63040483190159</text:p>
          </table:table-cell>
          <table:table-cell table:number-columns-repeated="1022"/>
        </table:table-row>
        <table:table-row table:style-name="ro1">
          <table:table-cell table:style-name="ce13" office:value-type="float" office:value="0.4" calcext:value-type="float">
            <text:p>0,4</text:p>
          </table:table-cell>
          <table:table-cell table:style-name="ce13" office:value-type="float" office:value="3.44787609620402" calcext:value-type="float">
            <text:p>3,44787609620402</text:p>
          </table:table-cell>
          <table:table-cell table:number-columns-repeated="1022"/>
        </table:table-row>
        <table:table-row table:style-name="ro1">
          <table:table-cell table:style-name="ce13" office:value-type="float" office:value="0.5" calcext:value-type="float">
            <text:p>0,5</text:p>
          </table:table-cell>
          <table:table-cell table:style-name="ce13" office:value-type="float" office:value="3.70257666832636" calcext:value-type="float">
            <text:p>3,70257666832636</text:p>
          </table:table-cell>
          <table:table-cell table:number-columns-repeated="1022"/>
        </table:table-row>
        <table:table-row table:style-name="ro1">
          <table:table-cell table:style-name="ce13" office:value-type="float" office:value="0.6" calcext:value-type="float">
            <text:p>0,6</text:p>
          </table:table-cell>
          <table:table-cell table:style-name="ce13" office:value-type="float" office:value="4.07335103227285" calcext:value-type="float">
            <text:p>4,07335103227285</text:p>
          </table:table-cell>
          <table:table-cell table:number-columns-repeated="1022"/>
        </table:table-row>
        <table:table-row table:style-name="ro1"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3.7564588807235" calcext:value-type="float">
            <text:p>3,7564588807235</text:p>
          </table:table-cell>
          <table:table-cell table:number-columns-repeated="1022"/>
        </table:table-row>
        <table:table-row table:style-name="ro1">
          <table:table-cell table:style-name="ce13" office:value-type="float" office:value="0.8" calcext:value-type="float">
            <text:p>0,8</text:p>
          </table:table-cell>
          <table:table-cell table:style-name="ce13" office:value-type="float" office:value="4.30576835584167" calcext:value-type="float">
            <text:p>4,30576835584167</text:p>
          </table:table-cell>
          <table:table-cell table:number-columns-repeated="1022"/>
        </table:table-row>
        <table:table-row table:style-name="ro1">
          <table:table-cell table:style-name="ce13" office:value-type="float" office:value="0.9" calcext:value-type="float">
            <text:p>0,9</text:p>
          </table:table-cell>
          <table:table-cell table:style-name="ce13" office:value-type="float" office:value="3.50570908290721" calcext:value-type="float">
            <text:p>3,50570908290721</text:p>
          </table:table-cell>
          <table:table-cell table:number-columns-repeated="1022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3" office:value-type="float" office:value="3.74797128376499" calcext:value-type="float">
            <text:p>3,74797128376499</text:p>
          </table:table-cell>
          <table:table-cell table:number-columns-repeated="1022"/>
        </table:table-row>
        <table:table-row table:style-name="ro1">
          <table:table-cell table:style-name="ce13" office:value-type="float" office:value="1.1" calcext:value-type="float">
            <text:p>1,1</text:p>
          </table:table-cell>
          <table:table-cell table:style-name="ce13" office:value-type="float" office:value="4.20006720943046" calcext:value-type="float">
            <text:p>4,20006720943046</text:p>
          </table:table-cell>
          <table:table-cell table:number-columns-repeated="1022"/>
        </table:table-row>
        <table:table-row table:style-name="ro1">
          <table:table-cell table:style-name="ce13" office:value-type="float" office:value="1.2" calcext:value-type="float">
            <text:p>1,2</text:p>
          </table:table-cell>
          <table:table-cell table:style-name="ce13" office:value-type="float" office:value="4.21969823470302" calcext:value-type="float">
            <text:p>4,21969823470302</text:p>
          </table:table-cell>
          <table:table-cell table:number-columns-repeated="1022"/>
        </table:table-row>
        <table:table-row table:style-name="ro1"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3.99089437986102" calcext:value-type="float">
            <text:p>3,99089437986102</text:p>
          </table:table-cell>
          <table:table-cell table:number-columns-repeated="1022"/>
        </table:table-row>
        <table:table-row table:style-name="ro1">
          <table:table-cell table:style-name="ce13" office:value-type="float" office:value="1.4" calcext:value-type="float">
            <text:p>1,4</text:p>
          </table:table-cell>
          <table:table-cell table:style-name="ce13" office:value-type="float" office:value="3.8694447276792" calcext:value-type="float">
            <text:p>3,8694447276792</text:p>
          </table:table-cell>
          <table:table-cell table:number-columns-repeated="1022"/>
        </table:table-row>
        <table:table-row table:style-name="ro1">
          <table:table-cell table:style-name="ce13" office:value-type="float" office:value="1.5" calcext:value-type="float">
            <text:p>1,5</text:p>
          </table:table-cell>
          <table:table-cell table:style-name="ce13" office:value-type="float" office:value="3.90854538332002" calcext:value-type="float">
            <text:p>3,90854538332002</text:p>
          </table:table-cell>
          <table:table-cell table:number-columns-repeated="1022"/>
        </table:table-row>
        <table:table-row table:style-name="ro1">
          <table:table-cell table:style-name="ce13" office:value-type="float" office:value="1.6" calcext:value-type="float">
            <text:p>1,6</text:p>
          </table:table-cell>
          <table:table-cell table:style-name="ce13" office:value-type="float" office:value="3.14649051606558" calcext:value-type="float">
            <text:p>3,14649051606558</text:p>
          </table:table-cell>
          <table:table-cell table:number-columns-repeated="1022"/>
        </table:table-row>
        <table:table-row table:style-name="ro1">
          <table:table-cell table:style-name="ce13" office:value-type="float" office:value="1.7" calcext:value-type="float">
            <text:p>1,7</text:p>
          </table:table-cell>
          <table:table-cell table:style-name="ce13" office:value-type="float" office:value="2.97821189446152" calcext:value-type="float">
            <text:p>2,97821189446152</text:p>
          </table:table-cell>
          <table:table-cell table:number-columns-repeated="1022"/>
        </table:table-row>
        <table:table-row table:style-name="ro1">
          <table:table-cell table:style-name="ce13" office:value-type="float" office:value="1.8" calcext:value-type="float">
            <text:p>1,8</text:p>
          </table:table-cell>
          <table:table-cell table:style-name="ce13" office:value-type="float" office:value="2.95795439531715" calcext:value-type="float">
            <text:p>2,95795439531715</text:p>
          </table:table-cell>
          <table:table-cell table:number-columns-repeated="1022"/>
        </table:table-row>
        <table:table-row table:style-name="ro1">
          <table:table-cell table:style-name="ce13" office:value-type="float" office:value="1.9" calcext:value-type="float">
            <text:p>1,9</text:p>
          </table:table-cell>
          <table:table-cell table:style-name="ce13" office:value-type="float" office:value="2.29156095248961" calcext:value-type="float">
            <text:p>2,29156095248961</text:p>
          </table:table-cell>
          <table:table-cell table:number-columns-repeated="1022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3" office:value-type="float" office:value="1.71967745788394" calcext:value-type="float">
            <text:p>1,71967745788394</text:p>
          </table:table-cell>
          <table:table-cell table:number-columns-repeated="1022"/>
        </table:table-row>
        <table:table-row table:style-name="ro1">
          <table:table-cell table:style-name="ce13" office:value-type="float" office:value="2.1" calcext:value-type="float">
            <text:p>2,1</text:p>
          </table:table-cell>
          <table:table-cell table:style-name="ce13" office:value-type="float" office:value="1.34314123168743" calcext:value-type="float">
            <text:p>1,34314123168743</text:p>
          </table:table-cell>
          <table:table-cell table:number-columns-repeated="1022"/>
        </table:table-row>
        <table:table-row table:style-name="ro1">
          <table:table-cell table:style-name="ce13" office:value-type="float" office:value="2.2" calcext:value-type="float">
            <text:p>2,2</text:p>
          </table:table-cell>
          <table:table-cell table:style-name="ce13" office:value-type="float" office:value="0.723510780611676" calcext:value-type="float">
            <text:p>0,723510780611676</text:p>
          </table:table-cell>
          <table:table-cell table:number-columns-repeated="1022"/>
        </table:table-row>
        <table:table-row table:style-name="ro1">
          <table:table-cell table:style-name="ce13" office:value-type="float" office:value="2.3" calcext:value-type="float">
            <text:p>2,3</text:p>
          </table:table-cell>
          <table:table-cell table:style-name="ce13" office:value-type="float" office:value="0.848259112569072" calcext:value-type="float">
            <text:p>0,848259112569072</text:p>
          </table:table-cell>
          <table:table-cell table:number-columns-repeated="1022"/>
        </table:table-row>
        <table:table-row table:style-name="ro1">
          <table:table-cell table:style-name="ce13" office:value-type="float" office:value="2.4" calcext:value-type="float">
            <text:p>2,4</text:p>
          </table:table-cell>
          <table:table-cell table:style-name="ce13" office:value-type="float" office:value="-0.0524148924599068" calcext:value-type="float">
            <text:p>-0,052414892459907</text:p>
          </table:table-cell>
          <table:table-cell table:number-columns-repeated="1022"/>
        </table:table-row>
        <table:table-row table:style-name="ro1">
          <table:table-cell table:style-name="ce13" office:value-type="float" office:value="2.5" calcext:value-type="float">
            <text:p>2,5</text:p>
          </table:table-cell>
          <table:table-cell table:style-name="ce13" office:value-type="float" office:value="-0.709962428520101" calcext:value-type="float">
            <text:p>-0,709962428520101</text:p>
          </table:table-cell>
          <table:table-cell table:number-columns-repeated="1022"/>
        </table:table-row>
        <table:table-row table:style-name="ro1">
          <table:table-cell table:style-name="ce13" office:value-type="float" office:value="2.6" calcext:value-type="float">
            <text:p>2,6</text:p>
          </table:table-cell>
          <table:table-cell table:style-name="ce13" office:value-type="float" office:value="-0.944883169419674" calcext:value-type="float">
            <text:p>-0,944883169419674</text:p>
          </table:table-cell>
          <table:table-cell table:number-columns-repeated="1022"/>
        </table:table-row>
        <table:table-row table:style-name="ro1"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-1.96973486215718" calcext:value-type="float">
            <text:p>-1,96973486215718</text:p>
          </table:table-cell>
          <table:table-cell table:number-columns-repeated="1022"/>
        </table:table-row>
        <table:table-row table:style-name="ro1">
          <table:table-cell table:style-name="ce13" office:value-type="float" office:value="2.8" calcext:value-type="float">
            <text:p>2,8</text:p>
          </table:table-cell>
          <table:table-cell table:style-name="ce13" office:value-type="float" office:value="-2.27204639230627" calcext:value-type="float">
            <text:p>-2,27204639230627</text:p>
          </table:table-cell>
          <table:table-cell table:number-columns-repeated="1022"/>
        </table:table-row>
        <table:table-row table:style-name="ro1">
          <table:table-cell table:style-name="ce13" office:value-type="float" office:value="2.9" calcext:value-type="float">
            <text:p>2,9</text:p>
          </table:table-cell>
          <table:table-cell table:style-name="ce13" office:value-type="float" office:value="-3.53501884565387" calcext:value-type="float">
            <text:p>-3,53501884565387</text:p>
          </table:table-cell>
          <table:table-cell table:number-columns-repeated="1022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3" office:value-type="float" office:value="-4.03215207991004" calcext:value-type="float">
            <text:p>-4,03215207991004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Nazwiska" table:style-name="ta6">
        <table:shapes>
          <draw:frame draw:z-index="0" draw:style-name="gr1" draw:text-style-name="P1" svg:width="160.02mm" svg:height="91.54mm" svg:x="47.08mm" svg:y="2.65mm">
            <loext:p/>
            <draw:object draw:notify-on-update-of-ranges="'6. Nazwiska'.A2:'6. Nazwiska'.A9 '6. Nazwiska'.B2:'6. Nazwiska'.B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5" table:default-cell-style-name="ce11"/>
        <table:table-column table:style-name="co3" table:number-columns-repeated="2" table:default-cell-style-name="ce11"/>
        <table:table-column table:style-name="co5" table:default-cell-style-name="ce11"/>
        <table:table-column table:style-name="co8" table:default-cell-style-name="ce11"/>
        <table:table-column table:style-name="co3" table:number-columns-repeated="1019" table:default-cell-style-name="ce11"/>
        <table:table-row table:style-name="ro1">
          <table:table-cell table:style-name="ce14" office:value-type="string" calcext:value-type="string">
            <text:p>Nazwisko</text:p>
          </table:table-cell>
          <table:table-cell table:style-name="ce14" office:value-type="string" calcext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Janik</text:p>
          </table:table-cell>
          <table:table-cell table:style-name="ce13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Musiał</text:p>
          </table:table-cell>
          <table:table-cell table:style-name="ce13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Wawrzyniak</text:p>
          </table:table-cell>
          <table:table-cell table:style-name="ce13" office:value-type="float" office:value="21569" calcext:value-type="float">
            <text:p>21569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Nowak</text:p>
          </table:table-cell>
          <table:table-cell table:style-name="ce13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Wiśniewski</text:p>
          </table:table-cell>
          <table:table-cell table:style-name="ce13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Erat</text:p>
          </table:table-cell>
          <table:table-cell table:style-name="ce13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Erad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Kołodziejczyk</text:p>
          </table:table-cell>
          <table:table-cell table:style-name="ce13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Klasyfikacja" table:style-name="ta7">
        <table:shapes>
          <draw:frame draw:z-index="0" draw:style-name="gr1" draw:text-style-name="P1" svg:width="159.94mm" svg:height="96.31mm" svg:x="62.85mm" svg:y="2.38mm">
            <loext:p/>
            <draw:object draw:notify-on-update-of-ranges="'7. Klasyfikacja'.A2:'7. Klasyfikacja'.A11 '7. Klasyfikacja'.B2:'7. Klasyfikacja'.B11 '7. Klasyfikacja'.C2:'7. Klasyfikacja'.C1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3" table:number-columns-repeated="1021" table:default-cell-style-name="ce11"/>
        <table:table-row table:style-name="ro1"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Średnia ocen</text:p>
          </table:table-cell>
          <table:table-cell table:style-name="ce1" office:value-type="string" calcext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1A</text:p>
          </table:table-cell>
          <table:table-cell table:style-name="ce13" table:formula="of:=ROUND(RAND()*5+1;2)" office:value-type="float" office:value="2.36" calcext:value-type="float">
            <text:p>2,36</text:p>
          </table:table-cell>
          <table:table-cell table:style-name="ce8" table:formula="of:=RAND()*0.5+0.5" office:value-type="percentage" office:value="0.972743219523391" calcext:value-type="percentage">
            <text:p>97%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1B</text:p>
          </table:table-cell>
          <table:table-cell table:style-name="ce13" table:formula="of:=ROUND(RAND()*5+1;2)" office:value-type="float" office:value="4.72" calcext:value-type="float">
            <text:p>4,72</text:p>
          </table:table-cell>
          <table:table-cell table:style-name="ce8" table:formula="of:=RAND()*0.5+0.5" office:value-type="percentage" office:value="0.891216217029841" calcext:value-type="percentage">
            <text:p>89%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1C</text:p>
          </table:table-cell>
          <table:table-cell table:style-name="ce13" table:formula="of:=ROUND(RAND()*5+1;2)" office:value-type="float" office:value="5.18" calcext:value-type="float">
            <text:p>5,18</text:p>
          </table:table-cell>
          <table:table-cell table:style-name="ce8" table:formula="of:=RAND()*0.5+0.5" office:value-type="percentage" office:value="0.97761860341284" calcext:value-type="percentage">
            <text:p>98%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1D</text:p>
          </table:table-cell>
          <table:table-cell table:style-name="ce13" table:formula="of:=ROUND(RAND()*5+1;2)" office:value-type="float" office:value="5.51" calcext:value-type="float">
            <text:p>5,51</text:p>
          </table:table-cell>
          <table:table-cell table:style-name="ce8" table:formula="of:=RAND()*0.5+0.5" office:value-type="percentage" office:value="0.884919528093901" calcext:value-type="percentage">
            <text:p>88%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1E</text:p>
          </table:table-cell>
          <table:table-cell table:style-name="ce13" table:formula="of:=ROUND(RAND()*5+1;2)" office:value-type="float" office:value="3.16" calcext:value-type="float">
            <text:p>3,16</text:p>
          </table:table-cell>
          <table:table-cell table:style-name="ce8" table:formula="of:=RAND()*0.5+0.5" office:value-type="percentage" office:value="0.889566870579185" calcext:value-type="percentage">
            <text:p>89%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2A</text:p>
          </table:table-cell>
          <table:table-cell table:style-name="ce13" table:formula="of:=ROUND(RAND()*5+1;2)" office:value-type="float" office:value="3.77" calcext:value-type="float">
            <text:p>3,77</text:p>
          </table:table-cell>
          <table:table-cell table:style-name="ce8" table:formula="of:=RAND()*0.5+0.5" office:value-type="percentage" office:value="0.700466783186602" calcext:value-type="percentage">
            <text:p>70%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2B</text:p>
          </table:table-cell>
          <table:table-cell table:style-name="ce13" table:formula="of:=ROUND(RAND()*5+1;2)" office:value-type="float" office:value="1.44" calcext:value-type="float">
            <text:p>1,44</text:p>
          </table:table-cell>
          <table:table-cell table:style-name="ce8" table:formula="of:=RAND()*0.5+0.5" office:value-type="percentage" office:value="0.807636084729792" calcext:value-type="percentage">
            <text:p>81%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2C</text:p>
          </table:table-cell>
          <table:table-cell table:style-name="ce13" table:formula="of:=ROUND(RAND()*5+1;2)" office:value-type="float" office:value="1.35" calcext:value-type="float">
            <text:p>1,35</text:p>
          </table:table-cell>
          <table:table-cell table:style-name="ce8" table:formula="of:=RAND()*0.5+0.5" office:value-type="percentage" office:value="0.813987677183293" calcext:value-type="percentage">
            <text:p>81%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2D</text:p>
          </table:table-cell>
          <table:table-cell table:style-name="ce13" table:formula="of:=ROUND(RAND()*5+1;2)" office:value-type="float" office:value="3.01" calcext:value-type="float">
            <text:p>3,01</text:p>
          </table:table-cell>
          <table:table-cell table:style-name="ce8" table:formula="of:=RAND()*0.5+0.5" office:value-type="percentage" office:value="0.84549254254071" calcext:value-type="percentage">
            <text:p>85%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2E</text:p>
          </table:table-cell>
          <table:table-cell table:style-name="ce13" table:formula="of:=ROUND(RAND()*5+1;2)" office:value-type="float" office:value="2.4" calcext:value-type="float">
            <text:p>2,4</text:p>
          </table:table-cell>
          <table:table-cell table:style-name="ce8" table:formula="of:=RAND()*0.5+0.5" office:value-type="percentage" office:value="0.598129613770975" calcext:value-type="percentage">
            <text:p>60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6">00.00.0000</text:date>, <text:time style:data-style-name="N2" text:time-value="20:49:41.432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7-12-16T21:43:14.839000000</dc:date>
    <meta:generator>LibreOffice/5.4.2.2$Windows_x86 LibreOffice_project/22b09f6418e8c2d508a9eaf86b2399209b0990f4</meta:generator>
    <meta:editing-duration>PT2H31M20S</meta:editing-duration>
    <meta:editing-cycles>31</meta:editing-cycles>
    <meta:document-statistic meta:table-count="7" meta:cell-count="955" meta:object-count="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3" number:language="pl" number:country="PL">
      <number:number number:decimal-places="0" loext:min-decimal-places="0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-color="#fcd4d1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 style:rotation-angle="55"/>
      <style:graphic-properties svg:stroke-color="#fcd4d1"/>
      <style:text-properties fo:color="#95231f"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10003">
      <style:chart-properties chart:display-label="true" chart:logarithmic="false" chart:minimum="45000" chart:maximum="50000" chart:origin="0" chart:interval-major="1000" chart:reverse-direction="false" text:line-break="false" loext:try-staggering-first="false" chart:link-data-style-to-source="false" chart:axis-position="1"/>
      <style:graphic-properties svg:stroke-color="#b3b3b3"/>
      <style:text-properties fo:color="#95231f" fo:font-size="10pt" style:font-size-asian="10pt" style:font-size-complex="10pt"/>
    </style:style>
    <style:style style:name="ch7" style:family="chart" style:data-style-name="N10003">
      <style:chart-properties chart:symbol-type="none" chart:link-data-style-to-source="true"/>
      <style:graphic-properties svg:stroke-width="0.08cm" svg:stroke-color="#ffffff" draw:fill-color="#ffffff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c7a0cb" draw:fill="solid" draw:fill-color="#c7a0cb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645cm" svg:height="9.764cm" xlink:href=".." xlink:type="simple" chart:class="chart:line" chart:style-name="ch1">
        <chart:title svg:x="7.41cm" svg:y="0.331cm" chart:style-name="ch2">
          <text:p>Indeks WIG</text:p>
        </chart:title>
        <chart:plot-area chart:style-name="ch3" table:cell-range-address="'1. Giełda'.A2:'1. Giełda'.B22" chart:data-source-has-labels="column" svg:x="0.534cm" svg:y="1.374cm" svg:width="16.754cm" svg:height="8.265cm">
          <chartooo:coordinate-region svg:x="1.843cm" svg:y="1.576cm" svg:width="15.445cm" svg:height="6.125cm"/>
          <chart:axis chart:dimension="x" chart:name="primary-x" chart:style-name="ch4" chartooo:axis-type="auto">
            <chartooo:date-scale/>
            <chart:categories table:cell-range-address="'1. Giełda'.A2:'1. Giełda'.A22"/>
            <chart:grid chart:style-name="ch5" chart:class="minor"/>
          </chart:axis>
          <chart:axis chart:dimension="y" chart:name="primary-y" chart:style-name="ch6">
            <chart:grid chart:style-name="ch5" chart:class="major"/>
            <chart:grid chart:style-name="ch5" chart:class="minor"/>
          </chart:axis>
          <chart:series chart:style-name="ch7" chart:values-cell-range-address="'1. Giełda'.B2:'1. Giełda'.B22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  <draw:g>
                  <svg:desc>'1. Giełda'.A2:'1. Giełda'.A22</svg:desc>
                </draw:g>
              </table:table-cell>
              <table:table-cell office:value-type="float" office:value="47700.76">
                <text:p>47700.76</text:p>
                <draw:g>
                  <svg:desc>'1. Giełda'.B2:'1. Giełda'.B22</svg:desc>
                </draw:g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value-and-percentage" chart:data-label-text="true" chart:data-label-symbol="false"/>
    </style:style>
    <style:style style:name="ch5" style:family="chart" style:data-style-name="N1000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0" style:percentage-data-style-name="N10145">
      <style:chart-properties loext:label-stroke-color="#3465a4" chart:link-data-style-to-source="true" chart:data-label-number="value-and-percentage" chart:data-label-text="true" chart:data-label-symbol="false" chart:label-position="outside">
        <chart:label-separator>
          <text:p><text:line-break/></text:p>
        </chart:label-separator>
      </style:chart-properties>
      <style:graphic-properties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409cm" svg:height="9.235cm" xlink:href=".." xlink:type="simple" chart:class="chart:circle" chart:style-name="ch1">
        <chart:title svg:x="5.032cm" svg:y="0.32cm" chart:style-name="ch2">
          <text:p>Wybory samorządowe</text:p>
        </chart:title>
        <chart:legend svg:x="11.12cm" svg:y="1.397cm" style:legend-expansion="custom" chartooo:width="4.087cm" chartooo:height="2.146cm" style:legend-expansion-aspect-ratio="1.9044734389562" chart:style-name="ch3"/>
        <chart:plot-area chart:style-name="ch4" table:cell-range-address="'2. Wybory'.A2:'2. Wybory'.B5" chart:data-source-has-labels="column" svg:x="0.955cm" svg:y="1.355cm" svg:width="12.689cm" svg:height="7.301cm">
          <chartooo:coordinate-region svg:x="4.046cm" svg:y="2.51cm" svg:width="6.146cm" svg:height="6.146cm"/>
          <chart:axis chart:dimension="x" chart:name="primary-x" chart:style-name="ch5" chartooo:axis-type="auto">
            <chartooo:date-scale/>
            <chart:categories table:cell-range-address="'2. Wybory'.A2:'2. Wybory'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. Wybory'.B2:'2. Wybory'.B5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Janek Wiśniewski (1C)</text:p>
                <draw:g>
                  <svg:desc>'2. Wybory'.A2:'2. Wybory'.A5</svg:desc>
                </draw:g>
              </table:table-cell>
              <table:table-cell office:value-type="float" office:value="45">
                <text:p>45</text:p>
                <draw:g>
                  <svg:desc>'2. Wybory'.B2:'2. Wybory'.B5</svg:desc>
                </draw:g>
              </table:table-cell>
            </table:table-row>
            <table:table-row>
              <table:table-cell office:value-type="string">
                <text:p>Kasia Nowak (3B)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Dorota Kowalska (2A)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Marek Kowalski (2A)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8.996cm" xlink:href=".." xlink:type="simple" chart:class="chart:scatter" chart:style-name="ch1">
        <chart:legend chart:legend-position="end" svg:x="14.465cm" svg:y="4.196cm" style:legend-expansion="high" chart:style-name="ch2"/>
        <chart:plot-area chart:style-name="ch3" table:cell-range-address="'3. Matematyczne I'.A2:'3. Matematyczne I'.B102" chart:data-source-has-labels="row" svg:x="0.32cm" svg:y="0.179cm" svg:width="13.825cm" svg:height="8.638cm">
          <chartooo:coordinate-region svg:x="0.479cm" svg:y="0.381cm" svg:width="13.568cm" svg:height="8.23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. Matematyczne I'.B2:'3. Matematyczne I'.B102" loext:label-string="y" chart:class="chart:scatter">
            <chart:domain table:cell-range-address="'3. Matematyczne I'.A2:'3. Matematyczne I'.A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'3. Matematyczne I'.A2:'3. Matematyczne I'.A102</svg:desc>
                </draw:g>
              </table:table-cell>
              <table:table-cell office:value-type="float" office:value="0.0416666666666667">
                <text:p>0.0416666666666667</text:p>
                <draw:g>
                  <svg:desc>'3. Matematyczne I'.B2:'3. Matematyczne I'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0.0496031746031746">
                <text:p>0.0496031746031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0.051948051948052">
                <text:p>0.051948051948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0.0571755288736421">
                <text:p>0.05717552887364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0.0600961538461538">
                <text:p>0.0600961538461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0.0632511068943707">
                <text:p>0.06325110689437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0.0703729767769177">
                <text:p>0.07037297677691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0.0744047619047619">
                <text:p>0.0744047619047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0.0788022064617809">
                <text:p>0.07880220646178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0.0836120401337793">
                <text:p>0.08361204013377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0000000000001">
                <text:p>-3.50000000000001</text:p>
              </table:table-cell>
              <table:table-cell office:value-type="float" office:value="0.0888888888888883">
                <text:p>0.08888888888888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0000000000001">
                <text:p>-3.40000000000001</text:p>
              </table:table-cell>
              <table:table-cell office:value-type="float" office:value="0.0946969696969691">
                <text:p>0.09469696969696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0000000000001">
                <text:p>-3.30000000000001</text:p>
              </table:table-cell>
              <table:table-cell office:value-type="float" office:value="0.101112234580384">
                <text:p>0.101112234580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0000000000001">
                <text:p>-3.20000000000001</text:p>
              </table:table-cell>
              <table:table-cell office:value-type="float" office:value="0.108225108225107">
                <text:p>0.1082251082251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0000000000001">
                <text:p>-3.10000000000001</text:p>
              </table:table-cell>
              <table:table-cell office:value-type="float" office:value="0.116144018583042">
                <text:p>0.1161440185830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00000000000001">
                <text:p>-3.00000000000001</text:p>
              </table:table-cell>
              <table:table-cell office:value-type="float" office:value="0.124999999999999">
                <text:p>0.12499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0000000000001">
                <text:p>-2.90000000000001</text:p>
              </table:table-cell>
              <table:table-cell office:value-type="float" office:value="0.134952766531713">
                <text:p>0.1349527665317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0000000000001">
                <text:p>-2.80000000000001</text:p>
              </table:table-cell>
              <table:table-cell office:value-type="float" office:value="0.146198830409356">
                <text:p>0.146198830409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0000000000001">
                <text:p>-2.70000000000001</text:p>
              </table:table-cell>
              <table:table-cell office:value-type="float" office:value="0.158982511923687">
                <text:p>0.1589825119236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0000000000001">
                <text:p>-2.60000000000001</text:p>
              </table:table-cell>
              <table:table-cell office:value-type="float" office:value="0.17361111111111">
                <text:p>0.1736111111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0000000000001">
                <text:p>-2.50000000000001</text:p>
              </table:table-cell>
              <table:table-cell office:value-type="float" office:value="0.190476190476189">
                <text:p>0.1904761904761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0000000000001">
                <text:p>-2.40000000000001</text:p>
              </table:table-cell>
              <table:table-cell office:value-type="float" office:value="0.210084033613443">
                <text:p>0.210084033613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0000000000001">
                <text:p>-2.30000000000001</text:p>
              </table:table-cell>
              <table:table-cell office:value-type="float" office:value="0.233100233100231">
                <text:p>0.2331002331002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0000000000001">
                <text:p>-2.20000000000001</text:p>
              </table:table-cell>
              <table:table-cell office:value-type="float" office:value="0.260416666666664">
                <text:p>0.260416666666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0000000000001">
                <text:p>-2.10000000000001</text:p>
              </table:table-cell>
              <table:table-cell office:value-type="float" office:value="0.293255131964806">
                <text:p>0.2932551319648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.00000000000001">
                <text:p>-2.00000000000001</text:p>
              </table:table-cell>
              <table:table-cell office:value-type="float" office:value="0.333333333333329">
                <text:p>0.3333333333333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0000000000001">
                <text:p>-1.90000000000001</text:p>
              </table:table-cell>
              <table:table-cell office:value-type="float" office:value="0.383141762452102">
                <text:p>0.3831417624521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0000000000001">
                <text:p>-1.80000000000001</text:p>
              </table:table-cell>
              <table:table-cell office:value-type="float" office:value="0.446428571428564">
                <text:p>0.4464285714285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0000000000001">
                <text:p>-1.70000000000001</text:p>
              </table:table-cell>
              <table:table-cell office:value-type="float" office:value="0.52910052910052">
                <text:p>0.529100529100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0000000000001">
                <text:p>-1.60000000000001</text:p>
              </table:table-cell>
              <table:table-cell office:value-type="float" office:value="0.641025641025628">
                <text:p>0.6410256410256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0000000000001">
                <text:p>-1.50000000000001</text:p>
              </table:table-cell>
              <table:table-cell office:value-type="float" office:value="0.799999999999981">
                <text:p>0.7999999999999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0000000000001">
                <text:p>-1.40000000000001</text:p>
              </table:table-cell>
              <table:table-cell office:value-type="float" office:value="1.04166666666664">
                <text:p>1.041666666666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0000000000001">
                <text:p>-1.30000000000001</text:p>
              </table:table-cell>
              <table:table-cell office:value-type="float" office:value="1.44927536231879">
                <text:p>1.44927536231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0000000000001">
                <text:p>-1.20000000000001</text:p>
              </table:table-cell>
              <table:table-cell office:value-type="float" office:value="2.27272727272715">
                <text:p>2.272727272727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0000000000001">
                <text:p>-1.10000000000001</text:p>
              </table:table-cell>
              <table:table-cell office:value-type="float" office:value="4.76190476190426">
                <text:p>4.761904761904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00000000000001">
                <text:p>-1.0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0000000000001">
                <text:p>-0.90000000000001</text:p>
              </table:table-cell>
              <table:table-cell office:value-type="float" office:value="-5.26315789473734">
                <text:p>-5.263157894737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0000000000001">
                <text:p>-0.80000000000001</text:p>
              </table:table-cell>
              <table:table-cell office:value-type="float" office:value="-2.7777777777779">
                <text:p>-2.77777777777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0000000000001">
                <text:p>-0.70000000000001</text:p>
              </table:table-cell>
              <table:table-cell office:value-type="float" office:value="-1.96078431372554">
                <text:p>-1.960784313725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0000000000001">
                <text:p>-0.60000000000001</text:p>
              </table:table-cell>
              <table:table-cell office:value-type="float" office:value="-1.56250000000003">
                <text:p>-1.56250000000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00000000000009">
                <text:p>-0.500000000000009</text:p>
              </table:table-cell>
              <table:table-cell office:value-type="float" office:value="-1.33333333333335">
                <text:p>-1.333333333333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00000000000009">
                <text:p>-0.400000000000009</text:p>
              </table:table-cell>
              <table:table-cell office:value-type="float" office:value="-1.1904761904762">
                <text:p>-1.19047619047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00000000000009">
                <text:p>-0.300000000000009</text:p>
              </table:table-cell>
              <table:table-cell office:value-type="float" office:value="-1.09890109890111">
                <text:p>-1.098901098901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00000000000009">
                <text:p>-0.200000000000009</text:p>
              </table:table-cell>
              <table:table-cell office:value-type="float" office:value="-1.04166666666667">
                <text:p>-1.041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0000000000001">
                <text:p>-0.10000000000001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999999999999899">
                <text:p>0.0999999999999899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9999999999999">
                <text:p>0.19999999999999</text:p>
              </table:table-cell>
              <table:table-cell office:value-type="float" office:value="-1.04166666666666">
                <text:p>-1.041666666666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9999999999999">
                <text:p>0.29999999999999</text:p>
              </table:table-cell>
              <table:table-cell office:value-type="float" office:value="-1.09890109890109">
                <text:p>-1.098901098901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9999999999999">
                <text:p>0.39999999999999</text:p>
              </table:table-cell>
              <table:table-cell office:value-type="float" office:value="-1.19047619047618">
                <text:p>-1.190476190476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9999999999999">
                <text:p>0.49999999999999</text:p>
              </table:table-cell>
              <table:table-cell office:value-type="float" office:value="-1.33333333333332">
                <text:p>-1.333333333333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9999999999999">
                <text:p>0.59999999999999</text:p>
              </table:table-cell>
              <table:table-cell office:value-type="float" office:value="-1.56249999999997">
                <text:p>-1.562499999999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9999999999999">
                <text:p>0.69999999999999</text:p>
              </table:table-cell>
              <table:table-cell office:value-type="float" office:value="-1.96078431372544">
                <text:p>-1.960784313725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9999999999999">
                <text:p>0.79999999999999</text:p>
              </table:table-cell>
              <table:table-cell office:value-type="float" office:value="-2.77777777777766">
                <text:p>-2.777777777777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9999999999999">
                <text:p>0.89999999999999</text:p>
              </table:table-cell>
              <table:table-cell office:value-type="float" office:value="-5.26315789473635">
                <text:p>-5.263157894736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999999999999">
                <text:p>0.9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9999999999999">
                <text:p>1.09999999999999</text:p>
              </table:table-cell>
              <table:table-cell office:value-type="float" office:value="4.76190476190526">
                <text:p>4.761904761905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9999999999999">
                <text:p>1.19999999999999</text:p>
              </table:table-cell>
              <table:table-cell office:value-type="float" office:value="2.2727272727274">
                <text:p>2.27272727272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9999999999999">
                <text:p>1.29999999999999</text:p>
              </table:table-cell>
              <table:table-cell office:value-type="float" office:value="1.44927536231889">
                <text:p>1.449275362318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9999999999999">
                <text:p>1.39999999999999</text:p>
              </table:table-cell>
              <table:table-cell office:value-type="float" office:value="1.0416666666667">
                <text:p>1.041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9999999999999">
                <text:p>1.49999999999999</text:p>
              </table:table-cell>
              <table:table-cell office:value-type="float" office:value="0.800000000000019">
                <text:p>0.8000000000000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9999999999999">
                <text:p>1.59999999999999</text:p>
              </table:table-cell>
              <table:table-cell office:value-type="float" office:value="0.641025641025654">
                <text:p>0.6410256410256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9999999999999">
                <text:p>1.69999999999999</text:p>
              </table:table-cell>
              <table:table-cell office:value-type="float" office:value="0.529100529100539">
                <text:p>0.5291005291005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9999999999999">
                <text:p>1.79999999999999</text:p>
              </table:table-cell>
              <table:table-cell office:value-type="float" office:value="0.446428571428579">
                <text:p>0.4464285714285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89999999999999">
                <text:p>1.89999999999999</text:p>
              </table:table-cell>
              <table:table-cell office:value-type="float" office:value="0.383141762452113">
                <text:p>0.3831417624521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99999999999999">
                <text:p>1.99999999999999</text:p>
              </table:table-cell>
              <table:table-cell office:value-type="float" office:value="0.333333333333338">
                <text:p>0.3333333333333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9999999999999">
                <text:p>2.09999999999999</text:p>
              </table:table-cell>
              <table:table-cell office:value-type="float" office:value="0.293255131964813">
                <text:p>0.2932551319648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19999999999999">
                <text:p>2.19999999999999</text:p>
              </table:table-cell>
              <table:table-cell office:value-type="float" office:value="0.26041666666667">
                <text:p>0.26041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9999999999999">
                <text:p>2.29999999999999</text:p>
              </table:table-cell>
              <table:table-cell office:value-type="float" office:value="0.233100233100236">
                <text:p>0.2331002331002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9999999999999">
                <text:p>2.39999999999999</text:p>
              </table:table-cell>
              <table:table-cell office:value-type="float" office:value="0.210084033613447">
                <text:p>0.2100840336134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49999999999999">
                <text:p>2.49999999999999</text:p>
              </table:table-cell>
              <table:table-cell office:value-type="float" office:value="0.190476190476192">
                <text:p>0.1904761904761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9999999999999">
                <text:p>2.59999999999999</text:p>
              </table:table-cell>
              <table:table-cell office:value-type="float" office:value="0.173611111111113">
                <text:p>0.1736111111111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69999999999999">
                <text:p>2.69999999999999</text:p>
              </table:table-cell>
              <table:table-cell office:value-type="float" office:value="0.15898251192369">
                <text:p>0.158982511923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79999999999999">
                <text:p>2.79999999999999</text:p>
              </table:table-cell>
              <table:table-cell office:value-type="float" office:value="0.146198830409358">
                <text:p>0.1461988304093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89999999999999">
                <text:p>2.89999999999999</text:p>
              </table:table-cell>
              <table:table-cell office:value-type="float" office:value="0.134952766531715">
                <text:p>0.134952766531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99999999999999">
                <text:p>2.99999999999999</text:p>
              </table:table-cell>
              <table:table-cell office:value-type="float" office:value="0.125000000000001">
                <text:p>0.12500000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09999999999999">
                <text:p>3.09999999999999</text:p>
              </table:table-cell>
              <table:table-cell office:value-type="float" office:value="0.116144018583044">
                <text:p>0.1161440185830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19999999999999">
                <text:p>3.19999999999999</text:p>
              </table:table-cell>
              <table:table-cell office:value-type="float" office:value="0.108225108225109">
                <text:p>0.1082251082251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29999999999999">
                <text:p>3.29999999999999</text:p>
              </table:table-cell>
              <table:table-cell office:value-type="float" office:value="0.101112234580385">
                <text:p>0.1011122345803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9999999999999">
                <text:p>3.39999999999999</text:p>
              </table:table-cell>
              <table:table-cell office:value-type="float" office:value="0.0946969696969703">
                <text:p>0.09469696969697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9999999999999">
                <text:p>3.49999999999999</text:p>
              </table:table-cell>
              <table:table-cell office:value-type="float" office:value="0.0888888888888894">
                <text:p>0.08888888888888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59999999999999">
                <text:p>3.59999999999999</text:p>
              </table:table-cell>
              <table:table-cell office:value-type="float" office:value="0.0836120401337798">
                <text:p>0.08361204013377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0.0788022064617814">
                <text:p>0.07880220646178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0.0744047619047623">
                <text:p>0.07440476190476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.070372976776918">
                <text:p>0.0703729767769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066666666666667">
                <text:p>0.0666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.063251106894371">
                <text:p>0.0632511068943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0.0600961538461541">
                <text:p>0.06009615384615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0.0571755288736424">
                <text:p>0.05717552887364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0.0519480519480522">
                <text:p>0.05194805194805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0.0496031746031748">
                <text:p>0.04960317460317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0.0416666666666668">
                <text:p>0.04166666666666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0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8.997cm" xlink:href=".." xlink:type="simple" chart:class="chart:scatter" chart:style-name="ch1">
        <chart:legend chart:legend-position="end" svg:x="15.054cm" svg:y="4.196cm" style:legend-expansion="high" chart:style-name="ch2"/>
        <chart:plot-area chart:style-name="ch3" table:cell-range-address="'5. Pomiary'.A2:'5. Pomiary'.B32" chart:data-source-has-labels="row" svg:x="0.32cm" svg:y="0.179cm" svg:width="14.414cm" svg:height="8.639cm">
          <chartooo:coordinate-region svg:x="0.889cm" svg:y="0.381cm" svg:width="13.6cm" svg:height="8.23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5. Pomiary'.B2:'5. Pomiary'.B32" loext:label-string="b" chart:class="chart:scatter">
            <chart:domain table:cell-range-address="'5. Pomiary'.A2:'5. Pomiary'.A32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5. Pomiary'.A2:'5. Pomiary'.A32</svg:desc>
                </draw:g>
              </table:table-cell>
              <table:table-cell office:value-type="float" office:value="1.92407596103626">
                <text:p>1.92407596103626</text:p>
                <draw:g>
                  <svg:desc>'5. Pomiary'.B2:'5. Pomiary'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95221925969246">
                <text:p>1.95221925969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.28347800786909">
                <text:p>2.28347800786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2.63040483190159">
                <text:p>2.630404831901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.44787609620402">
                <text:p>3.44787609620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.70257666832636">
                <text:p>3.70257666832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4.07335103227285">
                <text:p>4.07335103227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.7564588807235">
                <text:p>3.7564588807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4.30576835584167">
                <text:p>4.30576835584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3.50570908290721">
                <text:p>3.505709082907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.74797128376499">
                <text:p>3.74797128376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4.20006720943046">
                <text:p>4.20006720943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4.21969823470302">
                <text:p>4.219698234703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3.99089437986102">
                <text:p>3.99089437986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3.8694447276792">
                <text:p>3.8694447276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3.90854538332002">
                <text:p>3.90854538332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3.14649051606558">
                <text:p>3.146490516065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2.97821189446152">
                <text:p>2.978211894461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2.95795439531715">
                <text:p>2.957954395317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2.29156095248961">
                <text:p>2.291560952489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.71967745788394">
                <text:p>1.719677457883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1.34314123168743">
                <text:p>1.343141231687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723510780611676">
                <text:p>0.7235107806116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848259112569072">
                <text:p>0.8482591125690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-0.0524148924599068">
                <text:p>-0.05241489245990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-0.709962428520101">
                <text:p>-0.7099624285201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-0.944883169419674">
                <text:p>-0.9448831694196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-1.96973486215718">
                <text:p>-1.969734862157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-2.27204639230627">
                <text:p>-2.272046392306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-3.53501884565387">
                <text:p>-3.535018845653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-4.03215207991004">
                <text:p>-4.032152079910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ed1c24"/>
    </style:style>
    <style:style style:name="ch9" style:family="chart">
      <style:chart-properties chart:solid-type="cuboid"/>
      <style:graphic-properties draw:fill-color="#fff200"/>
    </style:style>
    <style:style style:name="ch10" style:family="chart">
      <style:chart-properties chart:solid-type="cuboid"/>
      <style:graphic-properties draw:fill-color="#72bf44"/>
    </style:style>
    <style:style style:name="ch11" style:family="chart">
      <style:chart-properties chart:solid-type="cuboid"/>
      <style:graphic-properties draw:fill-color="#673604"/>
    </style:style>
    <style:style style:name="ch12" style:family="chart">
      <style:chart-properties chart:solid-type="cuboid"/>
      <style:graphic-properties draw:fill-color="#bce4e5"/>
    </style:style>
    <style:style style:name="ch13" style:family="chart">
      <style:chart-properties chart:solid-type="cuboid"/>
      <style:graphic-properties draw:fill-color="#2b511a"/>
    </style:style>
    <style:style style:name="ch14" style:family="chart">
      <style:chart-properties chart:solid-type="cuboid"/>
      <style:graphic-properties draw:fill-color="#a0960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3cm" svg:height="9.155cm" xlink:href=".." xlink:type="simple" chart:class="chart:bar" chart:style-name="ch1">
        <chart:title svg:x="6.822cm" svg:y="0.319cm" chart:style-name="ch2">
          <text:p>Częstość</text:p>
        </chart:title>
        <chart:plot-area chart:style-name="ch3" table:cell-range-address="'6. Nazwiska'.A2:'6. Nazwiska'.B9" chart:data-source-has-labels="column" svg:x="0.83cm" svg:y="1.468cm" svg:width="14.22cm" svg:height="6.947cm">
          <chartooo:coordinate-region svg:x="2.415cm" svg:y="1.67cm" svg:width="12.635cm" svg:height="4.653cm"/>
          <chart:axis chart:dimension="x" chart:name="primary-x" chart:style-name="ch4" chartooo:axis-type="auto">
            <chartooo:date-scale/>
            <chart:categories table:cell-range-address="'6. Nazwiska'.A2:'6. Nazwiska'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6. Nazwiska'.B2:'6. Nazwiska'.B9" chart:class="chart:bar">
            <chart:data-point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Janik</text:p>
                <draw:g>
                  <svg:desc>'6. Nazwiska'.A2:'6. Nazwiska'.A9</svg:desc>
                </draw:g>
              </table:table-cell>
              <table:table-cell office:value-type="float" office:value="24773">
                <text:p>24773</text:p>
                <draw:g>
                  <svg:desc>'6. Nazwiska'.B2:'6. Nazwiska'.B9</svg:desc>
                </draw:g>
              </table:table-cell>
            </table:table-row>
            <table:table-row>
              <table:table-cell office:value-type="string">
                <text:p>Musiał</text:p>
              </table:table-cell>
              <table:table-cell office:value-type="float" office:value="23130">
                <text:p>23130</text:p>
              </table:table-cell>
            </table:table-row>
            <table:table-row>
              <table:table-cell office:value-type="string">
                <text:p>Wawrzyniak</text:p>
              </table:table-cell>
              <table:table-cell office:value-type="float" office:value="21569">
                <text:p>21569</text:p>
              </table:table-cell>
            </table:table-row>
            <table:table-row>
              <table:table-cell office:value-type="string">
                <text:p>Nowak</text:p>
              </table:table-cell>
              <table:table-cell office:value-type="float" office:value="205536">
                <text:p>205536</text:p>
              </table:table-cell>
            </table:table-row>
            <table:table-row>
              <table:table-cell office:value-type="string">
                <text:p>Wiśniewski</text:p>
              </table:table-cell>
              <table:table-cell office:value-type="float" office:value="52422">
                <text:p>52422</text:p>
              </table:table-cell>
            </table:table-row>
            <table:table-row>
              <table:table-cell office:value-type="string">
                <text:p>Erat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Erad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ołodziejczyk</text:p>
              </table:table-cell>
              <table:table-cell office:value-type="float" office:value="23115">
                <text:p>231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maximum="7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display-label="true" chart:logarithmic="false" chart:minimum="0" chart:maximum="1.2" chart:interval-major="0.2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000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01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5cm" svg:height="9.632cm" xlink:href=".." xlink:type="simple" chart:class="chart:bar" chart:style-name="ch1">
        <chart:legend svg:x="10.068cm" svg:y="0.406cm" style:legend-expansion="custom" chartooo:width="3.125cm" chartooo:height="1.2cm" style:legend-expansion-aspect-ratio="2.60416666666667" chart:style-name="ch2"/>
        <chart:plot-area chart:style-name="ch3" table:cell-range-address="'7. Klasyfikacja'.A2:'7. Klasyfikacja'.C11" chart:data-source-has-labels="both" svg:x="0.312cm" svg:y="0.181cm" svg:width="15.378cm" svg:height="8.832cm">
          <chartooo:coordinate-region svg:x="0.754cm" svg:y="0.384cm" svg:width="13.795cm" svg:height="7.976cm"/>
          <chart:axis chart:dimension="x" chart:name="primary-x" chart:style-name="ch4" chartooo:axis-type="auto">
            <chartooo:date-scale/>
            <chart:categories table:cell-range-address="'7. Klasyfikacja'.A2:'7. Klasyfikacja'.A1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'7. Klasyfikacja'.B2:'7. Klasyfikacja'.B11" loext:label-string="średnia" chart:class="chart:bar">
            <chart:data-point chart:repeated="10"/>
          </chart:series>
          <chart:series chart:attached-axis="secondary-y" chart:style-name="ch9" chart:values-cell-range-address="'7. Klasyfikacja'.C2:'7. Klasyfikacja'.C11" loext:label-string="frekwencja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</text:p>
              </table:table-cell>
              <table:table-cell office:value-type="string">
                <text:p>frekwencja</text:p>
              </table:table-cell>
            </table:table-row>
          </table:table-header-rows>
          <table:table-rows>
            <table:table-row>
              <table:table-cell office:value-type="string">
                <text:p>1A</text:p>
                <draw:g>
                  <svg:desc>'7. Klasyfikacja'.A2:'7. Klasyfikacja'.A11</svg:desc>
                </draw:g>
              </table:table-cell>
              <table:table-cell office:value-type="float" office:value="2.36">
                <text:p>2.36</text:p>
                <draw:g>
                  <svg:desc>'7. Klasyfikacja'.B2:'7. Klasyfikacja'.B11</svg:desc>
                </draw:g>
              </table:table-cell>
              <table:table-cell office:value-type="float" office:value="0.972743219523391">
                <text:p>0.972743219523391</text:p>
                <draw:g>
                  <svg:desc>'7. Klasyfikacja'.C2:'7. Klasyfikacja'.C11</svg:desc>
                </draw:g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4.72">
                <text:p>4.72</text:p>
              </table:table-cell>
              <table:table-cell office:value-type="float" office:value="0.891216217029841">
                <text:p>0.891216217029841</text:p>
              </table:table-cell>
            </table:table-row>
            <table:table-row>
              <table:table-cell office:value-type="string">
                <text:p>1C</text:p>
              </table:table-cell>
              <table:table-cell office:value-type="float" office:value="5.18">
                <text:p>5.18</text:p>
              </table:table-cell>
              <table:table-cell office:value-type="float" office:value="0.97761860341284">
                <text:p>0.97761860341284</text:p>
              </table:table-cell>
            </table:table-row>
            <table:table-row>
              <table:table-cell office:value-type="string">
                <text:p>1D</text:p>
              </table:table-cell>
              <table:table-cell office:value-type="float" office:value="5.51">
                <text:p>5.51</text:p>
              </table:table-cell>
              <table:table-cell office:value-type="float" office:value="0.884919528093901">
                <text:p>0.884919528093901</text:p>
              </table:table-cell>
            </table:table-row>
            <table:table-row>
              <table:table-cell office:value-type="string">
                <text:p>1E</text:p>
              </table:table-cell>
              <table:table-cell office:value-type="float" office:value="3.16">
                <text:p>3.16</text:p>
              </table:table-cell>
              <table:table-cell office:value-type="float" office:value="0.889566870579185">
                <text:p>0.889566870579185</text:p>
              </table:table-cell>
            </table:table-row>
            <table:table-row>
              <table:table-cell office:value-type="string">
                <text:p>2A</text:p>
              </table:table-cell>
              <table:table-cell office:value-type="float" office:value="3.77">
                <text:p>3.77</text:p>
              </table:table-cell>
              <table:table-cell office:value-type="float" office:value="0.700466783186602">
                <text:p>0.700466783186602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1.44">
                <text:p>1.44</text:p>
              </table:table-cell>
              <table:table-cell office:value-type="float" office:value="0.807636084729792">
                <text:p>0.807636084729792</text:p>
              </table:table-cell>
            </table:table-row>
            <table:table-row>
              <table:table-cell office:value-type="string">
                <text:p>2C</text:p>
              </table:table-cell>
              <table:table-cell office:value-type="float" office:value="1.35">
                <text:p>1.35</text:p>
              </table:table-cell>
              <table:table-cell office:value-type="float" office:value="0.813987677183293">
                <text:p>0.813987677183293</text:p>
              </table:table-cell>
            </table:table-row>
            <table:table-row>
              <table:table-cell office:value-type="string">
                <text:p>2D</text:p>
              </table:table-cell>
              <table:table-cell office:value-type="float" office:value="3.01">
                <text:p>3.01</text:p>
              </table:table-cell>
              <table:table-cell office:value-type="float" office:value="0.84549254254071">
                <text:p>0.84549254254071</text:p>
              </table:table-cell>
            </table:table-row>
            <table:table-row>
              <table:table-cell office:value-type="string">
                <text:p>2E</text:p>
              </table:table-cell>
              <table:table-cell office:value-type="float" office:value="2.4">
                <text:p>2.4</text:p>
              </table:table-cell>
              <table:table-cell office:value-type="float" office:value="0.598129613770975">
                <text:p>0.5981296137709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000">
      <style:chart-properties chart:display-label="true" chart:logarithmic="false" chart:minimum="-360" chart:maximum="360" chart:interval-major="9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3cm" svg:height="8.997cm" xlink:href=".." xlink:type="simple" chart:class="chart:scatter" chart:style-name="ch1">
        <chart:legend chart:legend-position="end" svg:x="13.611cm" svg:y="3.692cm" style:legend-expansion="high" chart:style-name="ch2"/>
        <chart:plot-area chart:style-name="ch3" table:cell-range-address="'4. Matematyczne II'.A2:'4. Matematyczne II'.D146" chart:data-source-has-labels="row" svg:x="0.32cm" svg:y="0.179cm" svg:width="12.971cm" svg:height="8.639cm">
          <chartooo:coordinate-region svg:x="0.67cm" svg:y="0.381cm" svg:width="12.332cm" svg:height="8.23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4. Matematyczne II'.B2:'4. Matematyczne II'.B146" loext:label-string="sin.x." chart:class="chart:scatter">
            <chart:domain table:cell-range-address="'4. Matematyczne II'.A2:'4. Matematyczne II'.A146"/>
            <chart:data-point chart:repeated="145"/>
          </chart:series>
          <chart:series chart:style-name="ch8" chart:values-cell-range-address="'4. Matematyczne II'.C2:'4. Matematyczne II'.C146" loext:label-string="sin.3x." chart:class="chart:scatter">
            <chart:data-point chart:repeated="145"/>
          </chart:series>
          <chart:series chart:style-name="ch9" chart:values-cell-range-address="'4. Matematyczne II'.D2:'4. Matematyczne II'.D146" loext:label-string="3.sin." chart:class="chart:scatter">
            <chart:data-point chart:repeated="1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sin.x.</text:p>
              </table:table-cell>
              <table:table-cell office:value-type="string">
                <text:p>sin.3x.</text:p>
              </table:table-cell>
              <table:table-cell office:value-type="string">
                <text:p>3.sin.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60">
                <text:p>-360</text:p>
                <draw:g>
                  <svg:desc>'4. Matematyczne II'.A2:'4. Matematyczne II'.A146</svg:desc>
                </draw:g>
              </table:table-cell>
              <table:table-cell office:value-type="float" office:value="2.44929359829471E-016">
                <text:p>2.44929359829471E-016</text:p>
                <draw:g>
                  <svg:desc>'4. Matematyczne II'.B2:'4. Matematyczne II'.B146</svg:desc>
                </draw:g>
              </table:table-cell>
              <table:table-cell office:value-type="float" office:value="7.34788079488412E-016">
                <text:p>7.34788079488412E-016</text:p>
                <draw:g>
                  <svg:desc>'4. Matematyczne II'.C2:'4. Matematyczne II'.C146</svg:desc>
                </draw:g>
              </table:table-cell>
              <table:table-cell office:value-type="float" office:value="7.34788079488412E-016">
                <text:p>7.34788079488412E-016</text:p>
                <draw:g>
                  <svg:desc>'4. Matematyczne II'.D2:'4. Matematyczne II'.D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55">
                <text:p>-355</text:p>
              </table:table-cell>
              <table:table-cell office:value-type="float" office:value="0.0871557427476583">
                <text:p>0.0871557427476583</text:p>
              </table:table-cell>
              <table:table-cell office:value-type="float" office:value="0.258819045102523">
                <text:p>0.258819045102523</text:p>
              </table:table-cell>
              <table:table-cell office:value-type="float" office:value="0.261467228242975">
                <text:p>0.261467228242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50">
                <text:p>-350</text:p>
              </table:table-cell>
              <table:table-cell office:value-type="float" office:value="0.173648177666931">
                <text:p>0.173648177666931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4">
                <text:p>0.5209445330007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45">
                <text:p>-34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9">
                <text:p>0.707106781186549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40">
                <text:p>-34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35">
                <text:p>-335</text:p>
              </table:table-cell>
              <table:table-cell office:value-type="float" office:value="0.4226182617407">
                <text:p>0.4226182617407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30">
                <text:p>-33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25">
                <text:p>-325</text:p>
              </table:table-cell>
              <table:table-cell office:value-type="float" office:value="0.573576436351047">
                <text:p>0.573576436351047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20">
                <text:p>-320</text:p>
              </table:table-cell>
              <table:table-cell office:value-type="float" office:value="0.64278760968654">
                <text:p>0.64278760968654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15">
                <text:p>-31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5">
                <text:p>0.707106781186545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10">
                <text:p>-31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05">
                <text:p>-30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00">
                <text:p>-30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6.12323399573677E-016">
                <text:p>-6.12323399573677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95">
                <text:p>-29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90">
                <text:p>-290</text:p>
              </table:table-cell>
              <table:table-cell office:value-type="float" office:value="0.939692620785909">
                <text:p>0.939692620785909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85">
                <text:p>-28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">
                <text:p>2.89777747886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80">
                <text:p>-28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75">
                <text:p>-27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70">
                <text:p>-27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65">
                <text:p>-26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60">
                <text:p>-26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55">
                <text:p>-25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50">
                <text:p>-25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45">
                <text:p>-24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40">
                <text:p>-240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4.89858719658941E-016">
                <text:p>4.8985871965894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35">
                <text:p>-23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45745613286697">
                <text:p>2.457456132866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30">
                <text:p>-23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25">
                <text:p>-225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20">
                <text:p>-22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15">
                <text:p>-21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10">
                <text:p>-21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05">
                <text:p>-20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00">
                <text:p>-20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95">
                <text:p>-19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76457135307561">
                <text:p>0.7764571353075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90">
                <text:p>-19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85">
                <text:p>-185</text:p>
              </table:table-cell>
              <table:table-cell office:value-type="float" office:value="0.0871557427476579">
                <text:p>0.0871557427476579</text:p>
              </table:table-cell>
              <table:table-cell office:value-type="float" office:value="0.258819045102522">
                <text:p>0.258819045102522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0">
                <text:p>-180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3.67394039744206E-016">
                <text:p>-3.67394039744206E-016</text:p>
              </table:table-cell>
              <table:table-cell office:value-type="float" office:value="-3.67394039744206E-016">
                <text:p>-3.67394039744206E-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75">
                <text:p>-175</text:p>
              </table:table-cell>
              <table:table-cell office:value-type="float" office:value="-0.0871557427476586">
                <text:p>-0.0871557427476586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261467228242976">
                <text:p>-0.2614672282429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70">
                <text:p>-17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65">
                <text:p>-1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76457135307563">
                <text:p>-0.7764571353075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60">
                <text:p>-16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55">
                <text:p>-15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50">
                <text:p>-15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45">
                <text:p>-14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40">
                <text:p>-14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35">
                <text:p>-13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0">
                <text:p>-13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25">
                <text:p>-12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20">
                <text:p>-12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44929359829471E-016">
                <text:p>2.4492935982947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15">
                <text:p>-11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10">
                <text:p>-11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05">
                <text:p>-10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0">
                <text:p>-10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95">
                <text:p>-9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90">
                <text:p>-9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85">
                <text:p>-8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0">
                <text:p>-8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5">
                <text:p>-7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0">
                <text:p>-7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5">
                <text:p>-6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0">
                <text:p>-6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55">
                <text:p>-5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0">
                <text:p>-5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45">
                <text:p>-45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40">
                <text:p>-4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0">
                <text:p>-3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5">
                <text:p>-2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0">
                <text:p>-2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5">
                <text:p>-1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0">
                <text:p>-1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5">
                <text:p>-5</text:p>
              </table:table-cell>
              <table:table-cell office:value-type="float" office:value="-0.0871557427476582">
                <text:p>-0.087155742747658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">
                <text:p>5</text:p>
              </table:table-cell>
              <table:table-cell office:value-type="float" office:value="0.0871557427476582">
                <text:p>0.087155742747658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">
                <text:p>1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">
                <text:p>2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">
                <text:p>2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">
                <text:p>3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">
                <text:p>3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">
                <text:p>4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">
                <text:p>45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">
                <text:p>5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">
                <text:p>5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">
                <text:p>6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0">
                <text:p>7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">
                <text:p>7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0">
                <text:p>8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5">
                <text:p>9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5">
                <text:p>10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5">
                <text:p>11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0">
                <text:p>12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5">
                <text:p>12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0">
                <text:p>13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5">
                <text:p>13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0">
                <text:p>14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5">
                <text:p>14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0">
                <text:p>15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5">
                <text:p>15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0">
                <text:p>16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5">
                <text:p>1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76457135307563">
                <text:p>0.7764571353075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0">
                <text:p>17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5">
                <text:p>175</text:p>
              </table:table-cell>
              <table:table-cell office:value-type="float" office:value="0.0871557427476586">
                <text:p>0.0871557427476586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61467228242976">
                <text:p>0.2614672282429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0">
                <text:p>180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5">
                <text:p>185</text:p>
              </table:table-cell>
              <table:table-cell office:value-type="float" office:value="-0.0871557427476579">
                <text:p>-0.0871557427476579</text:p>
              </table:table-cell>
              <table:table-cell office:value-type="float" office:value="-0.258819045102522">
                <text:p>-0.258819045102522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0">
                <text:p>19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00000000000001">
                <text:p>-0.500000000000001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76457135307561">
                <text:p>-0.7764571353075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0">
                <text:p>20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5">
                <text:p>20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0">
                <text:p>21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5">
                <text:p>21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0">
                <text:p>22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5">
                <text:p>225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0">
                <text:p>23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5">
                <text:p>23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2.45745613286697">
                <text:p>-2.457456132866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0">
                <text:p>240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4.89858719658941E-016">
                <text:p>-4.8985871965894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5">
                <text:p>24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0">
                <text:p>25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5">
                <text:p>25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0">
                <text:p>26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5">
                <text:p>26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0">
                <text:p>27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5">
                <text:p>27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0">
                <text:p>28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5">
                <text:p>28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">
                <text:p>-2.89777747886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0">
                <text:p>290</text:p>
              </table:table-cell>
              <table:table-cell office:value-type="float" office:value="-0.939692620785909">
                <text:p>-0.939692620785909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5">
                <text:p>29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0">
                <text:p>30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6.12323399573677E-016">
                <text:p>6.12323399573677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5">
                <text:p>30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10">
                <text:p>31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5">
                <text:p>31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5">
                <text:p>-0.707106781186545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20">
                <text:p>320</text:p>
              </table:table-cell>
              <table:table-cell office:value-type="float" office:value="-0.64278760968654">
                <text:p>-0.64278760968654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25">
                <text:p>325</text:p>
              </table:table-cell>
              <table:table-cell office:value-type="float" office:value="-0.573576436351047">
                <text:p>-0.573576436351047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0">
                <text:p>33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5">
                <text:p>335</text:p>
              </table:table-cell>
              <table:table-cell office:value-type="float" office:value="-0.4226182617407">
                <text:p>-0.4226182617407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0">
                <text:p>34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5">
                <text:p>34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9">
                <text:p>-0.707106781186549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0">
                <text:p>350</text:p>
              </table:table-cell>
              <table:table-cell office:value-type="float" office:value="-0.173648177666931">
                <text:p>-0.173648177666931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4">
                <text:p>-0.5209445330007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5">
                <text:p>355</text:p>
              </table:table-cell>
              <table:table-cell office:value-type="float" office:value="-0.0871557427476583">
                <text:p>-0.0871557427476583</text:p>
              </table:table-cell>
              <table:table-cell office:value-type="float" office:value="-0.258819045102523">
                <text:p>-0.258819045102523</text:p>
              </table:table-cell>
              <table:table-cell office:value-type="float" office:value="-0.261467228242975">
                <text:p>-0.2614672282429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0">
                <text:p>360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-7.34788079488412E-016">
                <text:p>-7.34788079488412E-016</text:p>
              </table:table-cell>
              <table:table-cell office:value-type="float" office:value="-7.34788079488412E-016">
                <text:p>-7.34788079488412E-01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